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680059" style:font-name="Andale Mono" fo:font-style="italic" officeooo:rsid="00457981" officeooo:paragraph-rsid="00aa8126" style:font-style-asian="italic" style:font-style-complex="italic"/>
    </style:style>
    <style:style style:name="P2" style:family="paragraph" style:parent-style-name="Standard">
      <style:text-properties fo:color="#680059" style:font-name="Andale Mono" fo:font-size="12pt" fo:font-style="normal" officeooo:rsid="00d6eb89" officeooo:paragraph-rsid="015a30cb" style:font-size-asian="12pt" style:font-style-asian="normal" style:font-size-complex="12pt" style:font-style-complex="normal"/>
    </style:style>
    <style:style style:name="P3" style:family="paragraph" style:parent-style-name="Standard">
      <style:text-properties fo:color="#680059" style:font-name="Andale Mono" fo:font-size="12pt" style:text-underline-style="solid" style:text-underline-width="auto" style:text-underline-color="font-color" fo:font-weight="bold" officeooo:rsid="010e3b0e" officeooo:paragraph-rsid="010a8453" style:font-size-asian="12pt" style:font-weight-asian="bold" style:font-size-complex="12pt" style:font-weight-complex="bold"/>
    </style:style>
    <style:style style:name="P4" style:family="paragraph" style:parent-style-name="Standard">
      <style:text-properties fo:color="#680059" style:font-name="Andale Mono" fo:font-size="12pt" officeooo:rsid="01108301" officeooo:paragraph-rsid="013a16b0" style:font-size-asian="12pt" style:font-size-complex="12pt"/>
    </style:style>
    <style:style style:name="P5" style:family="paragraph" style:parent-style-name="Standard">
      <style:text-properties fo:color="#0066b3" style:font-name="Andale Mono" fo:font-size="12pt" officeooo:rsid="0028dc03" officeooo:paragraph-rsid="0028dc03" style:font-size-asian="12pt" style:font-size-complex="12pt"/>
    </style:style>
    <style:style style:name="P6" style:family="paragraph" style:parent-style-name="Standard">
      <style:text-properties fo:color="#0066b3" style:font-name="Andale Mono" fo:font-size="12pt" officeooo:rsid="001f4463" officeooo:paragraph-rsid="001f4463" style:font-size-asian="12pt" style:font-size-complex="12pt"/>
    </style:style>
    <style:style style:name="P7" style:family="paragraph" style:parent-style-name="Standard">
      <style:text-properties fo:color="#0066b3" style:font-name="Andale Mono" fo:font-size="12pt" officeooo:rsid="002224ce" officeooo:paragraph-rsid="002224ce" style:font-size-asian="12pt" style:font-size-complex="12pt"/>
    </style:style>
    <style:style style:name="P8" style:family="paragraph" style:parent-style-name="Standard">
      <style:text-properties fo:color="#0066b3" style:font-name="Andale Mono" fo:font-size="12pt" officeooo:rsid="002138c4" officeooo:paragraph-rsid="002138c4" style:font-size-asian="12pt" style:font-size-complex="12pt"/>
    </style:style>
    <style:style style:name="P9" style:family="paragraph" style:parent-style-name="Standard">
      <style:text-properties fo:color="#0066b3" style:font-name="Andale Mono" fo:font-size="12pt" officeooo:rsid="002138c4" officeooo:paragraph-rsid="002224ce" style:font-size-asian="12pt" style:font-size-complex="12pt"/>
    </style:style>
    <style:style style:name="P10" style:family="paragraph" style:parent-style-name="Standard">
      <style:text-properties fo:color="#0066b3" style:font-name="Andale Mono" fo:font-size="12pt" officeooo:rsid="0026ae42" officeooo:paragraph-rsid="0026ae42" style:font-size-asian="12pt" style:font-size-complex="12pt"/>
    </style:style>
    <style:style style:name="P11" style:family="paragraph" style:parent-style-name="Standard">
      <style:text-properties fo:color="#0066b3" style:font-name="Andale Mono" fo:font-size="12pt" fo:font-weight="normal" officeooo:rsid="002224ce" officeooo:paragraph-rsid="00346a95" style:font-size-asian="12pt" style:font-weight-asian="normal" style:font-size-complex="12pt" style:font-weight-complex="normal"/>
    </style:style>
    <style:style style:name="P12" style:family="paragraph" style:parent-style-name="Standard">
      <style:text-properties fo:color="#0066b3" style:font-name="Andale Mono" fo:font-size="12pt" fo:font-weight="normal" officeooo:rsid="002138c4" officeooo:paragraph-rsid="00346a95" style:font-size-asian="12pt" style:font-weight-asian="normal" style:font-size-complex="12pt" style:font-weight-complex="normal"/>
    </style:style>
    <style:style style:name="P13" style:family="paragraph" style:parent-style-name="Standard">
      <style:text-properties fo:color="#0066b3" style:font-name="Andale Mono" fo:font-weight="normal" officeooo:rsid="0044341f" officeooo:paragraph-rsid="00b83782" style:font-weight-asian="normal" style:font-weight-complex="normal"/>
    </style:style>
    <style:style style:name="P14" style:family="paragraph" style:parent-style-name="Standard">
      <style:text-properties fo:color="#0066b3" style:font-name="Andale Mono" fo:font-weight="normal" officeooo:rsid="0044341f" officeooo:paragraph-rsid="0046a686" style:font-weight-asian="normal" style:font-weight-complex="normal"/>
    </style:style>
    <style:style style:name="P15" style:family="paragraph" style:parent-style-name="Standard">
      <style:text-properties fo:color="#0066b3" style:font-name="Andale Mono" fo:font-weight="normal" officeooo:rsid="008f2dea" officeooo:paragraph-rsid="008b6329" style:font-weight-asian="normal" style:font-weight-complex="normal"/>
    </style:style>
    <style:style style:name="P16" style:family="paragraph" style:parent-style-name="Standard">
      <style:text-properties fo:color="#0066b3" style:font-name="Andale Mono" fo:font-size="8pt" fo:font-style="normal" fo:font-weight="normal" officeooo:rsid="0064c828" officeooo:paragraph-rsid="00b806b7" style:font-size-asian="8pt" style:font-style-asian="normal" style:font-weight-asian="normal" style:font-size-complex="8pt" style:font-style-complex="normal" style:font-weight-complex="normal"/>
    </style:style>
    <style:style style:name="P17" style:family="paragraph" style:parent-style-name="Standard">
      <style:text-properties fo:color="#000000" style:font-name="Andale Mono" fo:font-size="12pt" fo:font-weight="normal" officeooo:rsid="002224ce" officeooo:paragraph-rsid="00359054" style:font-size-asian="12pt" style:font-weight-asian="normal" style:font-size-complex="12pt" style:font-weight-complex="normal"/>
    </style:style>
    <style:style style:name="P18" style:family="paragraph" style:parent-style-name="Standard">
      <style:text-properties fo:color="#000000" style:font-name="Andale Mono" fo:font-size="12pt" fo:font-weight="normal" officeooo:rsid="00dbfb4b" officeooo:paragraph-rsid="010a8453" fo:background-color="transparent" style:font-size-asian="12pt" style:font-weight-asian="normal" style:font-size-complex="12pt" style:font-weight-complex="normal"/>
    </style:style>
    <style:style style:name="P19" style:family="paragraph" style:parent-style-name="Standard">
      <style:text-properties fo:color="#000000" style:font-name="Andale Mono" fo:font-size="12pt" fo:font-weight="normal" officeooo:rsid="00dbfb4b" officeooo:paragraph-rsid="0156e194" fo:background-color="transparent" style:font-size-asian="12pt" style:font-weight-asian="normal" style:font-size-complex="12pt" style:font-weight-complex="normal"/>
    </style:style>
    <style:style style:name="P20" style:family="paragraph" style:parent-style-name="Standard">
      <style:text-properties fo:color="#000000" style:font-name="Andale Mono" fo:font-size="12pt" fo:font-weight="normal" officeooo:rsid="00d8f5a6" officeooo:paragraph-rsid="0156e194" fo:background-color="transparent" style:font-size-asian="12pt" style:font-weight-asian="normal" style:font-size-complex="12pt" style:font-weight-complex="normal"/>
    </style:style>
    <style:style style:name="P21" style:family="paragraph" style:parent-style-name="Standard">
      <style:text-properties fo:color="#000000" style:font-name="Andale Mono" fo:font-size="12pt" fo:font-weight="normal" officeooo:rsid="00d8f5a6" officeooo:paragraph-rsid="00e9d993" fo:background-color="transparent" style:font-size-asian="12pt" style:font-weight-asian="normal" style:font-size-complex="12pt" style:font-weight-complex="normal"/>
    </style:style>
    <style:style style:name="P22" style:family="paragraph" style:parent-style-name="Standard">
      <style:text-properties fo:color="#000000" style:font-name="Andale Mono" fo:font-size="12pt" fo:font-weight="normal" officeooo:rsid="00e9d993" officeooo:paragraph-rsid="00e9d993" fo:background-color="transparent" style:font-size-asian="12pt" style:font-weight-asian="normal" style:font-size-complex="12pt" style:font-weight-complex="normal"/>
    </style:style>
    <style:style style:name="P23" style:family="paragraph" style:parent-style-name="Standard">
      <style:text-properties fo:color="#000000" style:font-name="Andale Mono" fo:font-size="12pt" officeooo:rsid="002138c4" officeooo:paragraph-rsid="002138c4" style:font-size-asian="12pt" style:font-size-complex="12pt"/>
    </style:style>
    <style:style style:name="P24" style:family="paragraph" style:parent-style-name="Standard">
      <style:text-properties fo:color="#000000" style:font-name="Andale Mono" fo:font-size="12pt" officeooo:rsid="002138c4" officeooo:paragraph-rsid="0021d5c9" style:font-size-asian="12pt" style:font-size-complex="12pt"/>
    </style:style>
    <style:style style:name="P25" style:family="paragraph" style:parent-style-name="Standard">
      <style:text-properties fo:color="#000000" style:font-name="Andale Mono" fo:font-size="12pt" officeooo:rsid="0021d5c9" officeooo:paragraph-rsid="0021d5c9" style:font-size-asian="12pt" style:font-size-complex="12pt"/>
    </style:style>
    <style:style style:name="P26" style:family="paragraph" style:parent-style-name="Standard">
      <style:text-properties fo:color="#000000" style:font-name="Andale Mono" fo:font-size="12pt" officeooo:rsid="00d6eb89" officeooo:paragraph-rsid="00d6eb89" style:font-size-asian="12pt" style:font-size-complex="12pt"/>
    </style:style>
    <style:style style:name="P27" style:family="paragraph" style:parent-style-name="Standard">
      <style:text-properties fo:color="#000000" style:font-name="Andale Mono" fo:font-size="12pt" officeooo:rsid="00eac92f" officeooo:paragraph-rsid="00f040cc" style:font-size-asian="12pt" style:font-size-complex="12pt"/>
    </style:style>
    <style:style style:name="P28" style:family="paragraph" style:parent-style-name="Standard">
      <style:text-properties fo:color="#000000" style:font-name="Andale Mono" fo:font-size="12pt" officeooo:rsid="00dd8bde" officeooo:paragraph-rsid="00dd8bde" style:font-size-asian="12pt" style:font-size-complex="12pt"/>
    </style:style>
    <style:style style:name="P29" style:family="paragraph" style:parent-style-name="Standard">
      <style:text-properties fo:color="#000000" style:font-name="Andale Mono" fo:font-size="12pt" officeooo:rsid="00dd8bde" officeooo:paragraph-rsid="010a8453" style:font-size-asian="12pt" style:font-size-complex="12pt"/>
    </style:style>
    <style:style style:name="P30" style:family="paragraph" style:parent-style-name="Standard">
      <style:text-properties fo:color="#000000" style:font-name="Andale Mono" fo:font-size="12pt" officeooo:rsid="00dd8bde" officeooo:paragraph-rsid="0156e194" style:font-size-asian="12pt" style:font-size-complex="12pt"/>
    </style:style>
    <style:style style:name="P31" style:family="paragraph" style:parent-style-name="Standard">
      <style:text-properties fo:color="#000000" style:font-name="Andale Mono" fo:font-size="12pt" officeooo:rsid="00d8f5a6" officeooo:paragraph-rsid="010a8453" style:font-size-asian="12pt" style:font-size-complex="12pt"/>
    </style:style>
    <style:style style:name="P32" style:family="paragraph" style:parent-style-name="Standard">
      <style:text-properties fo:color="#000000" style:font-name="Andale Mono" fo:font-size="12pt" officeooo:rsid="00d8f5a6" officeooo:paragraph-rsid="0156e194" style:font-size-asian="12pt" style:font-size-complex="12pt"/>
    </style:style>
    <style:style style:name="P33" style:family="paragraph" style:parent-style-name="Standard">
      <style:text-properties fo:color="#000000" style:font-name="Andale Mono" fo:font-size="12pt" officeooo:rsid="010e3b0e" officeooo:paragraph-rsid="010e3b0e" style:font-size-asian="12pt" style:font-size-complex="12pt"/>
    </style:style>
    <style:style style:name="P34" style:family="paragraph" style:parent-style-name="Standard">
      <style:text-properties fo:color="#000000" style:font-name="Andale Mono" fo:font-size="12pt" officeooo:rsid="00d85ac4" officeooo:paragraph-rsid="010e3b0e" style:font-size-asian="12pt" style:font-size-complex="12pt"/>
    </style:style>
    <style:style style:name="P35" style:family="paragraph" style:parent-style-name="Standard">
      <style:text-properties fo:color="#000000" style:font-name="Andale Mono" fo:font-size="12pt" officeooo:rsid="00d85ac4" officeooo:paragraph-rsid="00e86a5c" style:font-size-asian="12pt" style:font-size-complex="12pt"/>
    </style:style>
    <style:style style:name="P36" style:family="paragraph" style:parent-style-name="Standard">
      <style:text-properties fo:color="#000000" style:font-name="Andale Mono" fo:font-size="12pt" officeooo:rsid="00d85ac4" officeooo:paragraph-rsid="00d85ac4" style:font-size-asian="12pt" style:font-size-complex="12pt"/>
    </style:style>
    <style:style style:name="P37" style:family="paragraph" style:parent-style-name="Standard">
      <style:text-properties fo:color="#000000" style:font-name="Andale Mono" fo:font-size="12pt" officeooo:rsid="010ed607" officeooo:paragraph-rsid="010ed607" style:font-size-asian="12pt" style:font-size-complex="12pt"/>
    </style:style>
    <style:style style:name="P38" style:family="paragraph" style:parent-style-name="Standard">
      <style:text-properties fo:color="#000000" style:font-name="Andale Mono" fo:font-size="12pt" officeooo:rsid="004f724d" officeooo:paragraph-rsid="0156e194" style:font-size-asian="12pt" style:font-size-complex="12pt"/>
    </style:style>
    <style:style style:name="P39" style:family="paragraph" style:parent-style-name="Standard">
      <style:text-properties fo:color="#000000" style:font-name="Andale Mono" fo:font-size="12pt" officeooo:rsid="004f724d" officeooo:paragraph-rsid="00d85ac4" style:font-size-asian="12pt" style:font-size-complex="12pt"/>
    </style:style>
    <style:style style:name="P40" style:family="paragraph" style:parent-style-name="Standard">
      <style:text-properties fo:color="#000000" style:font-name="Andale Mono" fo:font-size="12pt" officeooo:rsid="0118a23b" officeooo:paragraph-rsid="0118a23b" fo:background-color="transparent" style:font-size-asian="12pt" style:font-size-complex="12pt"/>
    </style:style>
    <style:style style:name="P41" style:family="paragraph" style:parent-style-name="Standard">
      <style:text-properties fo:color="#000000" style:font-name="Andale Mono" fo:font-size="12pt" officeooo:rsid="011eda8d" officeooo:paragraph-rsid="013be221" fo:background-color="transparent" style:font-size-asian="12pt" style:font-size-complex="12pt"/>
    </style:style>
    <style:style style:name="P42" style:family="paragraph" style:parent-style-name="Standard">
      <style:text-properties fo:color="#000000" style:font-name="Andale Mono" fo:font-size="12pt" officeooo:rsid="011eda8d" officeooo:paragraph-rsid="013e32eb" fo:background-color="transparent" style:font-size-asian="12pt" style:font-size-complex="12pt"/>
    </style:style>
    <style:style style:name="P43" style:family="paragraph" style:parent-style-name="Standard">
      <style:text-properties fo:color="#000000" style:font-name="Andale Mono" fo:font-size="12pt" officeooo:rsid="011eda8d" officeooo:paragraph-rsid="013ea7bc" fo:background-color="transparent" style:font-size-asian="12pt" style:font-size-complex="12pt"/>
    </style:style>
    <style:style style:name="P44" style:family="paragraph" style:parent-style-name="Standard">
      <style:text-properties fo:color="#000000" style:font-name="Andale Mono" fo:font-size="12pt" officeooo:rsid="011eda8d" officeooo:paragraph-rsid="014f6cb6" fo:background-color="transparent" style:font-size-asian="12pt" style:font-size-complex="12pt"/>
    </style:style>
    <style:style style:name="P45" style:family="paragraph" style:parent-style-name="Standard">
      <style:text-properties fo:color="#000000" style:font-name="Andale Mono" fo:font-size="12pt" officeooo:rsid="011eda8d" officeooo:paragraph-rsid="0156c2f5" fo:background-color="transparent" style:font-size-asian="12pt" style:font-size-complex="12pt"/>
    </style:style>
    <style:style style:name="P46" style:family="paragraph" style:parent-style-name="Standard">
      <style:text-properties fo:color="#000000" style:font-name="Andale Mono" fo:font-size="12pt" officeooo:rsid="011eda8d" officeooo:paragraph-rsid="015d67cb" fo:background-color="transparent" style:font-size-asian="12pt" style:font-size-complex="12pt"/>
    </style:style>
    <style:style style:name="P47" style:family="paragraph" style:parent-style-name="Standard">
      <style:text-properties fo:color="#000000" style:font-name="Andale Mono" fo:font-size="12pt" officeooo:rsid="011eda8d" officeooo:paragraph-rsid="01639868" fo:background-color="transparent" style:font-size-asian="12pt" style:font-size-complex="12pt"/>
    </style:style>
    <style:style style:name="P48" style:family="paragraph" style:parent-style-name="Standard">
      <style:text-properties fo:color="#000000" style:font-name="Andale Mono" fo:font-size="12pt" officeooo:rsid="013be221" officeooo:paragraph-rsid="013be221" fo:background-color="transparent" style:font-size-asian="12pt" style:font-size-complex="12pt"/>
    </style:style>
    <style:style style:name="P49" style:family="paragraph" style:parent-style-name="Standard">
      <style:text-properties fo:color="#000000" style:font-name="Andale Mono" fo:font-size="12pt" officeooo:rsid="014bebd7" officeooo:paragraph-rsid="014bebd7" fo:background-color="transparent" style:font-size-asian="12pt" style:font-size-complex="12pt"/>
    </style:style>
    <style:style style:name="P50" style:family="paragraph" style:parent-style-name="Standard">
      <style:text-properties fo:color="#000000" style:font-name="Andale Mono" fo:font-size="12pt" officeooo:rsid="014bebd7" officeooo:paragraph-rsid="0156c2f5" fo:background-color="transparent" style:font-size-asian="12pt" style:font-size-complex="12pt"/>
    </style:style>
    <style:style style:name="P51" style:family="paragraph" style:parent-style-name="Standard">
      <style:text-properties fo:color="#000000" style:font-name="Andale Mono" fo:font-size="12pt" officeooo:rsid="00d7160f" officeooo:paragraph-rsid="010a8453" fo:background-color="transparent" style:font-size-asian="12pt" style:font-size-complex="12pt"/>
    </style:style>
    <style:style style:name="P52" style:family="paragraph" style:parent-style-name="Standard">
      <style:text-properties fo:color="#000000" style:font-name="Andale Mono" fo:font-size="12pt" officeooo:rsid="00d7160f" officeooo:paragraph-rsid="0156e194" fo:background-color="transparent" style:font-size-asian="12pt" style:font-size-complex="12pt"/>
    </style:style>
    <style:style style:name="P53" style:family="paragraph" style:parent-style-name="Standard">
      <style:text-properties fo:color="#000000" style:font-name="Andale Mono" fo:font-size="12pt" officeooo:rsid="014e7c39" officeooo:paragraph-rsid="014f6cb6" fo:background-color="transparent" style:font-size-asian="12pt" style:font-size-complex="12pt"/>
    </style:style>
    <style:style style:name="P54" style:family="paragraph" style:parent-style-name="Standard">
      <style:text-properties fo:color="#000000" style:font-name="Andale Mono" fo:font-size="12pt" officeooo:rsid="014e7c39" officeooo:paragraph-rsid="0156c2f5" fo:background-color="transparent" style:font-size-asian="12pt" style:font-size-complex="12pt"/>
    </style:style>
    <style:style style:name="P55" style:family="paragraph" style:parent-style-name="Standard">
      <style:text-properties fo:color="#000000" style:font-name="Andale Mono" fo:font-size="12pt" officeooo:rsid="014759e0" officeooo:paragraph-rsid="014759e0" fo:background-color="transparent" style:font-size-asian="12pt" style:font-size-complex="12pt"/>
    </style:style>
    <style:style style:name="P56" style:family="paragraph" style:parent-style-name="Standard">
      <style:text-properties fo:color="#000000" style:font-name="Andale Mono" fo:font-size="12pt" fo:font-style="italic" fo:font-weight="normal" officeooo:rsid="00d7160f" officeooo:paragraph-rsid="010a8453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57" style:family="paragraph" style:parent-style-name="Standard">
      <style:text-properties fo:color="#000000" style:font-name="Andale Mono" fo:font-size="12pt" fo:font-style="italic" fo:font-weight="normal" officeooo:rsid="00d7160f" officeooo:paragraph-rsid="0156e194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58" style:family="paragraph" style:parent-style-name="Standard">
      <style:text-properties fo:color="#000000" style:font-name="Andale Mono" officeooo:rsid="00b83782" officeooo:paragraph-rsid="00bba75c"/>
    </style:style>
    <style:style style:name="P59" style:family="paragraph" style:parent-style-name="Standard">
      <style:text-properties fo:color="#000000" style:font-name="Andale Mono" officeooo:rsid="00bcaab6" officeooo:paragraph-rsid="00c0d529"/>
    </style:style>
    <style:style style:name="P60" style:family="paragraph" style:parent-style-name="Standard">
      <style:text-properties fo:color="#000000" style:font-name="Andale Mono" officeooo:rsid="00bcaab6" officeooo:paragraph-rsid="00c9f489"/>
    </style:style>
    <style:style style:name="P61" style:family="paragraph" style:parent-style-name="Standard">
      <style:text-properties fo:color="#000000" style:font-name="Andale Mono" officeooo:rsid="00b3504b" officeooo:paragraph-rsid="00bba75c"/>
    </style:style>
    <style:style style:name="P62" style:family="paragraph" style:parent-style-name="Standard">
      <style:text-properties fo:color="#000000" style:font-name="Andale Mono" officeooo:rsid="00bae202" officeooo:paragraph-rsid="00bae202"/>
    </style:style>
    <style:style style:name="P63" style:family="paragraph" style:parent-style-name="Standard">
      <style:text-properties fo:color="#000000" style:font-name="Andale Mono" officeooo:rsid="005e9cb8" officeooo:paragraph-rsid="00b2d31a"/>
    </style:style>
    <style:style style:name="P64" style:family="paragraph" style:parent-style-name="Standard">
      <style:text-properties fo:color="#000000" style:font-name="Andale Mono" officeooo:rsid="005e9cb8" officeooo:paragraph-rsid="00911100"/>
    </style:style>
    <style:style style:name="P65" style:family="paragraph" style:parent-style-name="Standard">
      <style:text-properties fo:color="#003d73" style:font-name="Andale Mono" fo:font-size="12pt" fo:font-weight="normal" officeooo:rsid="002138c4" officeooo:paragraph-rsid="00346a95" style:font-size-asian="12pt" style:font-weight-asian="normal" style:font-size-complex="12pt" style:font-weight-complex="normal"/>
    </style:style>
    <style:style style:name="P66" style:family="paragraph" style:parent-style-name="Standard">
      <style:text-properties fo:color="#003d73" style:font-name="Andale Mono" fo:font-size="12pt" officeooo:rsid="0026ae42" officeooo:paragraph-rsid="002fb19b" style:font-size-asian="12pt" style:font-size-complex="12pt"/>
    </style:style>
    <style:style style:name="P67" style:family="paragraph" style:parent-style-name="Standard">
      <style:text-properties style:font-name="Andale Mono" officeooo:rsid="0046a686" officeooo:paragraph-rsid="00b83782"/>
    </style:style>
    <style:style style:name="P68" style:family="paragraph" style:parent-style-name="Standard">
      <style:text-properties style:font-name="Andale Mono" officeooo:rsid="002138c4" officeooo:paragraph-rsid="0044341f"/>
    </style:style>
    <style:style style:name="P69" style:family="paragraph" style:parent-style-name="Standard">
      <style:text-properties style:font-name="Andale Mono" officeooo:rsid="002138c4" officeooo:paragraph-rsid="00359054"/>
    </style:style>
    <style:style style:name="P70" style:family="paragraph" style:parent-style-name="Standard">
      <style:text-properties style:font-name="Andale Mono" officeooo:rsid="0021d5c9" officeooo:paragraph-rsid="00459890"/>
    </style:style>
    <style:style style:name="P71" style:family="paragraph" style:parent-style-name="Standard">
      <style:text-properties style:font-name="Andale Mono" officeooo:rsid="0021d5c9" officeooo:paragraph-rsid="00457981"/>
    </style:style>
    <style:style style:name="P72" style:family="paragraph" style:parent-style-name="Standard">
      <style:text-properties style:font-name="Andale Mono" officeooo:rsid="0021d5c9" officeooo:paragraph-rsid="0044341f"/>
    </style:style>
    <style:style style:name="P73" style:family="paragraph" style:parent-style-name="Standard">
      <style:text-properties style:font-name="Andale Mono" officeooo:rsid="003099ed" officeooo:paragraph-rsid="00359054"/>
    </style:style>
    <style:style style:name="P74" style:family="paragraph" style:parent-style-name="Standard">
      <style:text-properties style:font-name="Andale Mono" officeooo:rsid="00397e6a" officeooo:paragraph-rsid="0026ae42"/>
    </style:style>
    <style:style style:name="P75" style:family="paragraph" style:parent-style-name="Standard">
      <style:text-properties style:font-name="Andale Mono" officeooo:rsid="00397e6a" officeooo:paragraph-rsid="00397e6a"/>
    </style:style>
    <style:style style:name="P76" style:family="paragraph" style:parent-style-name="Standard">
      <style:text-properties style:font-name="Andale Mono" officeooo:rsid="002a3d74" officeooo:paragraph-rsid="00397e6a"/>
    </style:style>
    <style:style style:name="P77" style:family="paragraph" style:parent-style-name="Standard">
      <style:text-properties style:font-name="Andale Mono" officeooo:rsid="00457981" officeooo:paragraph-rsid="00b31ab3"/>
    </style:style>
    <style:style style:name="P78" style:family="paragraph" style:parent-style-name="Standard">
      <style:text-properties style:font-name="Andale Mono" officeooo:rsid="00457981" officeooo:paragraph-rsid="00b83782"/>
    </style:style>
    <style:style style:name="P79" style:family="paragraph" style:parent-style-name="Standard">
      <style:text-properties style:font-name="Andale Mono" officeooo:rsid="00457981" officeooo:paragraph-rsid="00bba75c"/>
    </style:style>
    <style:style style:name="P80" style:family="paragraph" style:parent-style-name="Standard">
      <style:text-properties style:font-name="Andale Mono" officeooo:rsid="00457981" officeooo:paragraph-rsid="00c40ddc"/>
    </style:style>
    <style:style style:name="P81" style:family="paragraph" style:parent-style-name="Standard">
      <style:text-properties style:font-name="Andale Mono" officeooo:rsid="00459890" officeooo:paragraph-rsid="00459890"/>
    </style:style>
    <style:style style:name="P82" style:family="paragraph" style:parent-style-name="Standard">
      <style:text-properties style:font-name="Andale Mono" officeooo:rsid="0044341f" officeooo:paragraph-rsid="0046a686"/>
    </style:style>
    <style:style style:name="P83" style:family="paragraph" style:parent-style-name="Standard">
      <style:text-properties style:font-name="Andale Mono" officeooo:rsid="0044341f" officeooo:paragraph-rsid="008b6329"/>
    </style:style>
    <style:style style:name="P84" style:family="paragraph" style:parent-style-name="Standard">
      <style:text-properties style:font-name="Andale Mono" officeooo:rsid="0044341f" officeooo:paragraph-rsid="00911100"/>
    </style:style>
    <style:style style:name="P85" style:family="paragraph" style:parent-style-name="Standard">
      <style:text-properties style:font-name="Andale Mono" officeooo:rsid="0044341f" officeooo:paragraph-rsid="00b2d31a"/>
    </style:style>
    <style:style style:name="P86" style:family="paragraph" style:parent-style-name="Standard">
      <style:text-properties style:font-name="Andale Mono" officeooo:rsid="0044341f" officeooo:paragraph-rsid="00b31ab3"/>
    </style:style>
    <style:style style:name="P87" style:family="paragraph" style:parent-style-name="Standard">
      <style:text-properties style:font-name="Andale Mono" officeooo:rsid="0021e6b7" officeooo:paragraph-rsid="0044341f"/>
    </style:style>
    <style:style style:name="P88" style:family="paragraph" style:parent-style-name="Standard">
      <style:text-properties style:font-name="Andale Mono" officeooo:rsid="0021e6b7" officeooo:paragraph-rsid="00457981"/>
    </style:style>
    <style:style style:name="P89" style:family="paragraph" style:parent-style-name="Standard">
      <style:text-properties style:font-name="Andale Mono" officeooo:rsid="0021e6b7" officeooo:paragraph-rsid="0021e6b7"/>
    </style:style>
    <style:style style:name="P90" style:family="paragraph" style:parent-style-name="Standard">
      <style:text-properties style:font-name="Andale Mono" fo:font-weight="normal" officeooo:rsid="001f4463" officeooo:paragraph-rsid="0044341f" style:font-weight-asian="normal" style:font-weight-complex="normal"/>
    </style:style>
    <style:style style:name="P91" style:family="paragraph" style:parent-style-name="Standard">
      <style:text-properties style:font-name="Andale Mono" fo:font-weight="normal" officeooo:rsid="001f4463" officeooo:paragraph-rsid="00457981" style:font-weight-asian="normal" style:font-weight-complex="normal"/>
    </style:style>
    <style:style style:name="P92" style:family="paragraph" style:parent-style-name="Standard">
      <style:text-properties style:font-name="Andale Mono" fo:font-weight="normal" officeooo:rsid="0044341f" officeooo:paragraph-rsid="00911100" style:font-weight-asian="normal" style:font-weight-complex="normal"/>
    </style:style>
    <style:style style:name="P93" style:family="paragraph" style:parent-style-name="Standard">
      <style:text-properties style:font-name="Andale Mono" fo:font-weight="normal" officeooo:rsid="0044341f" officeooo:paragraph-rsid="00b2d31a" style:font-weight-asian="normal" style:font-weight-complex="normal"/>
    </style:style>
    <style:style style:name="P94" style:family="paragraph" style:parent-style-name="Standard">
      <style:text-properties style:font-name="Andale Mono" fo:font-weight="normal" officeooo:rsid="0044341f" officeooo:paragraph-rsid="00b31ab3" style:font-weight-asian="normal" style:font-weight-complex="normal"/>
    </style:style>
    <style:style style:name="P95" style:family="paragraph" style:parent-style-name="Standard">
      <style:text-properties style:font-name="Andale Mono" fo:font-weight="normal" officeooo:rsid="0044341f" officeooo:paragraph-rsid="00b83782" style:font-weight-asian="normal" style:font-weight-complex="normal"/>
    </style:style>
    <style:style style:name="P96" style:family="paragraph" style:parent-style-name="Standard">
      <style:text-properties style:font-name="Andale Mono" fo:font-weight="normal" officeooo:rsid="0044341f" officeooo:paragraph-rsid="00bba75c" style:font-weight-asian="normal" style:font-weight-complex="normal"/>
    </style:style>
    <style:style style:name="P97" style:family="paragraph" style:parent-style-name="Standard">
      <style:text-properties style:font-name="Andale Mono" fo:font-weight="normal" officeooo:rsid="0046a686" officeooo:paragraph-rsid="00b83782" style:font-weight-asian="normal" style:font-weight-complex="normal"/>
    </style:style>
    <style:style style:name="P98" style:family="paragraph" style:parent-style-name="Standard">
      <style:text-properties style:font-name="Andale Mono" fo:font-weight="normal" officeooo:rsid="00b63cc5" officeooo:paragraph-rsid="00bba75c" style:font-weight-asian="normal" style:font-weight-complex="normal"/>
    </style:style>
    <style:style style:name="P99" style:family="paragraph" style:parent-style-name="Standard">
      <style:text-properties style:font-name="Andale Mono" fo:font-weight="normal" officeooo:rsid="007b479c" officeooo:paragraph-rsid="00bba75c" style:font-weight-asian="normal" style:font-weight-complex="normal"/>
    </style:style>
    <style:style style:name="P100" style:family="paragraph" style:parent-style-name="Standard">
      <style:text-properties style:font-name="Andale Mono" fo:font-weight="normal" officeooo:rsid="00bcaab6" officeooo:paragraph-rsid="00bcaab6" style:font-weight-asian="normal" style:font-weight-complex="normal"/>
    </style:style>
    <style:style style:name="P101" style:family="paragraph" style:parent-style-name="Standard">
      <style:text-properties style:font-name="Andale Mono" officeooo:rsid="0026ae42" officeooo:paragraph-rsid="0026ae42"/>
    </style:style>
    <style:style style:name="P102" style:family="paragraph" style:parent-style-name="Standard">
      <style:text-properties style:font-name="Andale Mono" officeooo:rsid="0026ae42" officeooo:paragraph-rsid="00397e6a"/>
    </style:style>
    <style:style style:name="P103" style:family="paragraph" style:parent-style-name="Standard">
      <style:text-properties style:font-name="Andale Mono" officeooo:rsid="0026ae42" officeooo:paragraph-rsid="00359054"/>
    </style:style>
    <style:style style:name="P104" style:family="paragraph" style:parent-style-name="Standard">
      <style:text-properties style:font-name="Andale Mono" officeooo:rsid="001f4463" officeooo:paragraph-rsid="001f4463"/>
    </style:style>
    <style:style style:name="P105" style:family="paragraph" style:parent-style-name="Standard">
      <style:text-properties style:font-name="Andale Mono" officeooo:rsid="001f4463" officeooo:paragraph-rsid="0020c77f"/>
    </style:style>
    <style:style style:name="P106" style:family="paragraph" style:parent-style-name="Standard">
      <style:text-properties style:font-name="Andale Mono" officeooo:rsid="001f4463" officeooo:paragraph-rsid="00245b45"/>
    </style:style>
    <style:style style:name="P107" style:family="paragraph" style:parent-style-name="Standard">
      <style:text-properties style:font-name="Andale Mono" officeooo:rsid="0020c77f" officeooo:paragraph-rsid="0020c77f"/>
    </style:style>
    <style:style style:name="P108" style:family="paragraph" style:parent-style-name="Standard">
      <style:text-properties style:font-name="Andale Mono" officeooo:rsid="002224ce" officeooo:paragraph-rsid="00359054"/>
    </style:style>
    <style:style style:name="P109" style:family="paragraph" style:parent-style-name="Standard">
      <style:text-properties style:font-name="Andale Mono" fo:font-size="12pt" officeooo:rsid="00397e6a" officeooo:paragraph-rsid="004a29f2" style:font-size-asian="12pt" style:font-size-complex="12pt"/>
    </style:style>
    <style:style style:name="P110" style:family="paragraph" style:parent-style-name="Standard">
      <style:text-properties style:font-name="Andale Mono" fo:font-size="12pt" officeooo:rsid="0028dc03" officeooo:paragraph-rsid="004f724d" style:font-size-asian="12pt" style:font-size-complex="12pt"/>
    </style:style>
    <style:style style:name="P111" style:family="paragraph" style:parent-style-name="Standard">
      <style:text-properties style:font-name="Andale Mono" fo:font-size="12pt" officeooo:rsid="0028dc03" officeooo:paragraph-rsid="0050dc6b" style:font-size-asian="12pt" style:font-size-complex="12pt"/>
    </style:style>
    <style:style style:name="P112" style:family="paragraph" style:parent-style-name="Standard">
      <style:text-properties style:font-name="Andale Mono" fo:font-size="12pt" officeooo:rsid="0028dc03" officeooo:paragraph-rsid="0028dc03" style:font-size-asian="12pt" style:font-size-complex="12pt"/>
    </style:style>
    <style:style style:name="P113" style:family="paragraph" style:parent-style-name="Standard">
      <style:text-properties style:font-name="Andale Mono" fo:font-size="12pt" officeooo:rsid="004f724d" officeooo:paragraph-rsid="0050dc6b" style:font-size-asian="12pt" style:font-size-complex="12pt"/>
    </style:style>
    <style:style style:name="P114" style:family="paragraph" style:parent-style-name="Standard">
      <style:text-properties style:font-name="Andale Mono" fo:font-size="12pt" officeooo:rsid="004f724d" officeooo:paragraph-rsid="00d19dcf" style:font-size-asian="12pt" style:font-size-complex="12pt"/>
    </style:style>
    <style:style style:name="P115" style:family="paragraph" style:parent-style-name="Standard">
      <style:text-properties style:font-name="Andale Mono" fo:font-size="12pt" officeooo:rsid="004f724d" officeooo:paragraph-rsid="00d34e3a" style:font-size-asian="12pt" style:font-size-complex="12pt"/>
    </style:style>
    <style:style style:name="P116" style:family="paragraph" style:parent-style-name="Standard">
      <style:text-properties style:font-name="Andale Mono" fo:font-size="12pt" officeooo:rsid="004f724d" officeooo:paragraph-rsid="010a8453" style:font-size-asian="12pt" style:font-size-complex="12pt"/>
    </style:style>
    <style:style style:name="P117" style:family="paragraph" style:parent-style-name="Standard">
      <style:text-properties style:font-name="Andale Mono" fo:font-size="12pt" officeooo:rsid="004f724d" officeooo:paragraph-rsid="0156e194" style:font-size-asian="12pt" style:font-size-complex="12pt"/>
    </style:style>
    <style:style style:name="P118" style:family="paragraph" style:parent-style-name="Standard">
      <style:text-properties style:font-name="Andale Mono" fo:font-size="12pt" officeooo:rsid="004f724d" officeooo:paragraph-rsid="015a30cb" style:font-size-asian="12pt" style:font-size-complex="12pt"/>
    </style:style>
    <style:style style:name="P119" style:family="paragraph" style:parent-style-name="Standard">
      <style:text-properties style:font-name="Andale Mono" fo:font-size="12pt" officeooo:rsid="00376798" officeooo:paragraph-rsid="00376798" style:font-size-asian="12pt" style:font-size-complex="12pt"/>
    </style:style>
    <style:style style:name="P120" style:family="paragraph" style:parent-style-name="Standard">
      <style:text-properties style:font-name="Andale Mono" fo:font-size="12pt" officeooo:rsid="00376798" officeooo:paragraph-rsid="002138c4" style:font-size-asian="12pt" style:font-size-complex="12pt"/>
    </style:style>
    <style:style style:name="P121" style:family="paragraph" style:parent-style-name="Standard">
      <style:text-properties style:font-name="Andale Mono" fo:font-size="12pt" officeooo:rsid="0046a686" officeooo:paragraph-rsid="0046a686" style:font-size-asian="12pt" style:font-size-complex="12pt"/>
    </style:style>
    <style:style style:name="P122" style:family="paragraph" style:parent-style-name="Standard">
      <style:text-properties style:font-name="Andale Mono" fo:font-size="12pt" officeooo:rsid="0021d5c9" officeooo:paragraph-rsid="0021d5c9" style:font-size-asian="12pt" style:font-size-complex="12pt"/>
    </style:style>
    <style:style style:name="P123" style:family="paragraph" style:parent-style-name="Standard">
      <style:text-properties style:font-name="Andale Mono" fo:font-size="12pt" officeooo:rsid="002138c4" officeooo:paragraph-rsid="0021d5c9" style:font-size-asian="12pt" style:font-size-complex="12pt"/>
    </style:style>
    <style:style style:name="P124" style:family="paragraph" style:parent-style-name="Standard">
      <style:text-properties style:font-name="Andale Mono" fo:font-size="12pt" officeooo:rsid="00d07c2e" officeooo:paragraph-rsid="00d19dcf" style:font-size-asian="12pt" style:font-size-complex="12pt"/>
    </style:style>
    <style:style style:name="P125" style:family="paragraph" style:parent-style-name="Standard">
      <style:text-properties style:font-name="Andale Mono" fo:font-size="12pt" officeooo:rsid="00d07c2e" officeooo:paragraph-rsid="00d34e3a" style:font-size-asian="12pt" style:font-size-complex="12pt"/>
    </style:style>
    <style:style style:name="P126" style:family="paragraph" style:parent-style-name="Standard">
      <style:text-properties style:font-name="Andale Mono" fo:font-size="12pt" officeooo:rsid="00d07c2e" officeooo:paragraph-rsid="015a30cb" style:font-size-asian="12pt" style:font-size-complex="12pt"/>
    </style:style>
    <style:style style:name="P127" style:family="paragraph" style:parent-style-name="Standard">
      <style:text-properties style:font-name="Andale Mono" fo:font-size="12pt" officeooo:rsid="00d34e3a" officeooo:paragraph-rsid="00d34e3a" style:font-size-asian="12pt" style:font-size-complex="12pt"/>
    </style:style>
    <style:style style:name="P128" style:family="paragraph" style:parent-style-name="Standard">
      <style:text-properties style:font-name="Andale Mono" fo:font-size="12pt" officeooo:rsid="00d34e3a" officeooo:paragraph-rsid="015a30cb" style:font-size-asian="12pt" style:font-size-complex="12pt"/>
    </style:style>
    <style:style style:name="P129" style:family="paragraph" style:parent-style-name="Standard">
      <style:text-properties style:font-name="Andale Mono" fo:font-size="12pt" officeooo:rsid="00d51b1d" officeooo:paragraph-rsid="00d51b1d" style:font-size-asian="12pt" style:font-size-complex="12pt"/>
    </style:style>
    <style:style style:name="P130" style:family="paragraph" style:parent-style-name="Standard">
      <style:text-properties style:font-name="Andale Mono" fo:font-size="12pt" officeooo:rsid="00d6eb89" officeooo:paragraph-rsid="00d6eb89" style:font-size-asian="12pt" style:font-size-complex="12pt"/>
    </style:style>
    <style:style style:name="P131" style:family="paragraph" style:parent-style-name="Standard">
      <style:text-properties style:font-name="Andale Mono" fo:font-size="12pt" officeooo:rsid="00d6eb89" officeooo:paragraph-rsid="00e86a5c" style:font-size-asian="12pt" style:font-size-complex="12pt"/>
    </style:style>
    <style:style style:name="P132" style:family="paragraph" style:parent-style-name="Standard">
      <style:text-properties style:font-name="Andale Mono" fo:font-size="12pt" officeooo:rsid="00d6eb89" officeooo:paragraph-rsid="010a8453" style:font-size-asian="12pt" style:font-size-complex="12pt"/>
    </style:style>
    <style:style style:name="P133" style:family="paragraph" style:parent-style-name="Standard">
      <style:text-properties style:font-name="Andale Mono" fo:font-size="12pt" officeooo:rsid="00d6eb89" officeooo:paragraph-rsid="0156e194" style:font-size-asian="12pt" style:font-size-complex="12pt"/>
    </style:style>
    <style:style style:name="P134" style:family="paragraph" style:parent-style-name="Standard">
      <style:text-properties style:font-name="Andale Mono" fo:font-size="12pt" officeooo:rsid="00d6eb89" officeooo:paragraph-rsid="015a30cb" style:font-size-asian="12pt" style:font-size-complex="12pt"/>
    </style:style>
    <style:style style:name="P135" style:family="paragraph" style:parent-style-name="Standard">
      <style:text-properties style:font-name="Andale Mono" fo:font-size="12pt" officeooo:rsid="00d8f5a6" officeooo:paragraph-rsid="010a8453" style:font-size-asian="12pt" style:font-size-complex="12pt"/>
    </style:style>
    <style:style style:name="P136" style:family="paragraph" style:parent-style-name="Standard">
      <style:text-properties style:font-name="Andale Mono" fo:font-size="12pt" officeooo:rsid="00d8f5a6" officeooo:paragraph-rsid="0156e194" style:font-size-asian="12pt" style:font-size-complex="12pt"/>
    </style:style>
    <style:style style:name="P137" style:family="paragraph" style:parent-style-name="Standard">
      <style:text-properties style:font-name="Andale Mono" fo:font-size="12pt" officeooo:rsid="00dbfb4b" officeooo:paragraph-rsid="010a8453" style:font-size-asian="12pt" style:font-size-complex="12pt"/>
    </style:style>
    <style:style style:name="P138" style:family="paragraph" style:parent-style-name="Standard">
      <style:text-properties style:font-name="Andale Mono" fo:font-size="12pt" officeooo:rsid="00dbfb4b" officeooo:paragraph-rsid="0156e194" style:font-size-asian="12pt" style:font-size-complex="12pt"/>
    </style:style>
    <style:style style:name="P139" style:family="paragraph" style:parent-style-name="Standard">
      <style:text-properties style:font-name="Andale Mono" fo:font-size="12pt" officeooo:rsid="00dd8bde" officeooo:paragraph-rsid="0050dc6b" style:font-size-asian="12pt" style:font-size-complex="12pt"/>
    </style:style>
    <style:style style:name="P140" style:family="paragraph" style:parent-style-name="Standard">
      <style:text-properties style:font-name="Andale Mono" fo:font-size="12pt" officeooo:rsid="00dd8bde" officeooo:paragraph-rsid="010a8453" style:font-size-asian="12pt" style:font-size-complex="12pt"/>
    </style:style>
    <style:style style:name="P141" style:family="paragraph" style:parent-style-name="Standard">
      <style:text-properties style:font-name="Andale Mono" fo:font-size="12pt" officeooo:rsid="00dd8bde" officeooo:paragraph-rsid="010e3b0e" style:font-size-asian="12pt" style:font-size-complex="12pt"/>
    </style:style>
    <style:style style:name="P142" style:family="paragraph" style:parent-style-name="Standard">
      <style:text-properties style:font-name="Andale Mono" fo:font-size="12pt" officeooo:rsid="00dd8bde" officeooo:paragraph-rsid="010e785c" style:font-size-asian="12pt" style:font-size-complex="12pt"/>
    </style:style>
    <style:style style:name="P143" style:family="paragraph" style:parent-style-name="Standard">
      <style:text-properties style:font-name="Andale Mono" fo:font-size="12pt" officeooo:rsid="00dd8bde" officeooo:paragraph-rsid="0156e194" style:font-size-asian="12pt" style:font-size-complex="12pt"/>
    </style:style>
    <style:style style:name="P144" style:family="paragraph" style:parent-style-name="Standard">
      <style:text-properties style:font-name="Andale Mono" fo:font-size="12pt" officeooo:rsid="00e9d993" officeooo:paragraph-rsid="00e9d993" style:font-size-asian="12pt" style:font-size-complex="12pt"/>
    </style:style>
    <style:style style:name="P145" style:family="paragraph" style:parent-style-name="Standard">
      <style:text-properties style:font-name="Andale Mono" fo:font-size="12pt" officeooo:rsid="00eac92f" officeooo:paragraph-rsid="00e9d993" style:font-size-asian="12pt" style:font-size-complex="12pt"/>
    </style:style>
    <style:style style:name="P146" style:family="paragraph" style:parent-style-name="Standard">
      <style:text-properties style:font-name="Andale Mono" fo:font-size="12pt" officeooo:rsid="00eac92f" officeooo:paragraph-rsid="00eac92f" style:font-size-asian="12pt" style:font-size-complex="12pt"/>
    </style:style>
    <style:style style:name="P147" style:family="paragraph" style:parent-style-name="Standard">
      <style:text-properties style:font-name="Andale Mono" fo:font-size="12pt" officeooo:rsid="00eac92f" officeooo:paragraph-rsid="00ecc34f" style:font-size-asian="12pt" style:font-size-complex="12pt"/>
    </style:style>
    <style:style style:name="P148" style:family="paragraph" style:parent-style-name="Standard">
      <style:text-properties style:font-name="Andale Mono" fo:font-size="12pt" officeooo:rsid="00eac92f" officeooo:paragraph-rsid="00f040cc" style:font-size-asian="12pt" style:font-size-complex="12pt"/>
    </style:style>
    <style:style style:name="P149" style:family="paragraph" style:parent-style-name="Standard">
      <style:text-properties style:font-name="Andale Mono" fo:font-size="12pt" officeooo:rsid="00eac92f" officeooo:paragraph-rsid="00f569b5" style:font-size-asian="12pt" style:font-size-complex="12pt"/>
    </style:style>
    <style:style style:name="P150" style:family="paragraph" style:parent-style-name="Standard">
      <style:text-properties style:font-name="Andale Mono" fo:font-size="12pt" officeooo:rsid="00eac92f" officeooo:paragraph-rsid="00ffa3b4" style:font-size-asian="12pt" style:font-size-complex="12pt"/>
    </style:style>
    <style:style style:name="P151" style:family="paragraph" style:parent-style-name="Standard">
      <style:text-properties style:font-name="Andale Mono" fo:font-size="12pt" officeooo:rsid="00eac92f" officeooo:paragraph-rsid="0112b4b5" style:font-size-asian="12pt" style:font-size-complex="12pt"/>
    </style:style>
    <style:style style:name="P152" style:family="paragraph" style:parent-style-name="Standard">
      <style:text-properties style:font-name="Andale Mono" fo:font-size="12pt" officeooo:rsid="00eac92f" officeooo:paragraph-rsid="0113c188" style:font-size-asian="12pt" style:font-size-complex="12pt"/>
    </style:style>
    <style:style style:name="P153" style:family="paragraph" style:parent-style-name="Standard">
      <style:text-properties style:font-name="Andale Mono" fo:font-size="12pt" officeooo:rsid="00eac92f" officeooo:paragraph-rsid="011572a9" style:font-size-asian="12pt" style:font-size-complex="12pt"/>
    </style:style>
    <style:style style:name="P154" style:family="paragraph" style:parent-style-name="Standard">
      <style:text-properties style:font-name="Andale Mono" fo:font-size="12pt" officeooo:rsid="00eac92f" officeooo:paragraph-rsid="01212d61" style:font-size-asian="12pt" style:font-size-complex="12pt"/>
    </style:style>
    <style:style style:name="P155" style:family="paragraph" style:parent-style-name="Standard">
      <style:text-properties style:font-name="Andale Mono" fo:font-size="12pt" officeooo:rsid="00eac92f" officeooo:paragraph-rsid="012b0265" style:font-size-asian="12pt" style:font-size-complex="12pt"/>
    </style:style>
    <style:style style:name="P156" style:family="paragraph" style:parent-style-name="Standard">
      <style:text-properties style:font-name="Andale Mono" fo:font-size="12pt" officeooo:rsid="00eac92f" officeooo:paragraph-rsid="0113bddc" style:font-size-asian="12pt" style:font-size-complex="12pt"/>
    </style:style>
    <style:style style:name="P157" style:family="paragraph" style:parent-style-name="Standard">
      <style:text-properties style:font-name="Andale Mono" fo:font-size="12pt" officeooo:rsid="00efa40e" officeooo:paragraph-rsid="00efa40e" style:font-size-asian="12pt" style:font-size-complex="12pt"/>
    </style:style>
    <style:style style:name="P158" style:family="paragraph" style:parent-style-name="Standard">
      <style:text-properties style:font-name="Andale Mono" fo:font-size="12pt" officeooo:rsid="00efa40e" officeooo:paragraph-rsid="0109b978" style:font-size-asian="12pt" style:font-size-complex="12pt"/>
    </style:style>
    <style:style style:name="P159" style:family="paragraph" style:parent-style-name="Standard">
      <style:text-properties style:font-name="Andale Mono" fo:font-size="12pt" officeooo:rsid="00efa40e" officeooo:paragraph-rsid="015c34f5" style:font-size-asian="12pt" style:font-size-complex="12pt"/>
    </style:style>
    <style:style style:name="P160" style:family="paragraph" style:parent-style-name="Standard">
      <style:text-properties style:font-name="Andale Mono" fo:font-size="12pt" officeooo:rsid="00f040cc" officeooo:paragraph-rsid="00f040cc" style:font-size-asian="12pt" style:font-size-complex="12pt"/>
    </style:style>
    <style:style style:name="P161" style:family="paragraph" style:parent-style-name="Standard">
      <style:text-properties style:font-name="Andale Mono" fo:font-size="12pt" officeooo:rsid="00f3da01" officeooo:paragraph-rsid="0109b978" style:font-size-asian="12pt" style:font-size-complex="12pt"/>
    </style:style>
    <style:style style:name="P162" style:family="paragraph" style:parent-style-name="Standard">
      <style:text-properties style:font-name="Andale Mono" fo:font-size="12pt" officeooo:rsid="0101a0be" officeooo:paragraph-rsid="0109b978" style:font-size-asian="12pt" style:font-size-complex="12pt"/>
    </style:style>
    <style:style style:name="P163" style:family="paragraph" style:parent-style-name="Standard">
      <style:text-properties style:font-name="Andale Mono" fo:font-size="12pt" officeooo:rsid="010e3b0e" officeooo:paragraph-rsid="010e3b0e" style:font-size-asian="12pt" style:font-size-complex="12pt"/>
    </style:style>
    <style:style style:name="P164" style:family="paragraph" style:parent-style-name="Standard">
      <style:text-properties style:font-name="Andale Mono" fo:font-size="12pt" officeooo:rsid="010ed607" officeooo:paragraph-rsid="010ed607" style:font-size-asian="12pt" style:font-size-complex="12pt"/>
    </style:style>
    <style:style style:name="P165" style:family="paragraph" style:parent-style-name="Standard">
      <style:text-properties style:font-name="Andale Mono" fo:font-size="12pt" officeooo:rsid="010ed607" officeooo:paragraph-rsid="013a16b0" style:font-size-asian="12pt" style:font-size-complex="12pt"/>
    </style:style>
    <style:style style:name="P166" style:family="paragraph" style:parent-style-name="Standard">
      <style:text-properties style:font-name="Andale Mono" fo:font-size="12pt" officeooo:rsid="0113bddc" officeooo:paragraph-rsid="0113bddc" style:font-size-asian="12pt" style:font-size-complex="12pt"/>
    </style:style>
    <style:style style:name="P167" style:family="paragraph" style:parent-style-name="Standard">
      <style:text-properties style:font-name="Andale Mono" fo:font-size="12pt" officeooo:rsid="0113c188" officeooo:paragraph-rsid="0113c188" style:font-size-asian="12pt" style:font-size-complex="12pt"/>
    </style:style>
    <style:style style:name="P168" style:family="paragraph" style:parent-style-name="Standard">
      <style:text-properties style:font-name="Andale Mono" fo:font-size="12pt" officeooo:rsid="0112b4b5" officeooo:paragraph-rsid="0112b4b5" style:font-size-asian="12pt" style:font-size-complex="12pt"/>
    </style:style>
    <style:style style:name="P169" style:family="paragraph" style:parent-style-name="Standard">
      <style:text-properties style:font-name="Andale Mono" fo:font-size="12pt" fo:font-weight="bold" officeooo:rsid="00376798" officeooo:paragraph-rsid="00376798" style:font-size-asian="12pt" style:font-weight-asian="bold" style:font-size-complex="12pt" style:font-weight-complex="bold"/>
    </style:style>
    <style:style style:name="P170" style:family="paragraph" style:parent-style-name="Standard">
      <style:text-properties style:font-name="Andale Mono" fo:font-size="12pt" fo:font-weight="bold" officeooo:rsid="004f724d" officeooo:paragraph-rsid="015b6631" style:font-size-asian="12pt" style:font-weight-asian="bold" style:font-size-complex="12pt" style:font-weight-complex="bold"/>
    </style:style>
    <style:style style:name="P171" style:family="paragraph" style:parent-style-name="Standard">
      <style:text-properties style:font-name="Andale Mono" fo:font-size="12pt" fo:font-weight="bold" officeooo:rsid="00d6eb89" officeooo:paragraph-rsid="00e86a5c" style:font-size-asian="12pt" style:font-weight-asian="bold" style:font-size-complex="12pt" style:font-weight-complex="bold"/>
    </style:style>
    <style:style style:name="P172" style:family="paragraph" style:parent-style-name="Standard">
      <style:text-properties style:font-name="Andale Mono" fo:font-size="12pt" fo:font-weight="bold" officeooo:rsid="00d6eb89" officeooo:paragraph-rsid="0156e194" style:font-size-asian="12pt" style:font-weight-asian="bold" style:font-size-complex="12pt" style:font-weight-complex="bold"/>
    </style:style>
    <style:style style:name="P173" style:family="paragraph" style:parent-style-name="Standard">
      <style:text-properties style:font-name="Andale Mono" fo:font-size="12pt" fo:font-style="normal" officeooo:rsid="005dcd06" officeooo:paragraph-rsid="00b806b7" style:font-size-asian="12pt" style:font-style-asian="normal" style:font-size-complex="12pt" style:font-style-complex="normal"/>
    </style:style>
    <style:style style:name="P174" style:family="paragraph" style:parent-style-name="Standard">
      <style:text-properties style:font-name="Andale Mono" fo:font-size="12pt" officeooo:rsid="00d07c2e" officeooo:paragraph-rsid="00d34e3a" fo:background-color="transparent" style:font-size-asian="12pt" style:font-size-complex="12pt"/>
    </style:style>
    <style:style style:name="P175" style:family="paragraph" style:parent-style-name="Standard">
      <style:text-properties style:font-name="Andale Mono" fo:font-size="12pt" officeooo:rsid="00d07c2e" officeooo:paragraph-rsid="015a30cb" fo:background-color="transparent" style:font-size-asian="12pt" style:font-size-complex="12pt"/>
    </style:style>
    <style:style style:name="P176" style:family="paragraph" style:parent-style-name="Standard">
      <style:text-properties style:font-name="Andale Mono" fo:font-size="12pt" officeooo:rsid="00d19dcf" officeooo:paragraph-rsid="00d34e3a" fo:background-color="transparent" style:font-size-asian="12pt" style:font-size-complex="12pt"/>
    </style:style>
    <style:style style:name="P177" style:family="paragraph" style:parent-style-name="Standard">
      <style:text-properties style:font-name="Andale Mono" fo:font-size="12pt" officeooo:rsid="00d19dcf" officeooo:paragraph-rsid="015a30cb" fo:background-color="transparent" style:font-size-asian="12pt" style:font-size-complex="12pt"/>
    </style:style>
    <style:style style:name="P178" style:family="paragraph" style:parent-style-name="Standard">
      <style:text-properties style:font-name="Andale Mono" fo:font-size="12pt" fo:font-style="italic" officeooo:rsid="00e1e033" officeooo:paragraph-rsid="010a8453" style:font-size-asian="12pt" style:font-style-asian="italic" style:font-size-complex="12pt" style:font-style-complex="italic"/>
    </style:style>
    <style:style style:name="P179" style:family="paragraph" style:parent-style-name="Standard">
      <style:text-properties style:font-name="Andale Mono" fo:font-size="12pt" fo:font-style="italic" officeooo:rsid="00e1e033" officeooo:paragraph-rsid="0156e194" style:font-size-asian="12pt" style:font-style-asian="italic" style:font-size-complex="12pt" style:font-style-complex="italic"/>
    </style:style>
    <style:style style:name="P180" style:family="paragraph" style:parent-style-name="Standard">
      <style:text-properties style:font-name="Andale Mono" fo:font-size="12pt" officeooo:rsid="00d07c2e" officeooo:paragraph-rsid="015a30cb" fo:background-color="#dddddd" style:font-size-asian="12pt" style:font-size-complex="12pt"/>
    </style:style>
    <style:style style:name="P181" style:family="paragraph" style:parent-style-name="Standard">
      <style:text-properties style:font-name="Andale Mono" fo:font-size="12pt" officeooo:rsid="00d07c2e" officeooo:paragraph-rsid="00d34e3a" fo:background-color="#dddddd" style:font-size-asian="12pt" style:font-size-complex="12pt"/>
    </style:style>
    <style:style style:name="P182" style:family="paragraph" style:parent-style-name="Standard">
      <style:text-properties style:font-name="Andale Mono" officeooo:rsid="005dcd06" officeooo:paragraph-rsid="005dcd06"/>
    </style:style>
    <style:style style:name="P183" style:family="paragraph" style:parent-style-name="Standard">
      <style:text-properties style:font-name="Andale Mono" officeooo:rsid="005dcd06" officeooo:paragraph-rsid="005e9cb8"/>
    </style:style>
    <style:style style:name="P184" style:family="paragraph" style:parent-style-name="Standard">
      <style:text-properties style:font-name="Andale Mono" officeooo:rsid="005dcd06" officeooo:paragraph-rsid="00911100"/>
    </style:style>
    <style:style style:name="P185" style:family="paragraph" style:parent-style-name="Standard">
      <style:text-properties style:font-name="Andale Mono" officeooo:rsid="005dcd06" officeooo:paragraph-rsid="0099b810"/>
    </style:style>
    <style:style style:name="P186" style:family="paragraph" style:parent-style-name="Standard">
      <style:text-properties style:font-name="Andale Mono" officeooo:rsid="005dcd06" officeooo:paragraph-rsid="00b2d31a"/>
    </style:style>
    <style:style style:name="P187" style:family="paragraph" style:parent-style-name="Standard">
      <style:text-properties style:font-name="Andale Mono" officeooo:rsid="005dcd06" officeooo:paragraph-rsid="00b3504b"/>
    </style:style>
    <style:style style:name="P188" style:family="paragraph" style:parent-style-name="Standard">
      <style:text-properties style:font-name="Andale Mono" officeooo:rsid="005dcd06" officeooo:paragraph-rsid="00bba75c"/>
    </style:style>
    <style:style style:name="P189" style:family="paragraph" style:parent-style-name="Standard">
      <style:text-properties style:font-name="Andale Mono" fo:font-style="normal" officeooo:rsid="005dcd06" officeooo:paragraph-rsid="00b806b7" style:font-style-asian="normal" style:font-style-complex="normal"/>
    </style:style>
    <style:style style:name="P190" style:family="paragraph" style:parent-style-name="Standard">
      <style:text-properties style:font-name="Andale Mono" officeooo:rsid="00683be7" officeooo:paragraph-rsid="00b806b7"/>
    </style:style>
    <style:style style:name="P191" style:family="paragraph" style:parent-style-name="Standard">
      <style:text-properties style:font-name="Andale Mono" officeooo:rsid="00729554" officeooo:paragraph-rsid="00729554"/>
    </style:style>
    <style:style style:name="P192" style:family="paragraph" style:parent-style-name="Standard">
      <style:text-properties style:font-name="Andale Mono" officeooo:rsid="007b479c" officeooo:paragraph-rsid="007b479c"/>
    </style:style>
    <style:style style:name="P193" style:family="paragraph" style:parent-style-name="Standard">
      <style:text-properties style:font-name="Andale Mono" officeooo:rsid="007b479c" officeooo:paragraph-rsid="008b6329"/>
    </style:style>
    <style:style style:name="P194" style:family="paragraph" style:parent-style-name="Standard">
      <style:text-properties style:font-name="Andale Mono" officeooo:rsid="007b479c" officeooo:paragraph-rsid="00bba75c"/>
    </style:style>
    <style:style style:name="P195" style:family="paragraph" style:parent-style-name="Standard">
      <style:text-properties style:font-name="Andale Mono" officeooo:rsid="0084662a" officeooo:paragraph-rsid="00934845"/>
    </style:style>
    <style:style style:name="P196" style:family="paragraph" style:parent-style-name="Standard">
      <style:text-properties style:font-name="Andale Mono" officeooo:rsid="007b479c" officeooo:paragraph-rsid="00934845" fo:background-color="transparent"/>
    </style:style>
    <style:style style:name="P197" style:family="paragraph" style:parent-style-name="Standard">
      <style:text-properties style:font-name="Andale Mono" officeooo:rsid="0099b810" officeooo:paragraph-rsid="0099b810" fo:background-color="transparent"/>
    </style:style>
    <style:style style:name="P198" style:family="paragraph" style:parent-style-name="Standard">
      <style:text-properties style:font-name="Andale Mono" officeooo:rsid="0099b810" officeooo:paragraph-rsid="009b4065" fo:background-color="transparent"/>
    </style:style>
    <style:style style:name="P199" style:family="paragraph" style:parent-style-name="Standard">
      <style:text-properties style:font-name="Andale Mono" officeooo:rsid="009ed938" officeooo:paragraph-rsid="009ed938" fo:background-color="transparent"/>
    </style:style>
    <style:style style:name="P200" style:family="paragraph" style:parent-style-name="Standard">
      <style:text-properties style:font-name="Andale Mono" officeooo:rsid="009ed938" officeooo:paragraph-rsid="00a0f6a0" fo:background-color="transparent"/>
    </style:style>
    <style:style style:name="P201" style:family="paragraph" style:parent-style-name="Standard">
      <style:text-properties style:font-name="Andale Mono" officeooo:rsid="009ed938" officeooo:paragraph-rsid="00a653d4" fo:background-color="transparent"/>
    </style:style>
    <style:style style:name="P202" style:family="paragraph" style:parent-style-name="Standard">
      <style:text-properties style:font-name="Andale Mono" officeooo:rsid="00a653d4" officeooo:paragraph-rsid="00a653d4" fo:background-color="transparent"/>
    </style:style>
    <style:style style:name="P203" style:family="paragraph" style:parent-style-name="Standard">
      <style:text-properties style:font-name="Andale Mono" officeooo:rsid="008b0bd2" officeooo:paragraph-rsid="007b479c"/>
    </style:style>
    <style:style style:name="P204" style:family="paragraph" style:parent-style-name="Standard">
      <style:text-properties style:font-name="Andale Mono" officeooo:rsid="008b0bd2" officeooo:paragraph-rsid="008b0bd2"/>
    </style:style>
    <style:style style:name="P205" style:family="paragraph" style:parent-style-name="Standard">
      <style:text-properties style:font-name="Andale Mono" officeooo:rsid="008b0bd2" officeooo:paragraph-rsid="008b6329"/>
    </style:style>
    <style:style style:name="P206" style:family="paragraph" style:parent-style-name="Standard">
      <style:text-properties style:font-name="Andale Mono" officeooo:rsid="00ada7c4" officeooo:paragraph-rsid="00b12634"/>
    </style:style>
    <style:style style:name="P207" style:family="paragraph" style:parent-style-name="Standard">
      <style:text-properties style:font-name="Andale Mono" officeooo:rsid="00b12634" officeooo:paragraph-rsid="00b83782"/>
    </style:style>
    <style:style style:name="P208" style:family="paragraph" style:parent-style-name="Standard">
      <style:text-properties style:font-name="Andale Mono" officeooo:rsid="00b3504b" officeooo:paragraph-rsid="00b3504b"/>
    </style:style>
    <style:style style:name="P209" style:family="paragraph" style:parent-style-name="Standard">
      <style:text-properties style:font-name="Andale Mono" officeooo:rsid="00b3504b" officeooo:paragraph-rsid="00bba75c"/>
    </style:style>
    <style:style style:name="P210" style:family="paragraph" style:parent-style-name="Standard">
      <style:text-properties style:font-name="Andale Mono" officeooo:rsid="00c9f489" officeooo:paragraph-rsid="00c9f489"/>
    </style:style>
    <style:style style:name="P211" style:family="paragraph" style:parent-style-name="Standard">
      <style:text-properties style:font-name="Andale Mono" officeooo:rsid="007378cd" officeooo:paragraph-rsid="008b0bd2"/>
    </style:style>
    <style:style style:name="P212" style:family="paragraph" style:parent-style-name="Standard">
      <style:text-properties fo:color="#1b75bc" style:font-name="Andale Mono" officeooo:rsid="007f18dc" officeooo:paragraph-rsid="00934845" fo:background-color="#eeeeee"/>
    </style:style>
    <style:style style:name="P213" style:family="paragraph" style:parent-style-name="Standard">
      <style:text-properties fo:color="#1b75bc" style:font-name="Andale Mono" officeooo:rsid="00ada7c4" officeooo:paragraph-rsid="00b12634"/>
    </style:style>
    <style:style style:name="P214" style:family="paragraph" style:parent-style-name="Standard">
      <style:text-properties fo:color="#1b75bc" style:font-name="Andale Mono" fo:font-size="12pt" officeooo:rsid="00d6eb89" officeooo:paragraph-rsid="00e86a5c" style:font-size-asian="12pt" style:font-size-complex="12pt"/>
    </style:style>
    <style:style style:name="P215" style:family="paragraph" style:parent-style-name="Standard">
      <style:text-properties fo:color="#1b75bc" style:font-name="Andale Mono" fo:font-size="12pt" officeooo:rsid="00d6eb89" officeooo:paragraph-rsid="0156e194" style:font-size-asian="12pt" style:font-size-complex="12pt"/>
    </style:style>
    <style:style style:name="P216" style:family="paragraph" style:parent-style-name="Standard">
      <style:text-properties fo:color="#1b75bc" style:font-name="Andale Mono" fo:font-size="12pt" officeooo:rsid="00eac92f" officeooo:paragraph-rsid="0113c188" style:font-size-asian="12pt" style:font-size-complex="12pt"/>
    </style:style>
    <style:style style:name="P217" style:family="paragraph" style:parent-style-name="Standard">
      <style:text-properties fo:color="#1b75bc" style:font-name="Andale Mono" fo:font-size="12pt" officeooo:rsid="00f3f593" officeooo:paragraph-rsid="00f569b5" style:font-size-asian="12pt" style:font-size-complex="12pt"/>
    </style:style>
    <style:style style:name="P218" style:family="paragraph" style:parent-style-name="Standard">
      <style:text-properties fo:color="#1b75bc" style:font-name="Andale Mono" fo:font-size="12pt" fo:font-weight="normal" officeooo:rsid="00d8f5a6" officeooo:paragraph-rsid="010a8453" fo:background-color="transparent" style:font-size-asian="12pt" style:font-weight-asian="normal" style:font-size-complex="12pt" style:font-weight-complex="normal"/>
    </style:style>
    <style:style style:name="P219" style:family="paragraph" style:parent-style-name="Standard">
      <style:text-properties fo:color="#1b75bc" style:font-name="Andale Mono" fo:font-size="12pt" fo:font-weight="normal" officeooo:rsid="00d8f5a6" officeooo:paragraph-rsid="0156e194" fo:background-color="transparent" style:font-size-asian="12pt" style:font-weight-asian="normal" style:font-size-complex="12pt" style:font-weight-complex="normal"/>
    </style:style>
    <style:style style:name="P220" style:family="paragraph" style:parent-style-name="Standard">
      <style:text-properties fo:color="#1b75bc" style:font-name="Andale Mono" officeooo:rsid="00b12634" officeooo:paragraph-rsid="00b12634"/>
    </style:style>
    <style:style style:name="P221" style:family="paragraph" style:parent-style-name="Standard">
      <style:text-properties fo:color="#1b75bc" style:font-name="Andale Mono" officeooo:rsid="00b12634" officeooo:paragraph-rsid="00b31ab3"/>
    </style:style>
    <style:style style:name="P222" style:family="paragraph" style:parent-style-name="Standard">
      <style:text-properties fo:color="#1b75bc" style:font-name="Andale Mono" officeooo:rsid="007b479c" officeooo:paragraph-rsid="0084662a" fo:background-color="#fedcc6"/>
    </style:style>
    <style:style style:name="P223" style:family="paragraph" style:parent-style-name="Standard">
      <style:text-properties fo:color="#ed1c24" style:font-name="Andale Mono" fo:font-size="12pt" officeooo:rsid="00eac92f" officeooo:paragraph-rsid="0112b4b5" style:font-size-asian="12pt" style:font-size-complex="12pt"/>
    </style:style>
    <style:style style:name="P224" style:family="paragraph" style:parent-style-name="Standard">
      <style:text-properties fo:color="#72bf44" style:font-name="Andale Mono" fo:font-size="12pt" officeooo:rsid="00eac92f" officeooo:paragraph-rsid="01212d61" style:font-size-asian="12pt" style:font-size-complex="12pt"/>
    </style:style>
    <style:style style:name="P225" style:family="paragraph" style:parent-style-name="Standard">
      <style:text-properties fo:color="#72bf44" style:font-name="Andale Mono" fo:font-size="12pt" officeooo:rsid="00eac92f" officeooo:paragraph-rsid="011572a9" style:font-size-asian="12pt" style:font-size-complex="12pt"/>
    </style:style>
    <style:style style:name="P226" style:family="paragraph" style:parent-style-name="Standard">
      <style:text-properties fo:color="#407927" style:font-name="Andale Mono" fo:font-size="12pt" fo:font-style="italic" officeooo:rsid="00d6eb89" officeooo:paragraph-rsid="015a30cb" style:font-size-asian="12pt" style:font-style-asian="italic" style:font-size-complex="12pt" style:font-style-complex="italic"/>
    </style:style>
    <style:style style:name="P227" style:family="paragraph" style:parent-style-name="Standard">
      <style:text-properties fo:color="#006d6f" style:font-name="Andale Mono" fo:font-size="12pt" officeooo:rsid="012b0265" officeooo:paragraph-rsid="013ea7bc" fo:background-color="transparent" style:font-size-asian="12pt" style:font-size-complex="12pt"/>
    </style:style>
    <style:style style:name="P228" style:family="paragraph" style:parent-style-name="Standard">
      <style:text-properties fo:color="#111111" style:font-name="Andale Mono" officeooo:rsid="005dcd06" officeooo:paragraph-rsid="00bba75c"/>
    </style:style>
    <style:style style:name="P229" style:family="paragraph" style:parent-style-name="Standard">
      <style:text-properties fo:color="#111111" style:font-name="Andale Mono" officeooo:rsid="00b12634" officeooo:paragraph-rsid="00b83782"/>
    </style:style>
    <style:style style:name="P230" style:family="paragraph" style:parent-style-name="Standard">
      <style:text-properties fo:color="#111111" style:font-name="Andale Mono" officeooo:rsid="00459890" officeooo:paragraph-rsid="00b83782"/>
    </style:style>
    <style:style style:name="P231" style:family="paragraph" style:parent-style-name="Standard">
      <style:text-properties fo:color="#111111" style:font-name="Andale Mono" officeooo:rsid="00459890" officeooo:paragraph-rsid="00459890"/>
    </style:style>
    <style:style style:name="P232" style:family="paragraph" style:parent-style-name="Standard">
      <style:text-properties fo:color="#111111" style:font-name="Andale Mono" officeooo:rsid="00ad97b3" officeooo:paragraph-rsid="00b12634"/>
    </style:style>
    <style:style style:name="P233" style:family="paragraph" style:parent-style-name="Standard">
      <style:text-properties fo:color="#111111" style:font-name="Andale Mono" officeooo:rsid="005e9cb8" officeooo:paragraph-rsid="005e9cb8"/>
    </style:style>
    <style:style style:name="P234" style:family="paragraph" style:parent-style-name="Standard">
      <style:text-properties fo:color="#c06616" style:font-name="Andale Mono" officeooo:rsid="005dcd06" officeooo:paragraph-rsid="00b3504b"/>
    </style:style>
    <style:style style:name="P235" style:family="paragraph" style:parent-style-name="Standard">
      <style:text-properties fo:color="#9a6704" style:font-name="Andale Mono" fo:font-size="8pt" fo:font-style="normal" fo:font-weight="normal" officeooo:rsid="0064c828" officeooo:paragraph-rsid="00b806b7" style:font-size-asian="8pt" style:font-style-asian="normal" style:font-weight-asian="normal" style:font-size-complex="8pt" style:font-style-complex="normal" style:font-weight-complex="normal"/>
    </style:style>
    <style:style style:name="P236" style:family="paragraph" style:parent-style-name="Standard">
      <style:text-properties fo:color="#333333" style:font-name="Andale Mono" fo:font-style="normal" fo:font-weight="normal" officeooo:rsid="006662c8" officeooo:paragraph-rsid="00b806b7" style:font-style-asian="normal" style:font-weight-asian="normal" style:font-style-complex="normal" style:font-weight-complex="normal"/>
    </style:style>
    <style:style style:name="P237" style:family="paragraph" style:parent-style-name="Standard">
      <style:text-properties fo:color="#333333" style:font-name="Andale Mono" fo:font-size="12pt" fo:font-style="normal" fo:font-weight="normal" officeooo:rsid="00683be7" officeooo:paragraph-rsid="00b806b7" style:font-size-asian="12pt" style:font-style-asian="normal" style:font-weight-asian="normal" style:font-size-complex="12pt" style:font-style-complex="normal" style:font-weight-complex="normal"/>
    </style:style>
    <style:style style:name="P238" style:family="paragraph" style:parent-style-name="Standard">
      <style:text-properties fo:color="#333333" style:font-name="Andale Mono" fo:font-size="12pt" fo:font-style="normal" fo:font-weight="normal" officeooo:rsid="00683be7" officeooo:paragraph-rsid="006662c8" style:font-size-asian="12pt" style:font-style-asian="normal" style:font-weight-asian="normal" style:font-size-complex="12pt" style:font-style-complex="normal" style:font-weight-complex="normal"/>
    </style:style>
    <style:style style:name="P239" style:family="paragraph" style:parent-style-name="Standard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fo:color="#680059" style:font-name="Andale Mono" fo:font-size="12pt" fo:font-style="italic" officeooo:rsid="015b6631" officeooo:paragraph-rsid="015b6631" style:font-size-asian="12pt" style:font-style-asian="italic" style:font-size-complex="12pt" style:font-style-complex="italic"/>
    </style:style>
    <style:style style:name="P240" style:family="paragraph" style:parent-style-name="Standard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fo:color="#680059" style:font-name="Andale Mono" fo:font-size="12pt" fo:font-style="italic" officeooo:rsid="015c34f5" officeooo:paragraph-rsid="015c34f5" style:font-size-asian="12pt" style:font-style-asian="italic" style:font-size-complex="12pt" style:font-style-complex="italic"/>
    </style:style>
    <style:style style:name="P241" style:family="paragraph" style:parent-style-name="Standard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fo:color="#000000" fo:font-style="italic" fo:font-weight="normal" officeooo:rsid="0156e194" officeooo:paragraph-rsid="0156e194" style:font-style-asian="italic" style:font-weight-asian="normal" style:font-style-complex="italic" style:font-weight-complex="normal"/>
    </style:style>
    <style:style style:name="P242" style:family="paragraph" style:parent-style-name="Standard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style:font-name="Andale Mono" fo:font-size="12pt" fo:font-weight="bold" officeooo:rsid="00d6eb89" officeooo:paragraph-rsid="0156e194" style:font-size-asian="12pt" style:font-weight-asian="bold" style:font-size-complex="12pt" style:font-weight-complex="bold"/>
    </style:style>
    <style:style style:name="P243" style:family="paragraph" style:parent-style-name="Standard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style:font-name="Andale Mono" officeooo:rsid="00aa8126" officeooo:paragraph-rsid="00aa8126"/>
    </style:style>
    <style:style style:name="T1" style:family="text">
      <style:text-properties officeooo:rsid="0020c77f"/>
    </style:style>
    <style:style style:name="T2" style:family="text">
      <style:text-properties officeooo:rsid="0021e6b7"/>
    </style:style>
    <style:style style:name="T3" style:family="text">
      <style:text-properties officeooo:rsid="002224ce"/>
    </style:style>
    <style:style style:name="T4" style:family="text">
      <style:text-properties officeooo:rsid="003099e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b6906b" style:font-weight-asian="normal" style:font-weight-complex="normal"/>
    </style:style>
    <style:style style:name="T7" style:family="text">
      <style:text-properties fo:font-weight="normal" officeooo:rsid="00d07c2e" style:font-weight-asian="normal" style:font-weight-complex="normal"/>
    </style:style>
    <style:style style:name="T8" style:family="text">
      <style:text-properties fo:color="#0d1f63" fo:font-weight="bold" style:font-weight-asian="bold" style:font-weight-complex="bold"/>
    </style:style>
    <style:style style:name="T9" style:family="text">
      <style:text-properties fo:color="#0d1f63" fo:font-weight="bold" officeooo:rsid="003099ed" style:font-weight-asian="bold" style:font-weight-complex="bold"/>
    </style:style>
    <style:style style:name="T10" style:family="text">
      <style:text-properties fo:color="#0d1f63" fo:font-weight="bold" officeooo:rsid="003099ed" fo:background-color="#eaeaea" loext:char-shading-value="0" style:font-weight-asian="bold" style:font-weight-complex="bold"/>
    </style:style>
    <style:style style:name="T11" style:family="text">
      <style:text-properties fo:color="#0d1f63" fo:font-size="12pt" fo:font-weight="bold" officeooo:rsid="003099ed" style:font-size-asian="12pt" style:font-weight-asian="bold" style:font-size-complex="12pt" style:font-weight-complex="bold"/>
    </style:style>
    <style:style style:name="T12" style:family="text">
      <style:text-properties fo:color="#0d1f63" fo:font-size="12pt" fo:font-weight="bold" officeooo:rsid="003099ed" fo:background-color="#eaeaea" loext:char-shading-value="0" style:font-size-asian="12pt" style:font-weight-asian="bold" style:font-size-complex="12pt" style:font-weight-complex="bold"/>
    </style:style>
    <style:style style:name="T13" style:family="text">
      <style:text-properties officeooo:rsid="0032fb91"/>
    </style:style>
    <style:style style:name="T14" style:family="text">
      <style:text-properties fo:color="#95231f"/>
    </style:style>
    <style:style style:name="T15" style:family="text">
      <style:text-properties fo:color="#95231f" officeooo:rsid="0032fb91"/>
    </style:style>
    <style:style style:name="T16" style:family="text">
      <style:text-properties fo:color="#95231f" officeooo:rsid="002224ce"/>
    </style:style>
    <style:style style:name="T17" style:family="text">
      <style:text-properties fo:color="#407927"/>
    </style:style>
    <style:style style:name="T18" style:family="text">
      <style:text-properties fo:color="#407927" fo:font-weight="bold" officeooo:rsid="002224ce" style:font-weight-asian="bold" style:font-weight-complex="bold"/>
    </style:style>
    <style:style style:name="T19" style:family="text">
      <style:text-properties fo:color="#407927" officeooo:rsid="002224ce"/>
    </style:style>
    <style:style style:name="T20" style:family="text">
      <style:text-properties fo:color="#407927" officeooo:rsid="0050dc6b"/>
    </style:style>
    <style:style style:name="T21" style:family="text">
      <style:text-properties fo:color="#407927" officeooo:rsid="005b7a41"/>
    </style:style>
    <style:style style:name="T22" style:family="text">
      <style:text-properties fo:color="#407927" fo:font-style="italic" style:font-style-asian="italic" style:font-style-complex="italic"/>
    </style:style>
    <style:style style:name="T23" style:family="text">
      <style:text-properties fo:color="#407927" fo:font-size="8pt" fo:font-style="normal" fo:font-weight="normal" officeooo:rsid="0064c828" style:font-size-asian="8pt" style:font-style-asian="normal" style:font-weight-asian="normal" style:font-size-complex="8pt" style:font-style-complex="normal" style:font-weight-complex="normal"/>
    </style:style>
    <style:style style:name="T24" style:family="text">
      <style:text-properties fo:color="#407927" fo:font-weight="normal" style:font-weight-asian="normal" style:font-weight-complex="normal"/>
    </style:style>
    <style:style style:name="T25" style:family="text">
      <style:text-properties fo:color="#407927" fo:font-weight="normal" officeooo:rsid="00d07c2e" fo:background-color="transparent" loext:char-shading-value="0" style:font-weight-asian="normal" style:font-weight-complex="normal"/>
    </style:style>
    <style:style style:name="T26" style:family="text">
      <style:text-properties fo:color="#407927" fo:font-size="12pt" fo:font-weight="normal" style:font-size-asian="12pt" style:font-weight-asian="normal" style:font-size-complex="12pt" style:font-weight-complex="normal"/>
    </style:style>
    <style:style style:name="T27" style:family="text">
      <style:text-properties fo:color="#407927" fo:background-color="transparent" loext:char-shading-value="0"/>
    </style:style>
    <style:style style:name="T28" style:family="text">
      <style:text-properties fo:color="#407927" officeooo:rsid="003099ed"/>
    </style:style>
    <style:style style:name="T29" style:family="text">
      <style:text-properties fo:color="#407927" officeooo:rsid="0032fb91"/>
    </style:style>
    <style:style style:name="T30" style:family="text">
      <style:text-properties fo:color="#407927" officeooo:rsid="00d51b1d"/>
    </style:style>
    <style:style style:name="T31" style:family="text">
      <style:text-properties fo:color="#407927" fo:font-style="normal" style:font-style-asian="normal" style:font-style-complex="normal"/>
    </style:style>
    <style:style style:name="T32" style:family="text">
      <style:text-properties fo:color="#407927" officeooo:rsid="00e1e033"/>
    </style:style>
    <style:style style:name="T33" style:family="text">
      <style:text-properties fo:background-color="transparent" loext:char-shading-value="0"/>
    </style:style>
    <style:style style:name="T34" style:family="text">
      <style:text-properties officeooo:rsid="00d51b1d" fo:background-color="transparent" loext:char-shading-value="0"/>
    </style:style>
    <style:style style:name="T35" style:family="text">
      <style:text-properties officeooo:rsid="0112b4b5" fo:background-color="transparent" loext:char-shading-value="0"/>
    </style:style>
    <style:style style:name="T36" style:family="text">
      <style:text-properties fo:color="#000000"/>
    </style:style>
    <style:style style:name="T37" style:family="text">
      <style:text-properties fo:color="#000000" fo:font-weight="bold" style:font-weight-asian="bold" style:font-weight-complex="bold"/>
    </style:style>
    <style:style style:name="T38" style:family="text">
      <style:text-properties fo:color="#000000" officeooo:rsid="004a29f2"/>
    </style:style>
    <style:style style:name="T39" style:family="text">
      <style:text-properties fo:color="#000000" fo:font-weight="normal" style:font-weight-asian="normal" style:font-weight-complex="normal"/>
    </style:style>
    <style:style style:name="T40" style:family="text">
      <style:text-properties fo:color="#000000" fo:font-weight="normal" officeooo:rsid="003099ed" style:font-weight-asian="normal" style:font-weight-complex="normal"/>
    </style:style>
    <style:style style:name="T41" style:family="text">
      <style:text-properties fo:color="#000000" fo:font-weight="normal" officeooo:rsid="0044341f" style:font-weight-asian="normal" style:font-weight-complex="normal"/>
    </style:style>
    <style:style style:name="T42" style:family="text">
      <style:text-properties fo:color="#000000" fo:font-weight="normal" officeooo:rsid="005e9cb8" style:font-weight-asian="normal" style:font-weight-complex="normal"/>
    </style:style>
    <style:style style:name="T43" style:family="text">
      <style:text-properties fo:color="#000000" fo:font-weight="normal" officeooo:rsid="005dcd06" style:font-weight-asian="normal" style:font-weight-complex="normal"/>
    </style:style>
    <style:style style:name="T44" style:family="text">
      <style:text-properties fo:color="#000000" fo:font-weight="normal" officeooo:rsid="0046a686" style:font-weight-asian="normal" style:font-weight-complex="normal"/>
    </style:style>
    <style:style style:name="T45" style:family="text">
      <style:text-properties fo:color="#000000" fo:font-weight="normal" officeooo:rsid="00b47ab1" style:font-weight-asian="normal" style:font-weight-complex="normal"/>
    </style:style>
    <style:style style:name="T46" style:family="text">
      <style:text-properties fo:color="#000000" fo:font-weight="normal" fo:background-color="transparent" loext:char-shading-value="0" style:font-weight-asian="normal" style:font-weight-complex="normal"/>
    </style:style>
    <style:style style:name="T47" style:family="text">
      <style:text-properties fo:color="#000000" fo:font-weight="normal" officeooo:rsid="00d8f5a6" fo:background-color="transparent" loext:char-shading-value="0" style:font-weight-asian="normal" style:font-weight-complex="normal"/>
    </style:style>
    <style:style style:name="T48" style:family="text">
      <style:text-properties fo:color="#000000" fo:font-weight="normal" officeooo:rsid="00e729b6" fo:background-color="transparent" loext:char-shading-value="0" style:font-weight-asian="normal" style:font-weight-complex="normal"/>
    </style:style>
    <style:style style:name="T49" style:family="text">
      <style:text-properties fo:color="#000000" fo:font-weight="normal" officeooo:rsid="00eac92f" fo:background-color="transparent" loext:char-shading-value="0" style:font-weight-asian="normal" style:font-weight-complex="normal"/>
    </style:style>
    <style:style style:name="T50" style:family="text">
      <style:text-properties fo:color="#000000" officeooo:rsid="002224ce"/>
    </style:style>
    <style:style style:name="T51" style:family="text">
      <style:text-properties fo:color="#000000" officeooo:rsid="0032fb91"/>
    </style:style>
    <style:style style:name="T52" style:family="text">
      <style:text-properties fo:color="#000000" officeooo:rsid="005dcd06"/>
    </style:style>
    <style:style style:name="T53" style:family="text">
      <style:text-properties fo:color="#000000" officeooo:rsid="005e9cb8"/>
    </style:style>
    <style:style style:name="T54" style:family="text">
      <style:text-properties fo:color="#000000" fo:font-style="italic" style:font-style-asian="italic" style:font-style-complex="italic"/>
    </style:style>
    <style:style style:name="T55" style:family="text">
      <style:text-properties fo:color="#000000" officeooo:rsid="006e88d0"/>
    </style:style>
    <style:style style:name="T56" style:family="text">
      <style:text-properties fo:color="#000000" officeooo:rsid="00ac0f1c"/>
    </style:style>
    <style:style style:name="T57" style:family="text">
      <style:text-properties fo:color="#000000" officeooo:rsid="00b2d31a"/>
    </style:style>
    <style:style style:name="T58" style:family="text">
      <style:text-properties fo:color="#000000" officeooo:rsid="00b47ab1"/>
    </style:style>
    <style:style style:name="T59" style:family="text">
      <style:text-properties fo:color="#000000" officeooo:rsid="00b63cc5"/>
    </style:style>
    <style:style style:name="T60" style:family="text">
      <style:text-properties fo:color="#000000" officeooo:rsid="00b806b7"/>
    </style:style>
    <style:style style:name="T61" style:family="text">
      <style:text-properties fo:color="#000000" officeooo:rsid="00b83782"/>
    </style:style>
    <style:style style:name="T62" style:family="text">
      <style:text-properties fo:color="#000000" officeooo:rsid="00ba4d24"/>
    </style:style>
    <style:style style:name="T63" style:family="text">
      <style:text-properties fo:color="#000000" officeooo:rsid="00bae202"/>
    </style:style>
    <style:style style:name="T64" style:family="text">
      <style:text-properties fo:color="#000000" officeooo:rsid="00bcaab6"/>
    </style:style>
    <style:style style:name="T65" style:family="text">
      <style:text-properties fo:color="#000000" officeooo:rsid="00bd3f4c"/>
    </style:style>
    <style:style style:name="T66" style:family="text">
      <style:text-properties fo:color="#000000" officeooo:rsid="00c0d529"/>
    </style:style>
    <style:style style:name="T67" style:family="text">
      <style:text-properties fo:color="#000000" officeooo:rsid="00c40ddc"/>
    </style:style>
    <style:style style:name="T68" style:family="text">
      <style:text-properties fo:color="#000000" officeooo:rsid="004f724d" fo:background-color="#dddddd" loext:char-shading-value="0"/>
    </style:style>
    <style:style style:name="T69" style:family="text">
      <style:text-properties fo:color="#000000" officeooo:rsid="00379f1d" fo:background-color="#dddddd" loext:char-shading-value="0"/>
    </style:style>
    <style:style style:name="T70" style:family="text">
      <style:text-properties fo:color="#000000" officeooo:rsid="00d07c2e"/>
    </style:style>
    <style:style style:name="T71" style:family="text">
      <style:text-properties fo:color="#000000" officeooo:rsid="00d07c2e" fo:background-color="transparent" loext:char-shading-value="0"/>
    </style:style>
    <style:style style:name="T72" style:family="text">
      <style:text-properties fo:color="#000000" officeooo:rsid="00d85ac4" fo:background-color="transparent" loext:char-shading-value="0"/>
    </style:style>
    <style:style style:name="T73" style:family="text">
      <style:text-properties fo:color="#000000" officeooo:rsid="00d8f5a6" fo:background-color="transparent" loext:char-shading-value="0"/>
    </style:style>
    <style:style style:name="T74" style:family="text">
      <style:text-properties fo:color="#000000" officeooo:rsid="00379f1d" fo:background-color="transparent" loext:char-shading-value="0"/>
    </style:style>
    <style:style style:name="T75" style:family="text">
      <style:text-properties fo:color="#000000" officeooo:rsid="00e1e033" fo:background-color="transparent" loext:char-shading-value="0"/>
    </style:style>
    <style:style style:name="T76" style:family="text">
      <style:text-properties fo:color="#000000" officeooo:rsid="00d8f5a6"/>
    </style:style>
    <style:style style:name="T77" style:family="text">
      <style:text-properties fo:color="#000000" officeooo:rsid="00e1a9e3"/>
    </style:style>
    <style:style style:name="T78" style:family="text">
      <style:text-properties fo:color="#000000" officeooo:rsid="00e1e033"/>
    </style:style>
    <style:style style:name="T79" style:family="text">
      <style:text-properties fo:color="#000000" officeooo:rsid="00e2a776"/>
    </style:style>
    <style:style style:name="T80" style:family="text">
      <style:text-properties fo:color="#000000" officeooo:rsid="00f040cc"/>
    </style:style>
    <style:style style:name="T81" style:family="text">
      <style:text-properties fo:color="#000000" officeooo:rsid="00fc6910"/>
    </style:style>
    <style:style style:name="T82" style:family="text">
      <style:text-properties fo:color="#000000" officeooo:rsid="010e3b0e"/>
    </style:style>
    <style:style style:name="T83" style:family="text">
      <style:text-properties fo:color="#000000" officeooo:rsid="010e785c"/>
    </style:style>
    <style:style style:name="T84" style:family="text">
      <style:text-properties fo:color="#000000" officeooo:rsid="010ed607"/>
    </style:style>
    <style:style style:name="T85" style:family="text">
      <style:text-properties fo:color="#000000" officeooo:rsid="01108301"/>
    </style:style>
    <style:style style:name="T86" style:family="text">
      <style:text-properties fo:color="#000000" officeooo:rsid="0111a0ca"/>
    </style:style>
    <style:style style:name="T87" style:family="text">
      <style:text-properties fo:color="#610506"/>
    </style:style>
    <style:style style:name="T88" style:family="text">
      <style:text-properties fo:color="#610506" officeooo:rsid="00bcaab6"/>
    </style:style>
    <style:style style:name="T89" style:family="text">
      <style:text-properties fo:color="#94070a"/>
    </style:style>
    <style:style style:name="T90" style:family="text">
      <style:text-properties fo:color="#94070a" officeooo:rsid="002224ce"/>
    </style:style>
    <style:style style:name="T91" style:family="text">
      <style:text-properties fo:color="#94070a" officeooo:rsid="0128b330" fo:background-color="transparent" loext:char-shading-value="0"/>
    </style:style>
    <style:style style:name="T92" style:family="text">
      <style:text-properties fo:color="#94070a" officeooo:rsid="0124f59e" fo:background-color="transparent" loext:char-shading-value="0"/>
    </style:style>
    <style:style style:name="T93" style:family="text">
      <style:text-properties fo:color="#94070a" officeooo:rsid="011eda8d" fo:background-color="transparent" loext:char-shading-value="0"/>
    </style:style>
    <style:style style:name="T94" style:family="text">
      <style:text-properties fo:color="#94070a" officeooo:rsid="012051e0" fo:background-color="transparent" loext:char-shading-value="0"/>
    </style:style>
    <style:style style:name="T95" style:family="text">
      <style:text-properties fo:color="#94070a" officeooo:rsid="0124f59e"/>
    </style:style>
    <style:style style:name="T96" style:family="text">
      <style:text-properties fo:color="#94070a" officeooo:rsid="012051e0"/>
    </style:style>
    <style:style style:name="T97" style:family="text">
      <style:text-properties fo:color="#94070a" officeooo:rsid="0128b330"/>
    </style:style>
    <style:style style:name="T98" style:family="text">
      <style:text-properties fo:color="#94070a" officeooo:rsid="013e32eb"/>
    </style:style>
    <style:style style:name="T99" style:family="text">
      <style:text-properties fo:color="#94070a" officeooo:rsid="015d5fc3"/>
    </style:style>
    <style:style style:name="T100" style:family="text">
      <style:text-properties fo:color="#680059"/>
    </style:style>
    <style:style style:name="T101" style:family="text">
      <style:text-properties fo:color="#680059" fo:font-style="italic" style:font-style-asian="italic" style:font-style-complex="italic"/>
    </style:style>
    <style:style style:name="T102" style:family="text">
      <style:text-properties fo:color="#680059" officeooo:rsid="00459890"/>
    </style:style>
    <style:style style:name="T103" style:family="text">
      <style:text-properties fo:color="#680059" fo:font-size="8pt" fo:font-style="normal" fo:font-weight="normal" officeooo:rsid="0064c828" style:font-size-asian="8pt" style:font-style-asian="normal" style:font-weight-asian="normal" style:font-size-complex="8pt" style:font-style-complex="normal" style:font-weight-complex="normal"/>
    </style:style>
    <style:style style:name="T104" style:family="text">
      <style:text-properties fo:color="#680059" fo:font-size="8pt" fo:font-style="normal" fo:font-weight="normal" officeooo:rsid="005dcd06" style:font-size-asian="8pt" style:font-style-asian="normal" style:font-weight-asian="normal" style:font-size-complex="8pt" style:font-style-complex="normal" style:font-weight-complex="normal"/>
    </style:style>
    <style:style style:name="T105" style:family="text">
      <style:text-properties fo:color="#680059" fo:font-weight="normal" style:font-weight-asian="normal" style:font-weight-complex="normal"/>
    </style:style>
    <style:style style:name="T106" style:family="text">
      <style:text-properties fo:color="#680059" fo:font-weight="normal" officeooo:rsid="006662c8" style:font-weight-asian="normal" style:font-weight-complex="normal"/>
    </style:style>
    <style:style style:name="T107" style:family="text">
      <style:text-properties fo:color="#680059" fo:font-size="12pt" fo:font-weight="normal" style:font-size-asian="12pt" style:font-weight-asian="normal" style:font-size-complex="12pt" style:font-weight-complex="normal"/>
    </style:style>
    <style:style style:name="T108" style:family="text">
      <style:text-properties fo:color="#680059" fo:font-size="12pt" fo:font-style="normal" fo:font-weight="normal" officeooo:rsid="0044341f" style:font-size-asian="12pt" style:font-style-asian="normal" style:font-weight-asian="normal" style:font-size-complex="12pt" style:font-style-complex="normal" style:font-weight-complex="normal"/>
    </style:style>
    <style:style style:name="T109" style:family="text">
      <style:text-properties fo:color="#680059" fo:font-style="normal" style:font-style-asian="normal" style:font-style-complex="normal"/>
    </style:style>
    <style:style style:name="T110" style:family="text">
      <style:text-properties fo:color="#680059" style:text-underline-style="solid" style:text-underline-width="auto" style:text-underline-color="font-color" fo:font-weight="bold" officeooo:rsid="010e3b0e" style:font-weight-asian="bold" style:font-weight-complex="bold"/>
    </style:style>
    <style:style style:name="T111" style:family="text">
      <style:text-properties fo:color="#680059" officeooo:rsid="00dd8bde"/>
    </style:style>
    <style:style style:name="T112" style:family="text">
      <style:text-properties fo:color="#680059" officeooo:rsid="010e3b0e"/>
    </style:style>
    <style:style style:name="T113" style:family="text">
      <style:text-properties fo:color="#680059" officeooo:rsid="010ed607"/>
    </style:style>
    <style:style style:name="T114" style:family="text">
      <style:text-properties fo:color="#680059" officeooo:rsid="0111a0ca"/>
    </style:style>
    <style:style style:name="T115" style:family="text">
      <style:text-properties fo:color="#680059" officeooo:rsid="01108301"/>
    </style:style>
    <style:style style:name="T116" style:family="text">
      <style:text-properties fo:font-style="italic" officeooo:rsid="009b4065" style:font-style-asian="italic" style:font-style-complex="italic"/>
    </style:style>
    <style:style style:name="T117" style:family="text">
      <style:text-properties fo:color="#0066b3"/>
    </style:style>
    <style:style style:name="T118" style:family="text">
      <style:text-properties fo:color="#0066b3" fo:font-style="italic" officeooo:rsid="0046a686" style:font-style-asian="italic" style:font-style-complex="italic"/>
    </style:style>
    <style:style style:name="T119" style:family="text">
      <style:text-properties fo:color="#0066b3" fo:font-style="italic" fo:font-weight="normal" officeooo:rsid="0046a686" style:font-style-asian="italic" style:font-weight-asian="normal" style:font-style-complex="italic" style:font-weight-complex="normal"/>
    </style:style>
    <style:style style:name="T120" style:family="text">
      <style:text-properties fo:color="#0066b3" officeooo:rsid="0046a686"/>
    </style:style>
    <style:style style:name="T121" style:family="text">
      <style:text-properties fo:color="#0066b3" officeooo:rsid="004ec4b9"/>
    </style:style>
    <style:style style:name="T122" style:family="text">
      <style:text-properties fo:color="#0066b3" officeooo:rsid="002224ce"/>
    </style:style>
    <style:style style:name="T123" style:family="text">
      <style:text-properties fo:color="#0066b3" officeooo:rsid="004ce08f"/>
    </style:style>
    <style:style style:name="T124" style:family="text">
      <style:text-properties fo:color="#0066b3" fo:font-weight="normal" style:font-weight-asian="normal" style:font-weight-complex="normal"/>
    </style:style>
    <style:style style:name="T125" style:family="text">
      <style:text-properties fo:color="#0066b3" fo:font-weight="normal" officeooo:rsid="003099ed" style:font-weight-asian="normal" style:font-weight-complex="normal"/>
    </style:style>
    <style:style style:name="T126" style:family="text">
      <style:text-properties fo:color="#0066b3" fo:font-weight="normal" officeooo:rsid="004f724d" style:font-weight-asian="normal" style:font-weight-complex="normal"/>
    </style:style>
    <style:style style:name="T127" style:family="text">
      <style:text-properties fo:color="#0066b3" fo:font-weight="normal" officeooo:rsid="0046a686" style:font-weight-asian="normal" style:font-weight-complex="normal"/>
    </style:style>
    <style:style style:name="T128" style:family="text">
      <style:text-properties fo:color="#0066b3" fo:font-weight="normal" officeooo:rsid="005dcd06" style:font-weight-asian="normal" style:font-weight-complex="normal"/>
    </style:style>
    <style:style style:name="T129" style:family="text">
      <style:text-properties fo:color="#0066b3" fo:font-weight="normal" officeooo:rsid="0044341f" style:font-weight-asian="normal" style:font-weight-complex="normal"/>
    </style:style>
    <style:style style:name="T130" style:family="text">
      <style:text-properties fo:color="#0066b3" fo:font-weight="normal" officeooo:rsid="005e9cb8" style:font-weight-asian="normal" style:font-weight-complex="normal"/>
    </style:style>
    <style:style style:name="T131" style:family="text">
      <style:text-properties fo:color="#0066b3" fo:font-weight="normal" officeooo:rsid="00619b79" style:font-weight-asian="normal" style:font-weight-complex="normal"/>
    </style:style>
    <style:style style:name="T132" style:family="text">
      <style:text-properties fo:color="#0066b3" fo:font-weight="normal" officeooo:rsid="008f2dea" style:font-weight-asian="normal" style:font-weight-complex="normal"/>
    </style:style>
    <style:style style:name="T133" style:family="text">
      <style:text-properties fo:color="#0066b3" fo:font-weight="normal" officeooo:rsid="00b47ab1" style:font-weight-asian="normal" style:font-weight-complex="normal"/>
    </style:style>
    <style:style style:name="T134" style:family="text">
      <style:text-properties fo:color="#0066b3" officeooo:rsid="003099ed"/>
    </style:style>
    <style:style style:name="T135" style:family="text">
      <style:text-properties fo:color="#0066b3" officeooo:rsid="005b7a41"/>
    </style:style>
    <style:style style:name="T136" style:family="text">
      <style:text-properties fo:color="#0066b3" officeooo:rsid="005dcd06"/>
    </style:style>
    <style:style style:name="T137" style:family="text">
      <style:text-properties fo:color="#0066b3" fo:font-size="8pt" fo:font-style="normal" fo:font-weight="normal" officeooo:rsid="0064c828" style:font-size-asian="8pt" style:font-style-asian="normal" style:font-weight-asian="normal" style:font-size-complex="8pt" style:font-style-complex="normal" style:font-weight-complex="normal"/>
    </style:style>
    <style:style style:name="T138" style:family="text">
      <style:text-properties fo:color="#0066b3" fo:font-style="normal" fo:font-weight="bold" officeooo:rsid="0046a686" style:font-style-asian="normal" style:font-weight-asian="bold" style:font-style-complex="normal" style:font-weight-complex="bold"/>
    </style:style>
    <style:style style:name="T139" style:family="text">
      <style:text-properties fo:color="#0066b3" officeooo:rsid="00b47ab1"/>
    </style:style>
    <style:style style:name="T140" style:family="text">
      <style:text-properties fo:color="#0066b3" officeooo:rsid="00b63cc5"/>
    </style:style>
    <style:style style:name="T141" style:family="text">
      <style:text-properties officeooo:rsid="00457981"/>
    </style:style>
    <style:style style:name="T142" style:family="text">
      <style:text-properties fo:color="#111111"/>
    </style:style>
    <style:style style:name="T143" style:family="text">
      <style:text-properties fo:color="#333333" fo:font-weight="normal" style:font-weight-asian="normal" style:font-weight-complex="normal"/>
    </style:style>
    <style:style style:name="T144" style:family="text">
      <style:text-properties fo:color="#333333" fo:font-weight="normal" officeooo:rsid="006662c8" style:font-weight-asian="normal" style:font-weight-complex="normal"/>
    </style:style>
    <style:style style:name="T145" style:family="text">
      <style:text-properties fo:color="#333333" fo:font-weight="normal" officeooo:rsid="00675e05" style:font-weight-asian="normal" style:font-weight-complex="normal"/>
    </style:style>
    <style:style style:name="T146" style:family="text">
      <style:text-properties fo:color="#333333" fo:font-size="8pt" fo:font-style="normal" fo:font-weight="normal" officeooo:rsid="0064c828" style:font-size-asian="8pt" style:font-style-asian="normal" style:font-weight-asian="normal" style:font-size-complex="8pt" style:font-style-complex="normal" style:font-weight-complex="normal"/>
    </style:style>
    <style:style style:name="T147" style:family="text">
      <style:text-properties fo:color="#333333" fo:font-size="12pt" fo:font-weight="normal" style:font-size-asian="12pt" style:font-weight-asian="normal" style:font-size-complex="12pt" style:font-weight-complex="normal"/>
    </style:style>
    <style:style style:name="T148" style:family="text">
      <style:text-properties fo:color="#333333" fo:font-size="12pt" fo:font-weight="normal" officeooo:rsid="006662c8" style:font-size-asian="12pt" style:font-weight-asian="normal" style:font-size-complex="12pt" style:font-weight-complex="normal"/>
    </style:style>
    <style:style style:name="T149" style:family="text">
      <style:text-properties fo:color="#333333" fo:font-size="12pt" fo:font-weight="normal" officeooo:rsid="00675e05" style:font-size-asian="12pt" style:font-weight-asian="normal" style:font-size-complex="12pt" style:font-weight-complex="normal"/>
    </style:style>
    <style:style style:name="T150" style:family="text">
      <style:text-properties fo:color="#333333" fo:font-size="12pt" fo:font-style="normal" fo:font-weight="normal" officeooo:rsid="00675e05" style:font-size-asian="12pt" style:font-style-asian="normal" style:font-weight-asian="normal" style:font-size-complex="12pt" style:font-style-complex="normal" style:font-weight-complex="normal"/>
    </style:style>
    <style:style style:name="T151" style:family="text">
      <style:text-properties officeooo:rsid="0046a686"/>
    </style:style>
    <style:style style:name="T152" style:family="text">
      <style:text-properties officeooo:rsid="004a29f2"/>
    </style:style>
    <style:style style:name="T153" style:family="text">
      <style:text-properties fo:color="#003d73"/>
    </style:style>
    <style:style style:name="T154" style:family="text">
      <style:text-properties officeooo:rsid="004ce08f"/>
    </style:style>
    <style:style style:name="T155" style:family="text">
      <style:text-properties officeooo:rsid="004ec4b9"/>
    </style:style>
    <style:style style:name="T156" style:family="text">
      <style:text-properties fo:color="#ba131a"/>
    </style:style>
    <style:style style:name="T157" style:family="text">
      <style:text-properties fo:color="#ba131a" officeooo:rsid="004ce08f"/>
    </style:style>
    <style:style style:name="T158" style:family="text">
      <style:text-properties fo:color="#ba131a" officeooo:rsid="005b7a41"/>
    </style:style>
    <style:style style:name="T159" style:family="text">
      <style:text-properties fo:color="#ba131a" fo:font-weight="normal" style:font-weight-asian="normal" style:font-weight-complex="normal"/>
    </style:style>
    <style:style style:name="T160" style:family="text">
      <style:text-properties fo:color="#ba131a" fo:font-weight="normal" officeooo:rsid="006662c8" style:font-weight-asian="normal" style:font-weight-complex="normal"/>
    </style:style>
    <style:style style:name="T161" style:family="text">
      <style:text-properties fo:color="#ba131a" fo:font-weight="normal" officeooo:rsid="005b7a41" style:font-weight-asian="normal" style:font-weight-complex="normal"/>
    </style:style>
    <style:style style:name="T162" style:family="text">
      <style:text-properties fo:color="#ba131a" officeooo:rsid="0046a686"/>
    </style:style>
    <style:style style:name="T163" style:family="text">
      <style:text-properties fo:color="#ba131a" officeooo:rsid="002224ce"/>
    </style:style>
    <style:style style:name="T164" style:family="text">
      <style:text-properties fo:color="#ba131a" fo:font-style="normal" style:font-style-asian="normal" style:font-style-complex="normal"/>
    </style:style>
    <style:style style:name="T165" style:family="text">
      <style:text-properties fo:color="#ba131a" officeooo:rsid="00b2d31a"/>
    </style:style>
    <style:style style:name="T166" style:family="text">
      <style:text-properties fo:color="#ba131a" officeooo:rsid="00b47ab1"/>
    </style:style>
    <style:style style:name="T167" style:family="text">
      <style:text-properties fo:color="#ba131a" officeooo:rsid="00d85ac4" fo:background-color="transparent" loext:char-shading-value="0"/>
    </style:style>
    <style:style style:name="T168" style:family="text">
      <style:text-properties fo:color="#ba131a" officeooo:rsid="00e1a9e3" fo:background-color="transparent" loext:char-shading-value="0"/>
    </style:style>
    <style:style style:name="T169" style:family="text">
      <style:text-properties officeooo:rsid="0050dc6b"/>
    </style:style>
    <style:style style:name="T170" style:family="text">
      <style:text-properties officeooo:rsid="005b7a41"/>
    </style:style>
    <style:style style:name="T171" style:family="text">
      <style:text-properties style:font-name="Andale Mono" fo:font-size="12pt" style:font-size-asian="12pt" style:font-size-complex="12pt"/>
    </style:style>
    <style:style style:name="T172" style:family="text">
      <style:text-properties style:font-name="Andale Mono" fo:font-size="12pt" officeooo:rsid="01583d21" style:font-size-asian="12pt" style:font-size-complex="12pt"/>
    </style:style>
    <style:style style:name="T173" style:family="text">
      <style:text-properties officeooo:rsid="005dcd06"/>
    </style:style>
    <style:style style:name="T174" style:family="text">
      <style:text-properties fo:color="#9a6704" fo:font-size="8pt" fo:font-style="normal" fo:font-weight="normal" officeooo:rsid="0064c828" style:font-size-asian="8pt" style:font-style-asian="normal" style:font-weight-asian="normal" style:font-size-complex="8pt" style:font-style-complex="normal" style:font-weight-complex="normal"/>
    </style:style>
    <style:style style:name="T175" style:family="text">
      <style:text-properties fo:color="#9a6704" fo:font-weight="normal" style:font-weight-asian="normal" style:font-weight-complex="normal"/>
    </style:style>
    <style:style style:name="T176" style:family="text">
      <style:text-properties fo:color="#9a6704" fo:font-weight="normal" officeooo:rsid="006662c8" style:font-weight-asian="normal" style:font-weight-complex="normal"/>
    </style:style>
    <style:style style:name="T177" style:family="text">
      <style:text-properties fo:color="#9a6704" fo:font-size="12pt" fo:font-weight="normal" style:font-size-asian="12pt" style:font-weight-asian="normal" style:font-size-complex="12pt" style:font-weight-complex="normal"/>
    </style:style>
    <style:style style:name="T178" style:family="text">
      <style:text-properties fo:color="#9a6704" fo:font-size="12pt" fo:font-weight="normal" officeooo:rsid="006662c8" style:font-size-asian="12pt" style:font-weight-asian="normal" style:font-size-complex="12pt" style:font-weight-complex="normal"/>
    </style:style>
    <style:style style:name="T179" style:family="text">
      <style:text-properties fo:color="#1b75bc"/>
    </style:style>
    <style:style style:name="T180" style:family="text">
      <style:text-properties fo:color="#1b75bc" fo:background-color="#eeeeee" loext:char-shading-value="0"/>
    </style:style>
    <style:style style:name="T181" style:family="text">
      <style:text-properties fo:color="#1b75bc" officeooo:rsid="007f18dc" fo:background-color="#eeeeee" loext:char-shading-value="0"/>
    </style:style>
    <style:style style:name="T182" style:family="text">
      <style:text-properties fo:color="#1b75bc" officeooo:rsid="0112b4b5" fo:background-color="#eeeeee" loext:char-shading-value="0"/>
    </style:style>
    <style:style style:name="T183" style:family="text">
      <style:text-properties fo:color="#1b75bc" officeooo:rsid="007f18dc"/>
    </style:style>
    <style:style style:name="T184" style:family="text">
      <style:text-properties fo:color="#1b75bc" officeooo:rsid="00b12634"/>
    </style:style>
    <style:style style:name="T185" style:family="text">
      <style:text-properties fo:color="#1b75bc" officeooo:rsid="005e9cb8"/>
    </style:style>
    <style:style style:name="T186" style:family="text">
      <style:text-properties fo:color="#1b75bc" fo:font-weight="normal" officeooo:rsid="00b47ab1" style:font-weight-asian="normal" style:font-weight-complex="normal"/>
    </style:style>
    <style:style style:name="T187" style:family="text">
      <style:text-properties fo:color="#1b75bc" fo:font-weight="normal" officeooo:rsid="00b63cc5" style:font-weight-asian="normal" style:font-weight-complex="normal"/>
    </style:style>
    <style:style style:name="T188" style:family="text">
      <style:text-properties fo:color="#1b75bc" fo:font-weight="normal" officeooo:rsid="00d07c2e" style:font-weight-asian="normal" style:font-weight-complex="normal"/>
    </style:style>
    <style:style style:name="T189" style:family="text">
      <style:text-properties fo:color="#1b75bc" fo:font-weight="normal" fo:background-color="transparent" loext:char-shading-value="0" style:font-weight-asian="normal" style:font-weight-complex="normal"/>
    </style:style>
    <style:style style:name="T190" style:family="text">
      <style:text-properties fo:color="#1b75bc" fo:font-weight="normal" officeooo:rsid="00d07c2e" fo:background-color="transparent" loext:char-shading-value="0" style:font-weight-asian="normal" style:font-weight-complex="normal"/>
    </style:style>
    <style:style style:name="T191" style:family="text">
      <style:text-properties fo:color="#1b75bc" fo:font-weight="normal" officeooo:rsid="00e5a97b" fo:background-color="transparent" loext:char-shading-value="0" style:font-weight-asian="normal" style:font-weight-complex="normal"/>
    </style:style>
    <style:style style:name="T192" style:family="text">
      <style:text-properties fo:color="#1b75bc" fo:font-weight="normal" officeooo:rsid="00e729b6" fo:background-color="transparent" loext:char-shading-value="0" style:font-weight-asian="normal" style:font-weight-complex="normal"/>
    </style:style>
    <style:style style:name="T193" style:family="text">
      <style:text-properties fo:color="#1b75bc" fo:font-weight="normal" officeooo:rsid="00eac92f" fo:background-color="transparent" loext:char-shading-value="0" style:font-weight-asian="normal" style:font-weight-complex="normal"/>
    </style:style>
    <style:style style:name="T194" style:family="text">
      <style:text-properties fo:color="#1b75bc" fo:font-weight="normal" officeooo:rsid="00e729b6" fo:background-color="#eeeeee" loext:char-shading-value="0" style:font-weight-asian="normal" style:font-weight-complex="normal"/>
    </style:style>
    <style:style style:name="T195" style:family="text">
      <style:text-properties fo:color="#1b75bc" officeooo:rsid="00b47ab1"/>
    </style:style>
    <style:style style:name="T196" style:family="text">
      <style:text-properties fo:color="#1b75bc" officeooo:rsid="00b63cc5"/>
    </style:style>
    <style:style style:name="T197" style:family="text">
      <style:text-properties fo:color="#1b75bc" officeooo:rsid="0085c9af"/>
    </style:style>
    <style:style style:name="T198" style:family="text">
      <style:text-properties fo:color="#1b75bc" officeooo:rsid="00b806b7"/>
    </style:style>
    <style:style style:name="T199" style:family="text">
      <style:text-properties fo:color="#1b75bc" fo:background-color="#dddddd" loext:char-shading-value="0"/>
    </style:style>
    <style:style style:name="T200" style:family="text">
      <style:text-properties fo:color="#1b75bc" officeooo:rsid="00d07c2e" fo:background-color="#dddddd" loext:char-shading-value="0"/>
    </style:style>
    <style:style style:name="T201" style:family="text">
      <style:text-properties fo:color="#1b75bc" officeooo:rsid="00359054" fo:background-color="#dddddd" loext:char-shading-value="0"/>
    </style:style>
    <style:style style:name="T202" style:family="text">
      <style:text-properties fo:color="#1b75bc" officeooo:rsid="004a29f2" fo:background-color="#dddddd" loext:char-shading-value="0"/>
    </style:style>
    <style:style style:name="T203" style:family="text">
      <style:text-properties fo:color="#1b75bc" fo:background-color="transparent" loext:char-shading-value="0"/>
    </style:style>
    <style:style style:name="T204" style:family="text">
      <style:text-properties fo:color="#1b75bc" officeooo:rsid="00d07c2e" fo:background-color="transparent" loext:char-shading-value="0"/>
    </style:style>
    <style:style style:name="T205" style:family="text">
      <style:text-properties fo:color="#1b75bc" officeooo:rsid="00d85ac4" fo:background-color="transparent" loext:char-shading-value="0"/>
    </style:style>
    <style:style style:name="T206" style:family="text">
      <style:text-properties fo:color="#1b75bc" officeooo:rsid="00d8f5a6" fo:background-color="transparent" loext:char-shading-value="0"/>
    </style:style>
    <style:style style:name="T207" style:family="text">
      <style:text-properties fo:color="#1b75bc" officeooo:rsid="00eac92f" fo:background-color="transparent" loext:char-shading-value="0"/>
    </style:style>
    <style:style style:name="T208" style:family="text">
      <style:text-properties fo:color="#1b75bc" officeooo:rsid="0112b4b5" fo:background-color="transparent" loext:char-shading-value="0"/>
    </style:style>
    <style:style style:name="T209" style:family="text">
      <style:text-properties fo:color="#1b75bc" officeooo:rsid="012cd9cc" fo:background-color="transparent" loext:char-shading-value="0"/>
    </style:style>
    <style:style style:name="T210" style:family="text">
      <style:text-properties fo:color="#1b75bc" officeooo:rsid="00e1a9e3"/>
    </style:style>
    <style:style style:name="T211" style:family="text">
      <style:text-properties fo:color="#1b75bc" officeooo:rsid="00e1e033"/>
    </style:style>
    <style:style style:name="T212" style:family="text">
      <style:text-properties fo:color="#1b75bc" officeooo:rsid="00eac92f"/>
    </style:style>
    <style:style style:name="T213" style:family="text">
      <style:text-properties fo:color="#1b75bc" officeooo:rsid="00edefed"/>
    </style:style>
    <style:style style:name="T214" style:family="text">
      <style:text-properties fo:color="#1b75bc" officeooo:rsid="00f040cc"/>
    </style:style>
    <style:style style:name="T215" style:family="text">
      <style:text-properties fo:color="#1b75bc" officeooo:rsid="00f1cfbf"/>
    </style:style>
    <style:style style:name="T216" style:family="text">
      <style:text-properties fo:color="#1b75bc" officeooo:rsid="00f3f593"/>
    </style:style>
    <style:style style:name="T217" style:family="text">
      <style:text-properties fo:color="#1b75bc" fo:font-weight="bold" style:font-weight-asian="bold" style:font-weight-complex="bold"/>
    </style:style>
    <style:style style:name="T218" style:family="text">
      <style:text-properties fo:color="#1b75bc" fo:font-weight="bold" officeooo:rsid="00f5ce6b" style:font-weight-asian="bold" style:font-weight-complex="bold"/>
    </style:style>
    <style:style style:name="T219" style:family="text">
      <style:text-properties fo:color="#1b75bc" fo:font-weight="bold" officeooo:rsid="00ffa3b4" style:font-weight-asian="bold" style:font-weight-complex="bold"/>
    </style:style>
    <style:style style:name="T220" style:family="text">
      <style:text-properties fo:color="#1b75bc" officeooo:rsid="01027528"/>
    </style:style>
    <style:style style:name="T221" style:family="text">
      <style:text-properties fo:color="#1b75bc" officeooo:rsid="0102cac8"/>
    </style:style>
    <style:style style:name="T222" style:family="text">
      <style:text-properties fo:color="#1b75bc" officeooo:rsid="0112b4b5"/>
    </style:style>
    <style:style style:name="T223" style:family="text">
      <style:text-properties officeooo:rsid="00d19dcf" fo:background-color="#eeeeee" loext:char-shading-value="0"/>
    </style:style>
    <style:style style:name="T224" style:family="text">
      <style:text-properties officeooo:rsid="0084662a"/>
    </style:style>
    <style:style style:name="T225" style:family="text">
      <style:text-properties fo:color="#ffffff" fo:background-color="transparent" loext:char-shading-value="0"/>
    </style:style>
    <style:style style:name="T226" style:family="text">
      <style:text-properties officeooo:rsid="008f2dea"/>
    </style:style>
    <style:style style:name="T227" style:family="text">
      <style:text-properties officeooo:rsid="009b4065"/>
    </style:style>
    <style:style style:name="T228" style:family="text">
      <style:text-properties officeooo:rsid="00a0f6a0"/>
    </style:style>
    <style:style style:name="T229" style:family="text">
      <style:text-properties officeooo:rsid="00a2623e"/>
    </style:style>
    <style:style style:name="T230" style:family="text">
      <style:text-properties officeooo:rsid="00ac0f1c"/>
    </style:style>
    <style:style style:name="T231" style:family="text">
      <style:text-properties officeooo:rsid="00b12634"/>
    </style:style>
    <style:style style:name="T232" style:family="text">
      <style:text-properties officeooo:rsid="00b47ab1"/>
    </style:style>
    <style:style style:name="T233" style:family="text">
      <style:text-properties officeooo:rsid="00b63cc5"/>
    </style:style>
    <style:style style:name="T234" style:family="text">
      <style:text-properties fo:color="#c06616"/>
    </style:style>
    <style:style style:name="T235" style:family="text">
      <style:text-properties fo:color="#c06616" officeooo:rsid="00b63cc5"/>
    </style:style>
    <style:style style:name="T236" style:family="text">
      <style:text-properties fo:color="#c06616" fo:font-weight="normal" officeooo:rsid="00b47ab1" style:font-weight-asian="normal" style:font-weight-complex="normal"/>
    </style:style>
    <style:style style:name="T237" style:family="text">
      <style:text-properties fo:color="#c06616" fo:font-weight="normal" officeooo:rsid="00b63cc5" style:font-weight-asian="normal" style:font-weight-complex="normal"/>
    </style:style>
    <style:style style:name="T238" style:family="text">
      <style:text-properties fo:color="#c06616" officeooo:rsid="00b806b7"/>
    </style:style>
    <style:style style:name="T239" style:family="text">
      <style:text-properties officeooo:rsid="00b806b7"/>
    </style:style>
    <style:style style:name="T240" style:family="text">
      <style:text-properties fo:color="#aa55a1" officeooo:rsid="00ba4d24"/>
    </style:style>
    <style:style style:name="T241" style:family="text">
      <style:text-properties fo:color="#aa55a1" officeooo:rsid="00c0d529"/>
    </style:style>
    <style:style style:name="T242" style:family="text">
      <style:text-properties officeooo:rsid="00d07c2e"/>
    </style:style>
    <style:style style:name="T243" style:family="text">
      <style:text-properties fo:color="#ed1c24"/>
    </style:style>
    <style:style style:name="T244" style:family="text">
      <style:text-properties fo:color="#ed1c24" officeooo:rsid="00d07c2e"/>
    </style:style>
    <style:style style:name="T245" style:family="text">
      <style:text-properties fo:color="#ed1c24" officeooo:rsid="00d19dcf"/>
    </style:style>
    <style:style style:name="T246" style:family="text">
      <style:text-properties fo:color="#ed1c24" fo:font-weight="normal" fo:background-color="transparent" loext:char-shading-value="0" style:font-weight-asian="normal" style:font-weight-complex="normal"/>
    </style:style>
    <style:style style:name="T247" style:family="text">
      <style:text-properties fo:color="#ed1c24" officeooo:rsid="00dd8bde"/>
    </style:style>
    <style:style style:name="T248" style:family="text">
      <style:text-properties fo:color="#ed1c24" fo:font-style="italic" style:font-style-asian="italic" style:font-style-complex="italic"/>
    </style:style>
    <style:style style:name="T249" style:family="text">
      <style:text-properties fo:color="#ed1c24" officeooo:rsid="00f1cfbf"/>
    </style:style>
    <style:style style:name="T250" style:family="text">
      <style:text-properties fo:color="#ed1c24" officeooo:rsid="00f040cc"/>
    </style:style>
    <style:style style:name="T251" style:family="text">
      <style:text-properties fo:color="#ed1c24" officeooo:rsid="00f569b5"/>
    </style:style>
    <style:style style:name="T252" style:family="text">
      <style:text-properties fo:color="#ed1c24" officeooo:rsid="00f3f593"/>
    </style:style>
    <style:style style:name="T253" style:family="text">
      <style:text-properties fo:color="#ed1c24" fo:font-weight="bold" officeooo:rsid="00f569b5" style:font-weight-asian="bold" style:font-weight-complex="bold"/>
    </style:style>
    <style:style style:name="T254" style:family="text">
      <style:text-properties fo:color="#ed1c24" fo:font-weight="bold" officeooo:rsid="00f5e092" style:font-weight-asian="bold" style:font-weight-complex="bold"/>
    </style:style>
    <style:style style:name="T255" style:family="text">
      <style:text-properties fo:color="#ed1c24" officeooo:rsid="01027528"/>
    </style:style>
    <style:style style:name="T256" style:family="text">
      <style:text-properties fo:color="#ed1c24" officeooo:rsid="0102cac8"/>
    </style:style>
    <style:style style:name="T257" style:family="text">
      <style:text-properties fo:color="#ed1c24" officeooo:rsid="013ea7bc"/>
    </style:style>
    <style:style style:name="T258" style:family="text">
      <style:text-properties fo:color="#ed1c24" officeooo:rsid="015d67cb"/>
    </style:style>
    <style:style style:name="T259" style:family="text">
      <style:text-properties fo:background-color="#dddddd" loext:char-shading-value="0"/>
    </style:style>
    <style:style style:name="T260" style:family="text">
      <style:text-properties officeooo:rsid="00d07c2e" fo:background-color="#dddddd" loext:char-shading-value="0"/>
    </style:style>
    <style:style style:name="T261" style:family="text">
      <style:text-properties officeooo:rsid="00d19dcf"/>
    </style:style>
    <style:style style:name="T262" style:family="text">
      <style:text-properties fo:color="#579835"/>
    </style:style>
    <style:style style:name="T263" style:family="text">
      <style:text-properties fo:color="#579835" officeooo:rsid="00d07c2e"/>
    </style:style>
    <style:style style:name="T264" style:family="text">
      <style:text-properties fo:color="#579835" fo:font-weight="normal" officeooo:rsid="00d07c2e" style:font-weight-asian="normal" style:font-weight-complex="normal"/>
    </style:style>
    <style:style style:name="T265" style:family="text">
      <style:text-properties fo:color="#579835" fo:font-weight="normal" officeooo:rsid="00d07c2e" fo:background-color="transparent" loext:char-shading-value="0" style:font-weight-asian="normal" style:font-weight-complex="normal"/>
    </style:style>
    <style:style style:name="T266" style:family="text">
      <style:text-properties fo:color="#808080" fo:font-style="normal" style:font-style-asian="normal" style:font-style-complex="normal"/>
    </style:style>
    <style:style style:name="T267" style:family="text">
      <style:text-properties fo:color="#cccccc"/>
    </style:style>
    <style:style style:name="T268" style:family="text">
      <style:text-properties fo:color="#cccccc" officeooo:rsid="00f040cc"/>
    </style:style>
    <style:style style:name="T269" style:family="text">
      <style:text-properties fo:color="#cccccc" officeooo:rsid="00ffa3b4"/>
    </style:style>
    <style:style style:name="T270" style:family="text">
      <style:text-properties fo:color="#72bf44"/>
    </style:style>
    <style:style style:name="T271" style:family="text">
      <style:text-properties fo:color="#72bf44" officeooo:rsid="00e1e033"/>
    </style:style>
    <style:style style:name="T272" style:family="text">
      <style:text-properties fo:color="#72bf44" fo:font-weight="normal" officeooo:rsid="00d07c2e" fo:background-color="transparent" loext:char-shading-value="0" style:font-weight-asian="normal" style:font-weight-complex="normal"/>
    </style:style>
    <style:style style:name="T273" style:family="text">
      <style:text-properties fo:color="#72bf44" fo:font-weight="normal" officeooo:rsid="00e5a97b" fo:background-color="transparent" loext:char-shading-value="0" style:font-weight-asian="normal" style:font-weight-complex="normal"/>
    </style:style>
    <style:style style:name="T274" style:family="text">
      <style:text-properties fo:color="#72bf44" fo:font-weight="normal" officeooo:rsid="00e729b6" fo:background-color="transparent" loext:char-shading-value="0" style:font-weight-asian="normal" style:font-weight-complex="normal"/>
    </style:style>
    <style:style style:name="T275" style:family="text">
      <style:text-properties fo:color="#72bf44" officeooo:rsid="00f040cc"/>
    </style:style>
    <style:style style:name="T276" style:family="text">
      <style:text-properties fo:color="#72bf44" officeooo:rsid="0112b4b5"/>
    </style:style>
    <style:style style:name="T277" style:family="text">
      <style:text-properties officeooo:rsid="00f040cc"/>
    </style:style>
    <style:style style:name="T278" style:family="text">
      <style:text-properties officeooo:rsid="00f1cfbf"/>
    </style:style>
    <style:style style:name="T279" style:family="text">
      <style:text-properties officeooo:rsid="00fdb569"/>
    </style:style>
    <style:style style:name="T280" style:family="text">
      <style:text-properties officeooo:rsid="0112b4b5"/>
    </style:style>
    <style:style style:name="T281" style:family="text">
      <style:text-properties officeooo:rsid="01212d61"/>
    </style:style>
    <style:style style:name="T282" style:family="text">
      <style:text-properties fo:color="#006d6f" officeooo:rsid="0118a23b" fo:background-color="transparent" loext:char-shading-value="0"/>
    </style:style>
    <style:style style:name="T283" style:family="text">
      <style:text-properties fo:color="#006d6f" officeooo:rsid="012b0265" fo:background-color="transparent" loext:char-shading-value="0"/>
    </style:style>
    <style:style style:name="T284" style:family="text">
      <style:text-properties fo:color="#006d6f" officeooo:rsid="011e09ce" fo:background-color="transparent" loext:char-shading-value="0"/>
    </style:style>
    <style:style style:name="T285" style:family="text">
      <style:text-properties fo:color="#006d6f" officeooo:rsid="012b0265"/>
    </style:style>
    <style:style style:name="T286" style:family="text">
      <style:text-properties fo:color="#006d6f" officeooo:rsid="013e32eb"/>
    </style:style>
    <style:style style:name="T287" style:family="text">
      <style:text-properties fo:color="#006d6f" officeooo:rsid="013ea7bc"/>
    </style:style>
    <style:style style:name="T288" style:family="text">
      <style:text-properties officeooo:rsid="013be221"/>
    </style:style>
    <style:style style:name="T289" style:family="text">
      <style:text-properties officeooo:rsid="014759e0"/>
    </style:style>
    <style:style style:name="T290" style:family="text">
      <style:text-properties officeooo:rsid="0156c2f5"/>
    </style:style>
    <style:style style:name="T291" style:family="text">
      <style:text-properties officeooo:rsid="015d67cb"/>
    </style:style>
    <style:style style:name="T292" style:family="text">
      <style:text-properties officeooo:rsid="016130be"/>
    </style:style>
    <style:style style:name="T293" style:family="text">
      <style:text-properties officeooo:rsid="01639868"/>
    </style:style>
    <style:style style:name="T294" style:family="text">
      <style:text-properties fo:color="#ce181e"/>
    </style:style>
    <style:style style:name="T295" style:family="text">
      <style:text-properties fo:color="#ce181e" officeooo:rsid="00e1a9e3" fo:background-color="transparent" loext:char-shading-value="0"/>
    </style:style>
    <style:style style:name="T296" style:family="text">
      <style:text-properties fo:color="#ce181e" officeooo:rsid="00d85ac4" fo:background-color="transparent" loext:char-shading-value="0"/>
    </style:style>
    <style:style style:name="T297" style:family="text">
      <style:text-properties fo:color="#ce181e" style:text-underline-style="solid" style:text-underline-width="auto" style:text-underline-color="font-color" fo:font-weight="bold" style:font-weight-asian="bold" style:font-weight-complex="bold"/>
    </style:style>
    <style:style style:name="T298" style:family="text">
      <style:text-properties fo:color="#ce181e" fo:font-weight="bold" style:font-weight-asian="bold" style:font-weight-complex="bold"/>
    </style:style>
    <style:style style:name="T299" style:family="text">
      <style:text-properties fo:color="#ce181e" officeooo:rsid="010e3b0e"/>
    </style:style>
    <style:style style:name="T300" style:family="text">
      <style:text-properties fo:color="#ce181e" officeooo:rsid="010ed607"/>
    </style:style>
    <style:style style:name="T301" style:family="text">
      <style:text-properties fo:color="#ce181e" officeooo:rsid="0111a0ca"/>
    </style:style>
    <style:style style:name="T302" style:family="text">
      <style:text-properties fo:color="#ce181e" officeooo:rsid="01108301"/>
    </style:style>
    <style:style style:name="T303" style:family="text">
      <style:text-properties officeooo:rsid="01733aa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9">Welcome! <text:span text:style-name="T303">I think these are some old notes about linear and planar springs</text:span></text:p>
      <text:p text:style-name="P119"/>
      <text:p text:style-name="P239">Overview</text:p>
      <text:p text:style-name="P120"/>
      <text:p text:style-name="P121">We have <text:span text:style-name="T151">a </text:span><text:span text:style-name="T36">structure</text:span></text:p>
      <text:p text:style-name="P23"/>
      <text:p text:style-name="P25"><text:s text:c="4"/><text:tab/> /\</text:p>
      <text:p text:style-name="P25"><text:s/><text:tab/>|\ \</text:p>
      <text:p text:style-name="P25"><text:s text:c="2"/><text:tab/>| \ \ </text:p>
      <text:p text:style-name="P25"><text:s text:c="2"/><text:tab/>| <text:s/>\ |</text:p>
      <text:p text:style-name="P25"><text:s text:c="2"/><text:tab/>|___\|</text:p>
      <text:p text:style-name="P25"/>
      <text:p text:style-name="P122">Let’s work in 2d world</text:p>
      <text:p text:style-name="P25"><text:s text:c="8"/></text:p>
      <text:p text:style-name="P25"><text:s text:c="3"/><text:tab/>|\</text:p>
      <text:p text:style-name="P25"><text:s text:c="3"/><text:tab/>| \</text:p>
      <text:p text:style-name="P25"><text:s text:c="3"/><text:tab/>| <text:s/>\</text:p>
      <text:p text:style-name="P25"><text:s text:c="3"/><text:tab/>|___\</text:p>
      <text:p text:style-name="P24"/>
      <text:p text:style-name="P123"><text:span text:style-name="T52">Imag</text:span><text:span text:style-name="T55">in</text:span><text:span text:style-name="T52">e structure</text:span><text:span text:style-name="T136"> </text:span><text:span text:style-name="T52">is</text:span><text:span text:style-name="T136"> </text:span><text:span text:style-name="T155">made of </text:span><text:span text:style-name="T121">nodes</text:span><text:span text:style-name="T155">.</text:span></text:p>
      <text:p text:style-name="P112"/>
      <text:p text:style-name="P5"><text:s text:c="3"/><text:tab/>N</text:p>
      <text:p text:style-name="P5"><text:tab/>N N</text:p>
      <text:p text:style-name="P5"><text:tab/>N N N</text:p>
      <text:p text:style-name="P5"><text:tab/>N N N N</text:p>
      <text:p text:style-name="P5"><text:tab/>N N N N N</text:p>
      <text:p text:style-name="P6"/>
      <text:p text:style-name="P110"><text:span text:style-name="T4">Each </text:span><text:span text:style-name="T134">n</text:span><text:span text:style-name="T117">ode</text:span> connected <text:span text:style-name="T4">to a few neighbor nodes with some </text:span><text:span text:style-name="T28">springs</text:span><text:span text:style-name="T4">.</text:span></text:p>
      <text:p text:style-name="P110"/>
      <text:p text:style-name="P7"><text:s/><text:tab/>N</text:p>
      <text:p text:style-name="P7"><text:s text:c="2"/><text:tab/><text:span text:style-name="T17">| \</text:span></text:p>
      <text:p text:style-name="P8"><text:s text:c="2"/><text:tab/>N – N </text:p>
      <text:p text:style-name="P8"><text:span text:style-name="T3"><text:s text:c="2"/><text:tab/></text:span><text:span text:style-name="T19">| /</text:span><text:span text:style-name="T17"> | \</text:span><text:span text:style-name="T36"> <text:s/></text:span><text:line-break/> <text:s/><text:tab/>N – N – N </text:p>
      <text:p text:style-name="P9"><text:span text:style-name="T3"><text:s text:c="2"/></text:span><text:span text:style-name="T19"><text:tab/>| /</text:span><text:span text:style-name="T17"> | / </text:span><text:span text:style-name="T19">| \</text:span><text:line-break/> <text:s/><text:tab/><text:span text:style-name="T152">N</text:span> <text:span text:style-name="T17">–</text:span><text:span text:style-name="T36"> </text:span>N<text:span text:style-name="T36"> </text:span><text:span text:style-name="T17">–</text:span> N <text:span text:style-name="T17">–</text:span><text:span text:style-name="T36"> </text:span><text:span text:style-name="T3">N</text:span></text:p>
      <text:p text:style-name="P10"/>
      <text:p text:style-name="P111"><text:span text:style-name="T40">Two </text:span><text:span text:style-name="T126">n</text:span><text:span text:style-name="T125">odes</text:span><text:span text:style-name="T134"> </text:span><text:span text:style-name="T68">nev</text:span><text:span text:style-name="T69">er move</text:span><text:span text:style-name="T74">. </text:span><text:span text:style-name="T154">One </text:span><text:span text:style-name="T123">node</text:span><text:span text:style-name="T154"> is </text:span><text:span text:style-name="T157">pushed.</text:span></text:p>
      <text:p text:style-name="P109"/>
      <text:p text:style-name="P17"><text:s text:c="4"/><text:span text:style-name="T153"><text:s/></text:span><text:span text:style-name="T202">N</text:span></text:p>
      <text:p text:style-name="P11"><text:s text:c="5"/><text:span text:style-name="T17">| \</text:span></text:p>
      <text:p text:style-name="P12"><text:s text:c="5"/>N <text:s/>-N <text:s/></text:p>
      <text:p text:style-name="P12"><text:s text:c="5"/><text:span text:style-name="T29">|</text:span><text:span text:style-name="T17"> </text:span><text:span text:style-name="T29">/</text:span><text:span text:style-name="T17"> | </text:span><text:span text:style-name="T20">\</text:span> <text:s/><text:line-break/> <text:s text:c="4"/>N <text:s/>–<text:span text:style-name="T13">N</text:span><text:span text:style-name="T51">- </text:span>N</text:p>
      <text:p text:style-name="P65"><text:span text:style-name="T122"><text:s text:c="3"/></text:span><text:span text:style-name="T50"><text:s text:c="2"/></text:span><text:span text:style-name="T19">| <text:s/>/</text:span><text:span text:style-name="T17"> <text:s/>/</text:span><text:span text:style-name="T20">\</text:span><text:span text:style-name="T122"> <text:tab/></text:span><text:span text:style-name="T117"> <text:s/><text:line-break/></text:span> <text:s text:c="4"/><text:span text:style-name="T201">N</text:span><text:span text:style-name="T17">-</text:span><text:span text:style-name="T117">N </text:span><text:span text:style-name="T17">–</text:span><text:span text:style-name="T117">N</text:span><text:span text:style-name="T17">–</text:span><text:span text:style-name="T117"> </text:span><text:span text:style-name="T122">N</text:span><text:span text:style-name="T90"> </text:span><text:span text:style-name="T163">&lt;--- </text:span><text:span text:style-name="T157">push</text:span></text:p>
      <text:p text:style-name="P66"/>
      <text:p text:style-name="P113">If <text:span text:style-name="T156">push</text:span> steady <text:span text:style-name="T169">and no </text:span><text:span text:style-name="T20">s</text:span><text:span text:style-name="T30">pring </text:span><text:span text:style-name="T81">break</text:span><text:span text:style-name="T169">, </text:span><text:span text:style-name="T20">spring </text:span><text:span text:style-name="T169">adjust and </text:span><text:span text:style-name="T117">nodes</text:span> <text:span text:style-name="T279">re</text:span>settle<text:span text:style-name="T36">.</text:span></text:p>
      <text:p text:style-name="P139"/>
      <text:p text:style-name="P139"><text:soft-page-break/></text:p>
      <text:p text:style-name="P239">Example</text:p>
      <text:p text:style-name="P170"/>
      <text:p text:style-name="P175">Two <text:span text:style-name="T179">nodes</text:span> are <text:span text:style-name="T223">fixed</text:span></text:p>
      <text:p text:style-name="P177">One node is <text:span text:style-name="T156">pushed</text:span></text:p>
      <text:p text:style-name="P175"/>
      <text:p text:style-name="P118"><text:span text:style-name="T200">N</text:span><text:span text:style-name="T242"> </text:span><text:span text:style-name="T263"><text:s text:c="3"/></text:span><text:span text:style-name="T242"><text:s/></text:span><text:span text:style-name="T188">N</text:span><text:span text:style-name="T242"> <text:s/></text:span><text:span text:style-name="T244">&lt;--- </text:span><text:span text:style-name="T245">push</text:span></text:p>
      <text:p text:style-name="P118"><text:s text:c="5"/></text:p>
      <text:p text:style-name="P118"><text:s text:c="4"/></text:p>
      <text:p text:style-name="P175"><text:s text:c="3"/><text:span text:style-name="T199">N</text:span></text:p>
      <text:p text:style-name="P175"/>
      <text:p text:style-name="P128"><text:span text:style-name="T34">There’s also some</text:span><text:span text:style-name="T33"> </text:span><text:span text:style-name="T27">springs</text:span></text:p>
      <text:p text:style-name="P180"/>
      <text:p text:style-name="P118"><text:span text:style-name="T200">N</text:span><text:span text:style-name="T242"> </text:span><text:span text:style-name="T263">---</text:span><text:span text:style-name="T242"> </text:span><text:span text:style-name="T188">N</text:span><text:span text:style-name="T242"> <text:s/></text:span><text:span text:style-name="T244">&lt;--- </text:span><text:span text:style-name="T245">push</text:span></text:p>
      <text:p text:style-name="P118"><text:s text:c="5"/><text:span text:style-name="T262">/</text:span></text:p>
      <text:p text:style-name="P118"><text:s text:c="4"/><text:span text:style-name="T262">/</text:span></text:p>
      <text:p text:style-name="P126"><text:s text:c="3"/><text:span text:style-name="T199">N</text:span></text:p>
      <text:p text:style-name="P118"/>
      <text:p text:style-name="P134">We’ll use the simplest kind of <text:span text:style-name="T17">spring</text:span>:<text:span text:style-name="T22"> </text:span></text:p>
      <text:p text:style-name="P226"/>
      <text:p text:style-name="P134"><text:span text:style-name="T31"><text:tab/></text:span><text:span text:style-name="T164">push</text:span><text:span text:style-name="T31"> = </text:span><text:span text:style-name="T266">spring_strength</text:span><text:span text:style-name="T31">*</text:span><text:span text:style-name="T109">distance_stretched</text:span></text:p>
      <text:p text:style-name="P2"/>
      <text:p text:style-name="P2"/>
      <text:p text:style-name="P226"/>
      <text:p text:style-name="P226"/>
      <text:p text:style-name="P226"/>
      <text:p text:style-name="P226"/>
      <text:p text:style-name="P226"/>
      <text:p text:style-name="P226"/>
      <text:p text:style-name="P226"/>
      <text:p text:style-name="P226"/>
      <text:p text:style-name="P226"/>
      <text:p text:style-name="P226"/>
      <text:p text:style-name="P226"/>
      <text:p text:style-name="P226"/>
      <text:p text:style-name="P226"/>
      <text:p text:style-name="P226"/>
      <text:p text:style-name="P226"/>
      <text:p text:style-name="P226"><text:tab/></text:p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28"/>
      <text:p text:style-name="P241"><text:soft-page-break/><text:span text:style-name="T172">About </text:span><text:span text:style-name="T171">spring</text:span><text:span text:style-name="T172">s</text:span><text:span text:style-name="T171">!</text:span></text:p>
      <text:p text:style-name="P171"/>
      <text:p text:style-name="P131"><text:span text:style-name="T271">Spring</text:span><text:span text:style-name="T78"> connect </text:span><text:span text:style-name="T36">2 </text:span><text:span text:style-name="T212">point</text:span><text:span text:style-name="T179">, </text:span></text:p>
      <text:p text:style-name="P214"><text:tab/></text:p>
      <text:p text:style-name="P131"><text:span text:style-name="T204"><text:tab/></text:span><text:span text:style-name="T207">P</text:span><text:span text:style-name="T71"> </text:span><text:span text:style-name="T272">-----</text:span><text:span text:style-name="T71"> </text:span><text:span text:style-name="T207">P</text:span><text:span text:style-name="T190"> <text:s/></text:span><text:span text:style-name="T48">←</text:span><text:span text:style-name="T192"> </text:span><text:span text:style-name="T193">point</text:span><text:span text:style-name="T273">-spring-</text:span><text:span text:style-name="T193">point</text:span></text:p>
      <text:p text:style-name="P145"/>
      <text:p text:style-name="P178"><text:span text:style-name="T76">E</text:span><text:span text:style-name="T36">xample</text:span><text:span text:style-name="T17"> spring</text:span></text:p>
      <text:p text:style-name="P56"/>
      <text:p text:style-name="P116"><text:span text:style-name="T204"><text:tab/></text:span><text:span text:style-name="T200">N</text:span><text:span text:style-name="T71"> </text:span><text:span text:style-name="T25">-----</text:span><text:span text:style-name="T71"> </text:span><text:span text:style-name="T190">N </text:span><text:span text:style-name="T48">← </text:span><text:span text:style-name="T194">fixed node</text:span><text:span text:style-name="T192">-</text:span><text:span text:style-name="T274">spring</text:span><text:span text:style-name="T192">-free node</text:span></text:p>
      <text:p text:style-name="P51"/>
      <text:p text:style-name="P132"><text:span text:style-name="T295">P</text:span><text:span text:style-name="T296">ush</text:span><text:span text:style-name="T72"> free </text:span><text:span text:style-name="T205">node</text:span><text:span text:style-name="T72"> </text:span><text:span text:style-name="T75">→ </text:span><text:span text:style-name="T206">node</text:span><text:span text:style-name="T73"> move.</text:span></text:p>
      <text:p text:style-name="P116"/>
      <text:p text:style-name="P137"><text:span text:style-name="T36"><text:tab/></text:span><text:span text:style-name="T200">N</text:span><text:span text:style-name="T70"> </text:span><text:span text:style-name="T264">---</text:span><text:span text:style-name="T70"> </text:span><text:span text:style-name="T188">N</text:span><text:span text:style-name="T70"> <text:s/></text:span><text:span text:style-name="T244">&lt;- <text:tab/></text:span><text:span text:style-name="T247">push </text:span><text:span text:style-name="T243">1 </text:span><text:span text:style-name="T248">newton</text:span><text:span text:style-name="T243">, </text:span><text:span text:style-name="T111">move </text:span><text:span text:style-name="T100">1 </text:span><text:span text:style-name="T101">mm</text:span></text:p>
      <text:p text:style-name="P18"/>
      <text:p text:style-name="P137"><text:span text:style-name="T204"><text:tab/></text:span><text:span text:style-name="T200">N</text:span><text:span text:style-name="T70"> </text:span><text:span text:style-name="T264">-</text:span><text:span text:style-name="T70"> </text:span><text:span text:style-name="T188">N</text:span><text:span text:style-name="T70"> <text:s/></text:span><text:span text:style-name="T244">&lt;--- <text:tab/></text:span><text:span text:style-name="T247">push </text:span><text:span text:style-name="T243">2 </text:span><text:span text:style-name="T248">newton</text:span><text:span text:style-name="T76">, </text:span><text:span text:style-name="T111">move </text:span><text:span text:style-name="T100">2 </text:span><text:span text:style-name="T101">mm</text:span></text:p>
      <text:p text:style-name="P29"/>
      <text:p text:style-name="P135"><text:span text:style-name="T77">S</text:span><text:span text:style-name="T36">top </text:span><text:span text:style-name="T156">push</text:span><text:span text:style-name="T36">, </text:span><text:span text:style-name="T210">node</text:span><text:span text:style-name="T36"> move back</text:span></text:p>
      <text:p text:style-name="P31"/>
      <text:p text:style-name="P135"><text:span text:style-name="T36"><text:tab/>… </text:span><text:span text:style-name="T189">let go </text:span><text:span text:style-name="T46">… </text:span></text:p>
      <text:p text:style-name="P218"/>
      <text:p text:style-name="P135"><text:span text:style-name="T36"><text:tab/></text:span><text:span text:style-name="T200">N</text:span><text:span text:style-name="T71"> </text:span><text:span text:style-name="T265">-----</text:span><text:span text:style-name="T71"> </text:span><text:span text:style-name="T190">N <text:s/></text:span></text:p>
      <text:p text:style-name="P29"/>
      <text:p text:style-name="P29">We make a table:</text:p>
      <text:p text:style-name="P29"/>
      <text:p text:style-name="P140"><text:span text:style-name="T36"><text:tab/></text:span><text:span text:style-name="T297">push</text:span><text:span text:style-name="T298"><text:tab/></text:span><text:span text:style-name="T37"><text:tab/><text:tab/></text:span><text:span text:style-name="T110">position</text:span></text:p>
      <text:p text:style-name="P3"/>
      <text:p text:style-name="P142"><text:span text:style-name="T82"><text:s text:c="4"/></text:span><text:span text:style-name="T299">-</text:span><text:span text:style-name="T300">1</text:span><text:span text:style-name="T299"> newton</text:span><text:span text:style-name="T156"><text:tab/></text:span><text:span text:style-name="T36"><text:tab/></text:span><text:span text:style-name="T100">1</text:span><text:span text:style-name="T113">1</text:span><text:span text:style-name="T100"> mm </text:span></text:p>
      <text:p text:style-name="P141"><text:span text:style-name="T294"><text:tab/></text:span><text:span text:style-name="T299">0 newton</text:span><text:span text:style-name="T156"><text:tab/></text:span><text:span text:style-name="T36"><text:tab/></text:span><text:span text:style-name="T100">1</text:span><text:span text:style-name="T112">0</text:span><text:span text:style-name="T100"> mm <text:s text:c="2"/></text:span></text:p>
      <text:p text:style-name="P141"><text:span text:style-name="T294"><text:tab/></text:span><text:span text:style-name="T299">1 newton</text:span><text:span text:style-name="T112"> <text:tab/><text:tab/> 9 mm</text:span></text:p>
      <text:p text:style-name="P140"><text:span text:style-name="T36"><text:tab/></text:span><text:span text:style-name="T294">2 newton</text:span><text:span text:style-name="T36"><text:tab/><text:tab/> </text:span><text:span text:style-name="T112">8</text:span><text:span text:style-name="T100"> mm </text:span></text:p>
      <text:p text:style-name="P140"><text:span text:style-name="T36"><text:tab/></text:span><text:span text:style-name="T294">3 newton</text:span><text:span text:style-name="T36"><text:tab/><text:tab/> </text:span><text:span text:style-name="T112">7</text:span><text:span text:style-name="T100"> mm</text:span></text:p>
      <text:p text:style-name="P140"><text:span text:style-name="T36"><text:tab/></text:span><text:span text:style-name="T294">4 newton</text:span><text:span text:style-name="T36"> <text:tab/><text:tab/></text:span><text:span text:style-name="T100"> </text:span><text:span text:style-name="T112">6</text:span><text:span text:style-name="T100"> mm</text:span></text:p>
      <text:p text:style-name="P29"/>
      <text:p text:style-name="P163"><text:span text:style-name="T84">We</text:span><text:span text:style-name="T36"> make estimate function:</text:span></text:p>
      <text:p text:style-name="P33"/>
      <text:p text:style-name="P163"><text:span text:style-name="T36"><text:tab/></text:span><text:span text:style-name="T294">push</text:span><text:span text:style-name="T36"> = <text:s/></text:span><text:span text:style-name="T83">10 – </text:span><text:span text:style-name="T86">d_</text:span><text:span text:style-name="T113">pos</text:span></text:p>
      <text:p text:style-name="P34"/>
      <text:p text:style-name="P165"><text:span text:style-name="T36">This is <text:s/></text:span><text:span text:style-name="T302">f</text:span><text:span text:style-name="T85"> = k*</text:span><text:span text:style-name="T115">dx</text:span></text:p>
      <text:p text:style-name="P4"/>
      <text:p text:style-name="P165"><text:span text:style-name="T85"><text:tab/></text:span><text:span text:style-name="T301">push</text:span><text:span text:style-name="T86"> = -1*(</text:span><text:span text:style-name="T114">new_pos</text:span><text:span text:style-name="T86"> - </text:span><text:span text:style-name="T114">pos)</text:span></text:p>
      <text:p text:style-name="P164"/>
      <text:p text:style-name="P37"/>
      <text:p text:style-name="P37"/>
      <text:p text:style-name="P151"/>
      <text:p text:style-name="P151"/>
      <text:p text:style-name="P151"/>
      <text:p text:style-name="P151"/>
      <text:p text:style-name="P151"/>
      <text:p text:style-name="P38"/>
      <text:p text:style-name="P242"><text:soft-page-break/>What are Springs?</text:p>
      <text:p text:style-name="P172"/>
      <text:p text:style-name="P133"><text:span text:style-name="T32">Spring</text:span><text:span text:style-name="T78"> connect</text:span><text:span text:style-name="T79">s</text:span><text:span text:style-name="T78"> </text:span><text:span text:style-name="T36">2 </text:span><text:span text:style-name="T211">n</text:span><text:span text:style-name="T179">ode, </text:span></text:p>
      <text:p text:style-name="P215"><text:tab/></text:p>
      <text:p text:style-name="P133"><text:span text:style-name="T204"><text:tab/>N</text:span><text:span text:style-name="T71"> </text:span><text:span text:style-name="T272">-----</text:span><text:span text:style-name="T71"> </text:span><text:span text:style-name="T190">N <text:s/></text:span><text:span text:style-name="T48">←</text:span><text:span text:style-name="T192"> </text:span><text:span text:style-name="T191">node</text:span><text:span text:style-name="T273">-spring-</text:span><text:span text:style-name="T191">node</text:span></text:p>
      <text:p text:style-name="P20"><text:tab/><text:tab/></text:p>
      <text:p text:style-name="P179"><text:span text:style-name="T76">E</text:span><text:span text:style-name="T36">xample</text:span><text:span text:style-name="T17"> spring</text:span></text:p>
      <text:p text:style-name="P57"/>
      <text:p text:style-name="P117"><text:span text:style-name="T204"><text:tab/></text:span><text:span text:style-name="T200">N</text:span><text:span text:style-name="T71"> </text:span><text:span text:style-name="T25">-----</text:span><text:span text:style-name="T71"> </text:span><text:span text:style-name="T190">N </text:span><text:span text:style-name="T48">← </text:span><text:span text:style-name="T194">fixed node</text:span><text:span text:style-name="T192">-</text:span><text:span text:style-name="T274">spring</text:span><text:span text:style-name="T192">-free node</text:span></text:p>
      <text:p text:style-name="P52"/>
      <text:p text:style-name="P133"><text:span text:style-name="T168">P</text:span><text:span text:style-name="T167">ush</text:span><text:span text:style-name="T72"> free </text:span><text:span text:style-name="T205">node</text:span><text:span text:style-name="T72"> </text:span><text:span text:style-name="T75">→ </text:span><text:span text:style-name="T206">node</text:span><text:span text:style-name="T73"> moves.</text:span></text:p>
      <text:p text:style-name="P117"/>
      <text:p text:style-name="P138"><text:span text:style-name="T36"><text:tab/><text:tab/></text:span><text:span text:style-name="T200">N</text:span><text:span text:style-name="T70"> </text:span><text:span text:style-name="T264">---</text:span><text:span text:style-name="T70"> </text:span><text:span text:style-name="T188">N</text:span><text:span text:style-name="T70"> <text:s/></text:span><text:span text:style-name="T244">&lt;- <text:tab/></text:span><text:span text:style-name="T247">push </text:span><text:span text:style-name="T243">1 </text:span><text:span text:style-name="T248">newton</text:span><text:span text:style-name="T243">, </text:span><text:span text:style-name="T111">move </text:span><text:span text:style-name="T100">1 </text:span><text:span text:style-name="T101">mm</text:span></text:p>
      <text:p text:style-name="P19"/>
      <text:p text:style-name="P138"><text:span text:style-name="T204"><text:tab/><text:tab/></text:span><text:span text:style-name="T200">N</text:span><text:span text:style-name="T70"> </text:span><text:span text:style-name="T264">-</text:span><text:span text:style-name="T70"> </text:span><text:span text:style-name="T188">N</text:span><text:span text:style-name="T70"> <text:s/></text:span><text:span text:style-name="T244">&lt;--- <text:tab/></text:span><text:span text:style-name="T247">push </text:span><text:span text:style-name="T243">2 </text:span><text:span text:style-name="T248">newton</text:span><text:span text:style-name="T76">, </text:span><text:span text:style-name="T111">move </text:span><text:span text:style-name="T100">2 </text:span><text:span text:style-name="T101">mm</text:span></text:p>
      <text:p text:style-name="P30"/>
      <text:p text:style-name="P136"><text:span text:style-name="T77">S</text:span><text:span text:style-name="T36">top </text:span><text:span text:style-name="T156">push</text:span><text:span text:style-name="T36">, </text:span><text:span text:style-name="T210">node</text:span><text:span text:style-name="T36"> moves back</text:span></text:p>
      <text:p text:style-name="P32"/>
      <text:p text:style-name="P136"><text:span text:style-name="T36"><text:tab/><text:tab/>… </text:span><text:span text:style-name="T189">let go </text:span><text:span text:style-name="T46">… </text:span></text:p>
      <text:p text:style-name="P219"/>
      <text:p text:style-name="P136"><text:span text:style-name="T36"><text:tab/><text:tab/></text:span><text:span text:style-name="T200">N</text:span><text:span text:style-name="T71"> </text:span><text:span text:style-name="T265">-----</text:span><text:span text:style-name="T71"> </text:span><text:span text:style-name="T190">N <text:s/></text:span></text:p>
      <text:p text:style-name="P32"/>
      <text:p text:style-name="P143"/>
      <text:p text:style-name="P159"><text:span text:style-name="T275">S</text:span><text:span text:style-name="T270">pring</text:span> <text:span text:style-name="T277">gives fn: </text:span></text:p>
      <text:p text:style-name="P159"/>
      <text:p text:style-name="P159"><text:tab/><text:span text:style-name="T278">(</text:span><text:span text:style-name="T215">position</text:span><text:span text:style-name="T278">) =&gt; { </text:span><text:span text:style-name="T249">force</text:span><text:span text:style-name="T278"> }</text:span></text:p>
      <text:p text:style-name="P159"/>
      <text:p text:style-name="P159"><text:tab/><text:span text:style-name="T277">input </text:span><text:span text:style-name="T214">position: A.x, <text:s/>A.y, <text:s/>B.x, <text:s/>B.y</text:span></text:p>
      <text:p text:style-name="P159"><text:tab/><text:span text:style-name="T277">output </text:span><text:span text:style-name="T250">force:</text:span><text:span text:style-name="T277"><text:tab/> </text:span><text:span text:style-name="T250">A.fx, A.fy, B.fx, B.fy</text:span></text:p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240"><text:soft-page-break/>Springs in 2d</text:p>
      <text:p text:style-name="P151"><text:span text:style-name="T280">We put 1d </text:span><text:span text:style-name="T276">spring</text:span><text:span text:style-name="T280"> in </text:span>2d world.</text:p>
      <text:p text:style-name="P168">This requires more assumptions</text:p>
      <text:p text:style-name="P146"/>
      <text:p text:style-name="P146">Each <text:span text:style-name="T179">point</text:span> has <text:span text:style-name="T179">xy coord</text:span><text:span text:style-name="T213">s</text:span></text:p>
      <text:p text:style-name="P146"/>
      <text:p text:style-name="P146"><text:tab/><text:span text:style-name="T179">xy</text:span></text:p>
      <text:p text:style-name="P146"><text:tab/> <text:span text:style-name="T270">\</text:span></text:p>
      <text:p text:style-name="P146"><text:tab/> <text:s/><text:span text:style-name="T270">\</text:span></text:p>
      <text:p text:style-name="P146"><text:tab/> <text:s text:c="2"/><text:span text:style-name="T179">xy</text:span></text:p>
      <text:p text:style-name="P146"/>
      <text:p text:style-name="P167">One <text:span text:style-name="T179">node</text:span> is fixed</text:p>
      <text:p text:style-name="P152"/>
      <text:p text:style-name="P155"><text:tab/><text:span text:style-name="T182">A</text:span><text:span text:style-name="T208"><text:tab/><text:tab/><text:tab/></text:span><text:span text:style-name="T91">spring_unit_vec = </text:span><text:span text:style-name="T92">(</text:span><text:span text:style-name="T93">B – </text:span><text:span text:style-name="T92">A)</text:span><text:span text:style-name="T93">/</text:span><text:span text:style-name="T94">norm(B-A)</text:span></text:p>
      <text:p text:style-name="P153"><text:tab/> <text:span text:style-name="T270">\<text:tab/><text:tab/><text:tab/></text:span></text:p>
      <text:p text:style-name="P225"><text:tab/> <text:s/>\<text:tab/><text:tab/><text:tab/></text:p>
      <text:p text:style-name="P152"><text:tab/> <text:s text:c="2"/><text:span text:style-name="T222">B</text:span><text:span text:style-name="T179"> <text:tab/><text:tab/><text:tab/></text:span></text:p>
      <text:p text:style-name="P216"/>
      <text:p text:style-name="P155"><text:tab/><text:span text:style-name="T182">A</text:span><text:span text:style-name="T208"><text:tab/> <text:tab/><text:tab/></text:span><text:span text:style-name="T209">s</text:span><text:span text:style-name="T282">prin</text:span><text:span text:style-name="T283">g_</text:span><text:span text:style-name="T284">change </text:span><text:span text:style-name="T282">= </text:span><text:span text:style-name="T283">(A_new – A) + (B_new – B)</text:span></text:p>
      <text:p text:style-name="P224"><text:tab/> <text:span text:style-name="T281">\</text:span></text:p>
      <text:p text:style-name="P154"><text:span text:style-name="T222"><text:tab/> <text:s/>B</text:span><text:span text:style-name="T179"> <text:tab/><text:tab/><text:tab/><text:tab/></text:span></text:p>
      <text:p text:style-name="P223"><text:tab/> <text:s/><text:span text:style-name="T270"><text:s/></text:span><text:span text:style-name="T280">\<text:tab/><text:tab/><text:tab/><text:tab/></text:span></text:p>
      <text:p text:style-name="P223"><text:s text:c="9"/><text:span text:style-name="T280">v</text:span><text:span text:style-name="T35"><text:tab/><text:tab/><text:tab/></text:span></text:p>
      <text:p text:style-name="P40"><text:tab/><text:tab/><text:tab/><text:tab/><text:tab/><text:tab/></text:p>
      <text:p text:style-name="P41"><text:span text:style-name="T288">P</text:span>roject <text:span text:style-name="T288">spring_</text:span>change to the spring-line. <text:s/></text:p>
      <text:p text:style-name="P41"/>
      <text:p text:style-name="P42"><text:tab/><text:span text:style-name="T257">Stretch = </text:span><text:span text:style-name="T258">spring_const*</text:span><text:span text:style-name="T97">spring_unit_vec*</text:span><text:span text:style-name="T286">spring_change </text:span><text:span text:style-name="T287">= </text:span></text:p>
      <text:p text:style-name="P43"><text:span text:style-name="T287"><text:tab/></text:span><text:span text:style-name="T97"><text:tab/><text:tab/></text:span><text:span text:style-name="T99">(</text:span><text:span text:style-name="T89">B – </text:span><text:span text:style-name="T98">A</text:span><text:span text:style-name="T95">)</text:span><text:span text:style-name="T89">/</text:span><text:span text:style-name="T96">norm(B-</text:span><text:span text:style-name="T98">A</text:span><text:span text:style-name="T96">)*</text:span><text:span text:style-name="T287">( (</text:span><text:span text:style-name="T285">A_new – A) + (B_new – B) </text:span><text:span text:style-name="T287">)</text:span></text:p>
      <text:p text:style-name="P227"/>
      <text:p text:style-name="P49"><text:span text:style-name="T289">T</text:span>o code this</text:p>
      <text:p text:style-name="P49"><text:tab/></text:p>
      <text:p text:style-name="P49"><text:tab/>len_x <text:s/>= B.x – A.x;</text:p>
      <text:p text:style-name="P53"><text:tab/>len_y <text:s/>= B.y – A.y; </text:p>
      <text:p text:style-name="P44"><text:tab/><text:span text:style-name="T292">len_xy = sqrt(len_x^2 + len_y^2)</text:span></text:p>
      <text:p text:style-name="P44"/>
      <text:p text:style-name="P54"><text:tab/>bend_x = B.dx – A.dx;</text:p>
      <text:p text:style-name="P50"><text:tab/><text:span text:style-name="T290">bend_y = B.dy – A.dy;</text:span></text:p>
      <text:p text:style-name="P45"><text:tab/></text:p>
      <text:p text:style-name="P47"><text:tab/><text:span text:style-name="T293">stress_x = (bend_x/len_x)</text:span></text:p>
      <text:p text:style-name="P47"><text:tab/><text:span text:style-name="T293">stress_y = (bend_y/len_y)</text:span></text:p>
      <text:p text:style-name="P47"/>
      <text:p text:style-name="P45"><text:tab/><text:span text:style-name="T291">force_x = spring_const*stress_x*(len_x/len_xy);</text:span></text:p>
      <text:p text:style-name="P46"><text:tab/><text:span text:style-name="T291">force_y = spring_const*stress_y*(len_y/len_xy);</text:span></text:p>
      <text:p text:style-name="P46"><text:tab/></text:p>
      <text:p text:style-name="P46"/>
      <text:p text:style-name="P55">force = - strength * stretch</text:p>
      <text:p text:style-name="P48"/>
      <text:p text:style-name="P48"><text:span text:style-name="T290">S</text:span>pring_change = spring_unit_vec</text:p>
      <text:p text:style-name="P166">Spring direction is given by </text:p>
      <text:p text:style-name="P166"/>
      <text:p text:style-name="P156"><text:soft-page-break/></text:p>
      <text:p text:style-name="P27"><text:span text:style-name="T214">P</text:span><text:span text:style-name="T179">oint</text:span><text:span text:style-name="T214">s</text:span><text:span text:style-name="T277"> named </text:span><text:span text:style-name="T214">A</text:span><text:span text:style-name="T277"> and </text:span><text:span text:style-name="T214">B</text:span></text:p>
      <text:p text:style-name="P148"><text:tab/><text:tab/><text:tab/><text:tab/><text:tab/><text:span text:style-name="T269">Each point has a position and force</text:span></text:p>
      <text:p text:style-name="P148"><text:tab/><text:span text:style-name="T214">A<text:tab/><text:tab/></text:span><text:span text:style-name="T80"><text:tab/><text:tab/></text:span><text:span text:style-name="T268">A.x, </text:span><text:span text:style-name="T269">A.y, A.fx, A.fy</text:span></text:p>
      <text:p text:style-name="P148"><text:tab/> <text:span text:style-name="T270">\<text:tab/><text:tab/><text:tab/><text:tab/></text:span></text:p>
      <text:p text:style-name="P148"><text:tab/> <text:s/><text:span text:style-name="T270">\<text:tab/><text:tab/><text:tab/><text:tab/></text:span></text:p>
      <text:p text:style-name="P150"><text:tab/> <text:s text:c="2"/><text:span text:style-name="T214">B<text:tab/><text:tab/><text:tab/><text:tab/></text:span><text:span text:style-name="T268">B.</text:span><text:span text:style-name="T269">x, B.y, B.fx, B.fy</text:span></text:p>
      <text:p text:style-name="P160"/>
      <text:p text:style-name="P157"><text:span text:style-name="T275">S</text:span><text:span text:style-name="T270">pring</text:span> <text:span text:style-name="T277">gives fn: </text:span></text:p>
      <text:p text:style-name="P157"/>
      <text:p text:style-name="P157"><text:tab/><text:span text:style-name="T278">(</text:span><text:span text:style-name="T215">position</text:span><text:span text:style-name="T278">) =&gt; { </text:span><text:span text:style-name="T249">force</text:span><text:span text:style-name="T278"> }</text:span></text:p>
      <text:p text:style-name="P157"/>
      <text:p text:style-name="P157"><text:tab/><text:span text:style-name="T277">input </text:span><text:span text:style-name="T214">position: A.x, <text:s/>A.y, <text:s/>B.x, <text:s/>B.y</text:span></text:p>
      <text:p text:style-name="P157"><text:tab/><text:span text:style-name="T277">output </text:span><text:span text:style-name="T250">force:</text:span><text:span text:style-name="T277"><text:tab/> </text:span><text:span text:style-name="T250">A.fx, A.fy, B.fx, B.fy</text:span></text:p>
      <text:p text:style-name="P157"/>
      <text:p text:style-name="P147"><text:s text:c="2"/><text:tab/><text:span text:style-name="T216">A.x, A.y<text:tab/><text:tab/><text:tab/><text:tab/></text:span><text:span text:style-name="T251">A.fx, A.fy</text:span></text:p>
      <text:p text:style-name="P149"><text:tab/> <text:s text:c="2"/><text:span text:style-name="T270">\<text:tab/><text:tab/><text:tab/> <text:s text:c="3"/><text:tab/><text:tab/> <text:s text:c="3"/>\</text:span></text:p>
      <text:p text:style-name="P149"><text:tab/> <text:s text:c="3"/><text:span text:style-name="T270">\ <text:s/><text:tab/><text:tab/><text:tab/><text:tab/><text:tab/>\</text:span></text:p>
      <text:p text:style-name="P149"><text:span text:style-name="T216"><text:s text:c="4"/><text:tab/>B.x, .B.y<text:tab/><text:tab/> <text:s/><text:tab/><text:tab/></text:span><text:span text:style-name="T252">B.</text:span><text:span text:style-name="T251">f</text:span><text:span text:style-name="T252">x, .B.</text:span><text:span text:style-name="T251">f</text:span><text:span text:style-name="T252">y</text:span></text:p>
      <text:p text:style-name="P217"/>
      <text:p text:style-name="P217"/>
      <text:p text:style-name="P162"><text:s/><text:tab/>cc <text:s/>cs -cc -cs <text:s/><text:span text:style-name="T267"><text:s/></text:span><text:span text:style-name="T220">A.dx <text:tab/></text:span><text:span text:style-name="T221">= A.fx</text:span></text:p>
      <text:p text:style-name="P162"><text:s/><text:tab/>cs <text:s/>ss -cs -cc <text:s text:c="2"/><text:span text:style-name="T220">A.dy <text:tab/></text:span><text:span text:style-name="T221">= A.fy</text:span></text:p>
      <text:p text:style-name="P162"><text:s text:c="4"/>-cc -cs <text:s/>cc <text:s/>cs <text:s text:c="2"/><text:span text:style-name="T255">B.dx<text:tab/></text:span><text:span text:style-name="T256">= B.fx</text:span></text:p>
      <text:p text:style-name="P162"><text:s text:c="4"/>-cs -ss <text:s/>cs <text:s/>cc <text:s text:c="2"/><text:span text:style-name="T255">B.dy<text:tab/></text:span><text:span text:style-name="T256">= B.fy</text:span></text:p>
      <text:p text:style-name="P158"/>
      <text:p text:style-name="P161"><text:span text:style-name="T179"><text:tab/></text:span><text:span text:style-name="T217">input </text:span><text:span text:style-name="T218">node </text:span><text:span text:style-name="T219">displacement<text:tab/></text:span><text:span text:style-name="T253">output </text:span><text:span text:style-name="T254">node force</text:span></text:p>
      <text:p text:style-name="P161"/>
      <text:p text:style-name="P146"/>
      <text:p text:style-name="P146"/>
      <text:p text:style-name="P146"/>
      <text:p text:style-name="P146"/>
      <text:p text:style-name="P146">In 2d world, <text:span text:style-name="T270">Spring</text:span> defines an </text:p>
      <text:p text:style-name="P146"/>
      <text:p text:style-name="P146"/>
      <text:p text:style-name="P146"/>
      <text:p text:style-name="P146">that goes as follows:</text:p>
      <text:p text:style-name="P146"/>
      <text:p text:style-name="P146"><text:tab/><text:span text:style-name="T203">P</text:span><text:span text:style-name="T71"> </text:span><text:span text:style-name="T272">-----</text:span><text:span text:style-name="T71"> </text:span><text:span text:style-name="T203">P</text:span><text:span text:style-name="T190"> <text:s/></text:span><text:span text:style-name="T48">←</text:span><text:span text:style-name="T192"> </text:span><text:span text:style-name="T189">point</text:span><text:span text:style-name="T273">-spring-</text:span><text:span text:style-name="T189">point</text:span></text:p>
      <text:p text:style-name="P146"/>
      <text:p text:style-name="P144"><text:span text:style-name="T47">S</text:span><text:span text:style-name="T46">pring </text:span><text:span text:style-name="T49">give node a</text:span><text:span text:style-name="T246"> force</text:span><text:span text:style-name="T46">.</text:span></text:p>
      <text:p text:style-name="P22"/>
      <text:p text:style-name="P146"><text:span text:style-name="T46">This </text:span><text:span text:style-name="T246">force </text:span><text:span text:style-name="T46">depends </text:span></text:p>
      <text:p text:style-name="P22"/>
      <text:p text:style-name="P21"><text:tab/></text:p>
      <text:p text:style-name="P35"/>
      <text:p text:style-name="P36"/>
      <text:p text:style-name="P36">The exact math is </text:p>
      <text:p text:style-name="P39"/>
      <text:p text:style-name="P39"/>
      <text:p text:style-name="P243"><text:soft-page-break/><text:span text:style-name="T101">Using Q4 Elements</text:span></text:p>
      <text:p text:style-name="P1"/>
      <text:p text:style-name="P79"><text:span text:style-name="T230">Choosing the right </text:span><text:span text:style-name="T135">nodes</text:span><text:span text:style-name="T170"> and </text:span><text:span text:style-name="T158">elements </text:span><text:span text:style-name="T56">to represent a </text:span><text:span text:style-name="T21">structure</text:span><text:span text:style-name="T170"> is difficult.</text:span><text:span text:style-name="T61"> <text:s/></text:span></text:p>
      <text:p text:style-name="P58"/>
      <text:p text:style-name="P79"><text:span text:style-name="T62">For this exercise, we use a common, </text:span><text:span text:style-name="T63">user-friendly</text:span><text:span text:style-name="T62"> building block: </text:span></text:p>
      <text:p text:style-name="P80"><text:span text:style-name="T62">the </text:span><text:span text:style-name="T240">Q4 element</text:span><text:span text:style-name="T62">. <text:s/></text:span><text:span text:style-name="T66">The </text:span><text:span text:style-name="T241">Q4 element</text:span><text:span text:style-name="T66"> is a</text:span><text:span text:style-name="T65"> square of solid material with </text:span><text:span text:style-name="T64">‘linear elasticity’. <text:s/></text:span><text:span text:style-name="T67">So, it has a lot of shortcomings, but is easy to work with.</text:span></text:p>
      <text:p text:style-name="P59"/>
      <text:p text:style-name="P60"/>
      <text:p text:style-name="P210"><text:span text:style-name="T64">T</text:span><text:span text:style-name="T36">he Q4 Element is a solid square with ‘linear elasticity’. <text:s/></text:span></text:p>
      <text:p text:style-name="P60"/>
      <text:p text:style-name="P209"><text:span text:style-name="T36">This </text:span><text:span text:style-name="T64">is a </text:span><text:span text:style-name="T87">matrix </text:span><text:span text:style-name="T88">that </text:span><text:span text:style-name="T36">relate</text:span><text:span text:style-name="T59">s</text:span><text:span text:style-name="T36"> </text:span><text:span text:style-name="T179">node displacement</text:span><text:span text:style-name="T36"> to </text:span><text:span text:style-name="T235">node</text:span><text:span text:style-name="T59"> </text:span><text:span text:style-name="T234">force</text:span></text:p>
      <text:p text:style-name="P61"/>
      <text:p text:style-name="P188"><text:span text:style-name="T45"><text:tab/></text:span><text:span text:style-name="T187">d</text:span><text:span text:style-name="T186">x,</text:span><text:span text:style-name="T187">d</text:span><text:span text:style-name="T186">y</text:span><text:span text:style-name="T45"> ––</text:span><text:span text:style-name="T41"> </text:span><text:span text:style-name="T187">d</text:span><text:span text:style-name="T186">x,</text:span><text:span text:style-name="T187">d</text:span><text:span text:style-name="T186">y</text:span><text:span text:style-name="T41"> </text:span><text:span text:style-name="T129"><text:tab/> <text:s text:c="4"/><text:tab/></text:span><text:span text:style-name="T236">fx,</text:span><text:span text:style-name="T237">fy</text:span><text:span text:style-name="T45"> ––</text:span><text:span text:style-name="T133"> </text:span><text:span text:style-name="T237">fx,fy</text:span></text:p>
      <text:p text:style-name="P96"><text:tab/> | <text:span text:style-name="T156"><text:s text:c="2"/></text:span><text:span text:style-name="T166">E</text:span><text:span text:style-name="T156"> </text:span><text:s text:c="4"/>| <text:tab/><text:tab/>---<text:span text:style-name="T232">&gt; <text:s text:c="7"/>| <text:s text:c="7"/>|</text:span></text:p>
      <text:p text:style-name="P96"><text:span text:style-name="T117"><text:tab/></text:span><text:span text:style-name="T140">d</text:span><text:span text:style-name="T139">x,</text:span><text:span text:style-name="T140">d</text:span><text:span text:style-name="T139">y </text:span><text:span text:style-name="T58">––</text:span> <text:span text:style-name="T196">d</text:span><text:span text:style-name="T195">x,</text:span><text:span text:style-name="T196">d</text:span><text:span text:style-name="T195">y</text:span> <text:tab/><text:tab/><text:tab/><text:span text:style-name="T235">fx,fy</text:span><text:span text:style-name="T233"> –– </text:span><text:span text:style-name="T235">fx,fy</text:span></text:p>
      <text:p text:style-name="P98"/>
      <text:p text:style-name="P100"/>
      <text:p text:style-name="P100"/>
      <text:p text:style-name="P100"/>
      <text:p text:style-name="P100"/>
      <text:p text:style-name="P194"><text:span text:style-name="T5">Q4</text:span><text:span text:style-name="T6">[8x8]</text:span><text:span text:style-name="T5">*</text:span>[<text:tab/><text:span text:style-name="T179">n</text:span><text:span text:style-name="T197">1_</text:span><text:span text:style-name="T198">d</text:span><text:span text:style-name="T179">x</text:span>, = [ <text:span text:style-name="T238">n1_f</text:span><text:span text:style-name="T234">x</text:span><text:span text:style-name="T36">,</text:span></text:p>
      <text:p text:style-name="P194"><text:s text:c="3"/><text:tab/><text:tab/><text:span text:style-name="T179">n1_</text:span><text:span text:style-name="T198">d</text:span><text:span text:style-name="T179">y</text:span>,<text:tab/> <text:span text:style-name="T238">n1_fy</text:span><text:span text:style-name="T36">,</text:span></text:p>
      <text:p text:style-name="P194"><text:tab/><text:tab/><text:span text:style-name="T179">n2_</text:span><text:span text:style-name="T198">d</text:span><text:span text:style-name="T179">x</text:span>, <text:s text:c="4"/><text:span text:style-name="T238">n2_fx</text:span>,</text:p>
      <text:p text:style-name="P194"><text:tab/><text:tab/><text:span text:style-name="T179">n2_</text:span><text:span text:style-name="T198">d</text:span><text:span text:style-name="T179">y</text:span>, <text:s/><text:tab/> <text:span text:style-name="T238">n2_fy</text:span><text:span text:style-name="T60">,</text:span></text:p>
      <text:p text:style-name="P194"><text:tab/><text:tab/><text:span text:style-name="T179">n3_</text:span><text:span text:style-name="T198">d</text:span><text:span text:style-name="T179">x</text:span>, <text:s text:c="2"/><text:tab/> <text:span text:style-name="T238">n3_fx</text:span><text:span text:style-name="T239">,</text:span></text:p>
      <text:p text:style-name="P194"><text:tab/><text:tab/><text:span text:style-name="T179">n3_</text:span><text:span text:style-name="T198">d</text:span><text:span text:style-name="T179">y</text:span>, <text:s/><text:tab/> <text:span text:style-name="T238">n3_fy</text:span><text:span text:style-name="T60">,</text:span></text:p>
      <text:p text:style-name="P194"><text:tab/><text:tab/><text:span text:style-name="T179">n4_</text:span><text:span text:style-name="T198">d</text:span><text:span text:style-name="T179">x</text:span>, <text:tab/> <text:span text:style-name="T238">n4_fx</text:span><text:span text:style-name="T60">,</text:span></text:p>
      <text:p text:style-name="P99"><text:tab/><text:tab/><text:span text:style-name="T179">n4_</text:span><text:span text:style-name="T198">d</text:span><text:span text:style-name="T179">y</text:span>]<text:tab/> <text:span text:style-name="T238">n4_fy</text:span> ];</text:p>
      <text:p text:style-name="P228"/>
      <text:p text:style-name="P229"/>
      <text:p text:style-name="P207"><text:span text:style-name="T142">The </text:span><text:span text:style-name="T17">structure</text:span><text:span text:style-name="T142"> is made of </text:span><text:span text:style-name="T127">nod</text:span><text:span text:style-name="T124">es</text:span><text:span text:style-name="T44"> and </text:span><text:span text:style-name="T161">element</text:span><text:span text:style-name="T159">s</text:span><text:span text:style-name="T44">.</text:span></text:p>
      <text:p text:style-name="P230"/>
      <text:p text:style-name="P95"><text:span text:style-name="T117"><text:tab/>N</text:span> --- <text:span text:style-name="T117">N</text:span> --- <text:span text:style-name="T117">N <text:s/><text:tab/></text:span><text:span text:style-name="T100"> </text:span><text:span text:style-name="T102"><text:s/></text:span></text:p>
      <text:p text:style-name="P95"><text:tab/>| <text:s/><text:span text:style-name="T165">E</text:span> <text:s/>| <text:s/><text:span text:style-name="T165">E</text:span> <text:s/>| <text:s text:c="8"/></text:p>
      <text:p text:style-name="P95"><text:span text:style-name="T117"><text:tab/>N</text:span> --- <text:span text:style-name="T117">N</text:span> --- <text:span text:style-name="T117">N <text:s text:c="8"/></text:span></text:p>
      <text:p text:style-name="P95"><text:tab/>| <text:s/><text:span text:style-name="T165">E</text:span> <text:s/>| <text:s/><text:span text:style-name="T165">E</text:span> <text:s/>| </text:p>
      <text:p text:style-name="P95"><text:span text:style-name="T117"><text:tab/>N</text:span> --- <text:span text:style-name="T117">N</text:span> --- <text:span text:style-name="T117">N </text:span></text:p>
      <text:p text:style-name="P78"/>
      <text:p text:style-name="P67"><text:span text:style-name="T142">Each</text:span><text:span text:style-name="T36"> </text:span><text:span text:style-name="T117">node</text:span><text:span text:style-name="T36"> and </text:span><text:span text:style-name="T158">element</text:span><text:span text:style-name="T36"> are given </text:span><text:span text:style-name="T38">labels.</text:span></text:p>
      <text:p text:style-name="P97"/>
      <text:p text:style-name="P95"><text:span text:style-name="T117"><text:tab/></text:span><text:span text:style-name="T120">1</text:span> --- <text:span text:style-name="T120">2</text:span> --- <text:span text:style-name="T120">3 </text:span><text:span text:style-name="T117"><text:s/><text:tab/></text:span></text:p>
      <text:p text:style-name="P95"><text:tab/>| <text:span text:style-name="T156"><text:s/></text:span><text:span text:style-name="T162">1</text:span><text:span text:style-name="T156"> </text:span><text:s/>| <text:s/><text:span text:style-name="T162">2</text:span> <text:s/>|</text:p>
      <text:p text:style-name="P95"><text:span text:style-name="T117"><text:tab/></text:span><text:span text:style-name="T120">4</text:span> --- <text:span text:style-name="T120">5</text:span> --- <text:span text:style-name="T120">6</text:span></text:p>
      <text:p text:style-name="P95"><text:tab/>| <text:s/><text:span text:style-name="T162">3</text:span> <text:s/>| <text:s/><text:span text:style-name="T162">4</text:span> <text:s/>| </text:p>
      <text:p text:style-name="P95"><text:span text:style-name="T117"><text:tab/></text:span><text:span text:style-name="T120">7</text:span><text:span text:style-name="T142"> --- </text:span><text:span text:style-name="T120">8</text:span><text:span text:style-name="T142"> --- </text:span><text:span text:style-name="T120">9</text:span><text:span text:style-name="T117"> <text:s/></text:span></text:p>
      <text:p text:style-name="P13"/>
      <text:p text:style-name="P62"/>
      <text:p text:style-name="P186"><text:soft-page-break/>Each <text:span text:style-name="T156">element</text:span><text:span text:style-name="T36"> </text:span><text:span text:style-name="T57">is associated with </text:span><text:span text:style-name="T185">4 nodes</text:span><text:span text:style-name="T53">.</text:span></text:p>
      <text:p text:style-name="P63"/>
      <text:p text:style-name="P186"><text:span text:style-name="T53"><text:tab/></text:span><text:span text:style-name="T131">1</text:span><text:span text:style-name="T41"> --- </text:span><text:span text:style-name="T127">2</text:span><text:span text:style-name="T41"> <text:tab/></text:span><text:span text:style-name="T124">2</text:span><text:span text:style-name="T39"> </text:span><text:span text:style-name="T41">--- </text:span><text:span text:style-name="T127">3 </text:span><text:span text:style-name="T129"><text:s/><text:tab/></text:span></text:p>
      <text:p text:style-name="P93"><text:tab/>| <text:span text:style-name="T156"><text:s/></text:span><text:span text:style-name="T162">1</text:span><text:span text:style-name="T156"> </text:span><text:s/>| <text:tab/><text:span text:style-name="T173">|</text:span> <text:s/><text:span text:style-name="T162">2</text:span> <text:s/>|</text:p>
      <text:p text:style-name="P93"><text:span text:style-name="T117"><text:tab/></text:span><text:span text:style-name="T120">4</text:span> --- <text:span text:style-name="T120">5</text:span> <text:tab/><text:span text:style-name="T136">5</text:span><text:span text:style-name="T173"> </text:span>--- <text:span text:style-name="T120">6</text:span></text:p>
      <text:p text:style-name="P93"/>
      <text:p text:style-name="P93"><text:span text:style-name="T117"><text:tab/></text:span><text:span text:style-name="T120">4</text:span> --- <text:span text:style-name="T120">5</text:span> <text:tab/><text:span text:style-name="T136">5</text:span><text:span text:style-name="T173"> </text:span>--- <text:span text:style-name="T120">6</text:span></text:p>
      <text:p text:style-name="P93"><text:tab/>| <text:s/><text:span text:style-name="T162">3</text:span> <text:s/>| <text:tab/><text:span text:style-name="T173">|</text:span> <text:s/><text:span text:style-name="T162">4</text:span> <text:s/>| </text:p>
      <text:p text:style-name="P85"><text:span text:style-name="T130"><text:tab/></text:span><text:span text:style-name="T127">7</text:span><text:span text:style-name="T42"> --- </text:span><text:span text:style-name="T127">8</text:span><text:span text:style-name="T42"> <text:tab/></text:span><text:span text:style-name="T128">8</text:span><text:span text:style-name="T43"> </text:span><text:span text:style-name="T42">--- </text:span><text:span text:style-name="T127">9</text:span><text:span text:style-name="T130"> <text:s/></text:span></text:p>
      <text:p text:style-name="P186"/>
      <text:p text:style-name="P208"><text:span text:style-name="T36">Each </text:span><text:span text:style-name="T156">element</text:span><text:span text:style-name="T36"> has a </text:span><text:span text:style-name="T87">matrix</text:span><text:span text:style-name="T36"> associated with it.</text:span></text:p>
      <text:p text:style-name="P234"/>
      <text:p text:style-name="P187"/>
      <text:p text:style-name="P235"/>
      <text:p text:style-name="P16"/>
      <text:p text:style-name="P16"><text:tab/><text:tab/><text:tab/> </text:p>
      <text:p text:style-name="P236"/>
      <text:p text:style-name="P189"><text:span text:style-name="T144">element_nodes =</text:span><text:span text:style-name="T176"> </text:span><text:span text:style-name="T145">[</text:span><text:span text:style-name="T148">[</text:span><text:span text:style-name="T178"> </text:span><text:span text:style-name="T177">1</text:span><text:span text:style-name="T107">, </text:span><text:span text:style-name="T26">2</text:span><text:span text:style-name="T107">, 4, </text:span><text:span text:style-name="T147">5 </text:span><text:span text:style-name="T148">] <text:s text:c="5"/><text:tab/></text:span><text:span text:style-name="T149">Element 1</text:span></text:p>
      <text:p text:style-name="P173"><text:span text:style-name="T105"><text:s/><text:tab/><text:tab/><text:tab/> <text:s/></text:span><text:span text:style-name="T106">[ </text:span><text:span text:style-name="T175">2</text:span><text:span text:style-name="T105">, </text:span><text:span text:style-name="T24">3</text:span><text:span text:style-name="T105">, 6, </text:span><text:span text:style-name="T106">5</text:span><text:span text:style-name="T143"><text:tab/></text:span><text:span text:style-name="T144">]<text:tab/> <text:s text:c="2"/><text:tab/></text:span><text:span text:style-name="T145">Element 2</text:span></text:p>
      <text:p text:style-name="P173"><text:span text:style-name="T160"><text:tab/><text:tab/><text:tab/> <text:s/></text:span><text:span text:style-name="T144">[</text:span><text:span text:style-name="T160"> </text:span><text:span text:style-name="T175">1</text:span><text:span text:style-name="T105">, </text:span><text:span text:style-name="T24">2</text:span><text:span text:style-name="T105">, 4, </text:span><text:span text:style-name="T143">5<text:tab/></text:span><text:span text:style-name="T144">]<text:tab/> <text:s text:c="2"/><text:tab/></text:span><text:span text:style-name="T145">Element 3</text:span></text:p>
      <text:p text:style-name="P173"><text:span text:style-name="T105"><text:s/><text:tab/><text:tab/><text:tab/> <text:s/></text:span><text:span text:style-name="T106">[ </text:span><text:span text:style-name="T175">5</text:span><text:span text:style-name="T105">, </text:span><text:span text:style-name="T24">6</text:span><text:span text:style-name="T105">, 9, </text:span><text:span text:style-name="T144">8<text:tab/>]</text:span><text:span text:style-name="T145">] <text:tab/> <text:s text:c="2"/><text:tab/>Element 4</text:span></text:p>
      <text:p text:style-name="P190"><text:span text:style-name="T150"><text:tab/><text:tab/><text:tab/></text:span><text:span text:style-name="T108"> </text:span><text:span text:style-name="T174">up-left, </text:span><text:span text:style-name="T23">up-right</text:span><text:span text:style-name="T137">, </text:span><text:span text:style-name="T103">down-right</text:span><text:span text:style-name="T137">, </text:span><text:span text:style-name="T146">down-left,</text:span><text:span text:style-name="T104"> </text:span></text:p>
      <text:p text:style-name="P237"/>
      <text:p text:style-name="P206"/>
      <text:p text:style-name="P206"><text:span text:style-name="T231">Each </text:span><text:span text:style-name="T184">node</text:span><text:span text:style-name="T231"> is connected to some </text:span><text:span text:style-name="T184">other nodes</text:span><text:span text:style-name="T231">. <text:s/></text:span></text:p>
      <text:p text:style-name="P206"><text:span text:style-name="T231">For instance, </text:span><text:span text:style-name="T184">node 5</text:span><text:span text:style-name="T231"> is connected to </text:span><text:span text:style-name="T184">node 4,2,6, and 8</text:span></text:p>
      <text:p text:style-name="P220"/>
      <text:p text:style-name="P86"><text:span text:style-name="T127"><text:tab/><text:tab/></text:span><text:span text:style-name="T5"> </text:span><text:span text:style-name="T119">2</text:span><text:span text:style-name="T5"> </text:span><text:span text:style-name="T127"><text:s/></text:span><text:span text:style-name="T124"><text:s/><text:tab/></text:span></text:p>
      <text:p text:style-name="P94"><text:tab/><text:tab/> | </text:p>
      <text:p text:style-name="P94"><text:span text:style-name="T117"><text:tab/></text:span><text:span text:style-name="T118">4</text:span> --- <text:span text:style-name="T138">5</text:span> --- <text:span text:style-name="T118">6</text:span></text:p>
      <text:p text:style-name="P94"><text:tab/><text:tab/> | <text:s/></text:p>
      <text:p text:style-name="P94"><text:span text:style-name="T117"><text:tab/></text:span><text:span text:style-name="T120"><text:tab/></text:span><text:span text:style-name="T142"> </text:span><text:span text:style-name="T118">8</text:span><text:span text:style-name="T142"> </text:span><text:span text:style-name="T117"><text:s text:c="2"/></text:span></text:p>
      <text:p text:style-name="P77"/>
      <text:p text:style-name="P221"/>
      <text:p text:style-name="P213"/>
      <text:p text:style-name="P232"/>
      <text:p text:style-name="P14"/>
      <text:p text:style-name="P82"/>
      <text:p text:style-name="P82"/>
      <text:p text:style-name="P195">Q4 *<text:tab/><text:span text:style-name="T181">n1x, n1y <text:tab/><text:tab/>n2x, n2y</text:span><text:span text:style-name="T183"><text:tab/></text:span><text:span text:style-name="T36">=</text:span><text:span text:style-name="T179"> </text:span><text:span text:style-name="T180">f1x, f1y, <text:tab/>f2x, f2y<text:tab/></text:span></text:p>
      <text:p text:style-name="P212"><text:span text:style-name="T225"><text:tab/></text:span><text:tab/><text:tab/><text:tab/><text:tab/> <text:s text:c="2"/><text:span text:style-name="T33"><text:s text:c="4"/></text:span><text:tab/><text:tab/><text:tab/><text:tab/><text:tab/></text:p>
      <text:p text:style-name="P212"><text:span text:style-name="T225"><text:tab/></text:span>n4x, n2y <text:s/><text:tab/>n3x, n3y<text:span text:style-name="T33"> <text:s text:c="3"/></text:span><text:span text:style-name="T224">f4x, f4y, <text:s text:c="2"/><text:tab/>f3x, f3y <text:s/></text:span></text:p>
      <text:p text:style-name="P196"/>
      <text:p text:style-name="P196"/>
      <text:p text:style-name="P200"><text:span text:style-name="T229">[ q1</text:span>1, <text:span text:style-name="T228">q12</text:span>, <text:span text:style-name="T228">q13</text:span>, <text:span text:style-name="T228">q14</text:span>y, <text:span text:style-name="T228">q15</text:span>, <text:span text:style-name="T228">q16, q17, q18 * A_dx = A_fx</text:span></text:p>
      <text:p text:style-name="P200"><text:span text:style-name="T228"><text:s text:c="2"/>q2</text:span>1, <text:span text:style-name="T228">q22</text:span>, <text:span text:style-name="T228">q23</text:span>, <text:span text:style-name="T228">q24</text:span>y, <text:span text:style-name="T228">q25</text:span>, <text:span text:style-name="T228">q26, q27, q28 <text:s text:c="2"/>A_dy <text:s text:c="2"/>A_fy</text:span></text:p>
      <text:p text:style-name="P200"><text:span text:style-name="T228"><text:s text:c="2"/>q3</text:span>1, <text:span text:style-name="T228">q12</text:span>, <text:span text:style-name="T228">q33</text:span>, <text:span text:style-name="T228">q34</text:span>y, <text:span text:style-name="T228">q35</text:span>, <text:span text:style-name="T228">q36, q37, q38 <text:s text:c="2"/>B_dx <text:s text:c="2"/>B_fx</text:span></text:p>
      <text:p text:style-name="P200"><text:span text:style-name="T228"><text:s text:c="2"/>q4</text:span>1, <text:span text:style-name="T228">q12</text:span>, <text:span text:style-name="T228">q43</text:span>, <text:span text:style-name="T228">q44</text:span>y, <text:span text:style-name="T228">q45</text:span>, <text:span text:style-name="T228">q46, q47, q48 <text:s text:c="2"/>B_dy <text:s text:c="2"/>B_fy</text:span></text:p>
      <text:p text:style-name="P200"><text:span text:style-name="T228"><text:s text:c="2"/>q5</text:span>1, <text:span text:style-name="T228">q12</text:span>, <text:span text:style-name="T228">q53</text:span>, <text:span text:style-name="T228">q54</text:span>y, <text:span text:style-name="T228">q55</text:span>, <text:span text:style-name="T228">q56, q57, q58 <text:s text:c="2"/>C_dx <text:s text:c="2"/>C_fx</text:span></text:p>
      <text:p text:style-name="P200"><text:span text:style-name="T228"><text:s text:c="2"/>q6</text:span>1, <text:span text:style-name="T228">q12</text:span>, <text:span text:style-name="T228">q63</text:span>, <text:span text:style-name="T228">q64</text:span>y, <text:span text:style-name="T228">q65</text:span>, <text:span text:style-name="T228">q66, q67, q68 <text:s text:c="2"/>C_dy <text:s text:c="2"/>C_fy</text:span></text:p>
      <text:p text:style-name="P200"><text:span text:style-name="T228"><text:s text:c="2"/>q7</text:span>1, <text:span text:style-name="T228">q12</text:span>, <text:span text:style-name="T228">q73</text:span>, <text:span text:style-name="T228">q74</text:span>y, <text:span text:style-name="T228">q75</text:span>, <text:span text:style-name="T228">q76, q77, q78 <text:s text:c="2"/>D_dx <text:s text:c="2"/>D_fx</text:span></text:p>
      <text:p text:style-name="P200"><text:soft-page-break/><text:span text:style-name="T228"><text:s text:c="2"/>q8</text:span>1, <text:span text:style-name="T228">q12</text:span>, <text:span text:style-name="T228">q83</text:span>, <text:span text:style-name="T228">q84</text:span>y, <text:span text:style-name="T228">q85</text:span>, <text:span text:style-name="T228">q86, q87, q88] <text:s/>D_dy <text:s text:c="2"/>D_fy</text:span></text:p>
      <text:p text:style-name="P200"/>
      <text:p text:style-name="P200"/>
      <text:p text:style-name="P202">This means that the force on each dof is </text:p>
      <text:p text:style-name="P202"/>
      <text:p text:style-name="P201"/>
      <text:p text:style-name="P200">3y, n4x, n4y</text:p>
      <text:p text:style-name="P199">n1x, n1y, n2x, n2y, n3x, n3y, n4x, n4y</text:p>
      <text:p text:style-name="P199">n1x, n1y, n2x, n2y, n3x, n3y, n4x, n4y</text:p>
      <text:p text:style-name="P199">n1x, n1y, n2x, n2y, n3x, n3y, n4x, n4y</text:p>
      <text:p text:style-name="P199">n1x, n1y, n2x, n2y, n3x, n3y, n4x, n4y</text:p>
      <text:p text:style-name="P199">n1x, n1y, n2x, n2y, n3x, n3y, n4x, n4y</text:p>
      <text:p text:style-name="P199">n1x, n1y, n2x, n2y, n3x, n3y, n4x, n4y</text:p>
      <text:p text:style-name="P199">n1x, n1y, n2x, n2y, n3x, n3y, n4x, n4y</text:p>
      <text:p text:style-name="P199"/>
      <text:p text:style-name="P199"/>
      <text:p text:style-name="P199"/>
      <text:p text:style-name="P198"/>
      <text:p text:style-name="P198"><text:s text:c="4"/><text:tab/> up, </text:p>
      <text:p text:style-name="P198">left, <text:span text:style-name="T116">node</text:span><text:span text:style-name="T227">,</text:span> right</text:p>
      <text:p text:style-name="P198"><text:s text:c="3"/><text:tab/> down, </text:p>
      <text:p text:style-name="P197"/>
      <text:p text:style-name="P185"/>
      <text:p text:style-name="P185"/>
      <text:p text:style-name="P184">Each <text:span text:style-name="T156">element </text:span><text:span text:style-name="T53">has 4 nodes.</text:span></text:p>
      <text:p text:style-name="P64"/>
      <text:p text:style-name="P184"><text:span text:style-name="T53"><text:tab/></text:span><text:span text:style-name="T131">1</text:span><text:span text:style-name="T41"> --- </text:span><text:span text:style-name="T127">2</text:span><text:span text:style-name="T41"> <text:tab/></text:span><text:span text:style-name="T124">2</text:span><text:span text:style-name="T39"> </text:span><text:span text:style-name="T41">--- </text:span><text:span text:style-name="T127">3 </text:span><text:span text:style-name="T129"><text:s/><text:tab/></text:span></text:p>
      <text:p text:style-name="P92"><text:tab/>| <text:span text:style-name="T156"><text:s/></text:span><text:span text:style-name="T162">1</text:span><text:span text:style-name="T156"> </text:span><text:s/>| <text:tab/><text:span text:style-name="T173">|</text:span> <text:s/><text:span text:style-name="T162">2</text:span> <text:s/>|</text:p>
      <text:p text:style-name="P92"><text:span text:style-name="T117"><text:tab/></text:span><text:span text:style-name="T120">4</text:span> --- <text:span text:style-name="T120">5</text:span> <text:tab/><text:span text:style-name="T136">5</text:span><text:span text:style-name="T173"> </text:span>--- <text:span text:style-name="T120">6</text:span></text:p>
      <text:p text:style-name="P92"/>
      <text:p text:style-name="P92"><text:span text:style-name="T117"><text:tab/></text:span><text:span text:style-name="T120">4</text:span> --- <text:span text:style-name="T120">5</text:span> <text:tab/><text:span text:style-name="T136">5</text:span><text:span text:style-name="T173"> </text:span>--- <text:span text:style-name="T120">6</text:span></text:p>
      <text:p text:style-name="P92"><text:tab/>| <text:s/><text:span text:style-name="T162">3</text:span> <text:s/>| <text:tab/><text:span text:style-name="T173">|</text:span> <text:s/><text:span text:style-name="T162">4</text:span> <text:s/>| </text:p>
      <text:p text:style-name="P84"><text:span text:style-name="T130"><text:tab/></text:span><text:span text:style-name="T127">7</text:span><text:span text:style-name="T42"> --- </text:span><text:span text:style-name="T127">8</text:span><text:span text:style-name="T42"> <text:tab/></text:span><text:span text:style-name="T128">8</text:span><text:span text:style-name="T43"> </text:span><text:span text:style-name="T42">--- </text:span><text:span text:style-name="T127">9</text:span><text:span text:style-name="T130"> <text:s/></text:span></text:p>
      <text:p text:style-name="P184"/>
      <text:p text:style-name="P205"><text:span text:style-name="T226">E</text:span>ach node has the following information</text:p>
      <text:p text:style-name="P83"><text:span text:style-name="T124"><text:tab/></text:span><text:span text:style-name="T132">x position, x displacement, force on x</text:span></text:p>
      <text:p text:style-name="P15"><text:tab/>y position, y position, <text:s text:c="4"/>force on y</text:p>
      <text:p text:style-name="P15"><text:tab/></text:p>
      <text:p text:style-name="P193"/>
      <text:p text:style-name="P192"/>
      <text:p text:style-name="P222"/>
      <text:p text:style-name="P204">each node has the following information</text:p>
      <text:p text:style-name="P204"/>
      <text:p text:style-name="P204"><text:tab/>x position</text:p>
      <text:p text:style-name="P204"><text:tab/>y position</text:p>
      <text:p text:style-name="P204"><text:tab/>x force</text:p>
      <text:p text:style-name="P204"><text:tab/>y force</text:p>
      <text:p text:style-name="P204"/>
      <text:p text:style-name="P211">q11,q12,q13,q14,q15,q16,q17,q18</text:p>
      <text:p text:style-name="P203"/>
      <text:p text:style-name="P203"><text:soft-page-break/></text:p>
      <text:p text:style-name="P192">If we get the displacement of a structure, we can </text:p>
      <text:p text:style-name="P191"/>
      <text:p text:style-name="P183">We can store this information in a matrix:</text:p>
      <text:p text:style-name="P238"/>
      <text:p text:style-name="P182"/>
      <text:p text:style-name="P182"/>
      <text:p text:style-name="P182"/>
      <text:p text:style-name="P182">Each <text:span text:style-name="T156">element</text:span> <text:span text:style-name="T36">can be individually modeled as a ‘q4 element’.</text:span></text:p>
      <text:p text:style-name="P233">The matrix has the following </text:p>
      <text:p text:style-name="P81"><text:span text:style-name="T142">Each </text:span><text:span text:style-name="T89">area </text:span><text:span text:style-name="T36">can vary. <text:s/>The </text:span><text:span text:style-name="T89">area </text:span><text:span text:style-name="T36">of each </text:span></text:p>
      <text:p text:style-name="P231">linear-elastic. <text:s/></text:p>
      <text:p text:style-name="P70"/>
      <text:p text:style-name="P70"/>
      <text:p text:style-name="P71"/>
      <text:p text:style-name="P72"><text:span text:style-name="T2">I</text:span>f we zoom in <text:span text:style-name="T2">with microscope, ...</text:span></text:p>
      <text:p text:style-name="P72"/>
      <text:p text:style-name="P72"><text:s text:c="4"/><text:span text:style-name="T2">|\</text:span></text:p>
      <text:p text:style-name="P87"><text:s text:c="4"/>| \</text:p>
      <text:p text:style-name="P72"><text:s text:c="3"/>_<text:span text:style-name="T2">|</text:span>_ <text:span text:style-name="T2">\</text:span></text:p>
      <text:p text:style-name="P72"><text:span text:style-name="T2"><text:s/>/</text:span> <text:s/><text:span text:style-name="T2">| <text:s/>\\</text:span></text:p>
      <text:p text:style-name="P72"><text:span text:style-name="T2">|</text:span> <text:s text:c="2"/><text:span text:style-name="T2">| <text:s/></text:span>| <text:span text:style-name="T2">\</text:span></text:p>
      <text:p text:style-name="P72"><text:s/><text:span text:style-name="T2">\_ |__</text:span>/ <text:s/><text:span text:style-name="T2">\</text:span></text:p>
      <text:p text:style-name="P72"><text:s text:c="3"/>// <text:s text:c="5"/><text:span text:style-name="T2">\</text:span></text:p>
      <text:p text:style-name="P72"><text:s text:c="2"/>//<text:span text:style-name="T2">| <text:s text:c="6"/>\</text:span></text:p>
      <text:p text:style-name="P72"><text:s/>// <text:span text:style-name="T2">|________\</text:span></text:p>
      <text:p text:style-name="P68"/>
      <text:p text:style-name="P87">... <text:span text:style-name="T141">we could model the material as a network of atoms</text:span></text:p>
      <text:p text:style-name="P87"><text:s text:c="2"/></text:p>
      <text:p text:style-name="P87"><text:s text:c="3"/><text:span text:style-name="T141">atom </text:span></text:p>
      <text:p text:style-name="P87"><text:s text:c="3"/><text:span text:style-name="T141">| <text:s text:c="2"/>\</text:span></text:p>
      <text:p text:style-name="P87"><text:s text:c="3"/><text:span text:style-name="T141">atom–atom</text:span></text:p>
      <text:p text:style-name="P87"><text:s text:c="3"/><text:span text:style-name="T141">|</text:span> <text:s text:c="4"/><text:span text:style-name="T141">| <text:s/>\</text:span></text:p>
      <text:p text:style-name="P90"><text:s text:c="3"/><text:span text:style-name="T141">atom</text:span>–<text:span text:style-name="T141">atom–atom</text:span></text:p>
      <text:p text:style-name="P88"><text:s text:c="3"/><text:span text:style-name="T141">|</text:span> <text:s text:c="4"/><text:span text:style-name="T141">| <text:s/>\</text:span></text:p>
      <text:p text:style-name="P91"><text:s text:c="3"/><text:span text:style-name="T141">atom</text:span>–<text:span text:style-name="T141">atom–atom</text:span></text:p>
      <text:p text:style-name="P88"><text:s text:c="3"/><text:span text:style-name="T141">|</text:span> <text:s text:c="4"/><text:span text:style-name="T141">| <text:s/>\</text:span></text:p>
      <text:p text:style-name="P91"><text:s text:c="3"/><text:span text:style-name="T141">atom</text:span>–<text:span text:style-name="T141">atom–atom </text:span><text:s/><text:span text:style-name="T141">atom</text:span>–<text:span text:style-name="T141">atom–atom</text:span></text:p>
      <text:p text:style-name="P88"><text:s text:c="3"/><text:span text:style-name="T141">|</text:span> <text:s text:c="4"/><text:span text:style-name="T141">| <text:s/>\</text:span></text:p>
      <text:p text:style-name="P91"><text:s text:c="3"/><text:span text:style-name="T141">atom</text:span>–<text:span text:style-name="T141">atom–atom </text:span><text:s/><text:span text:style-name="T141">atom</text:span>–<text:span text:style-name="T141">atom–atom</text:span></text:p>
      <text:p text:style-name="P91"><text:s text:c="3"/><text:span text:style-name="T141">|</text:span></text:p>
      <text:p text:style-name="P91"><text:s text:c="3"/><text:span text:style-name="T141">atom</text:span>–<text:span text:style-name="T141">atom–atom</text:span> <text:span text:style-name="T141">atom</text:span>–<text:span text:style-name="T141">atom–atom</text:span></text:p>
      <text:p text:style-name="P91"/>
      <text:p text:style-name="P90"/>
      <text:p text:style-name="P101">Choosing atoms for nodes is too hard.</text:p>
      <text:p text:style-name="P74"/>
      <text:p text:style-name="P89"/>
      <text:p text:style-name="P104">each node is connected to some other nodes</text:p>
      <text:p text:style-name="P104"><text:tab/></text:p>
      <text:p text:style-name="P104"><text:tab/> <text:s text:c="5"/>n</text:p>
      <text:p text:style-name="P104"><text:soft-page-break/><text:s text:c="10"/>/</text:p>
      <text:p text:style-name="P104"><text:s text:c="9"/>/</text:p>
      <text:p text:style-name="P104">n --- ( N ) ---- n</text:p>
      <text:p text:style-name="P104"><text:s/><text:tab/> |</text:p>
      <text:p text:style-name="P104"><text:tab/> |</text:p>
      <text:p text:style-name="P104"><text:tab/> n</text:p>
      <text:p text:style-name="P104"/>
      <text:p text:style-name="P104"/>
      <text:p text:style-name="P105"><text:tab/> →<text:span text:style-name="T1"> dx</text:span></text:p>
      <text:p text:style-name="P105"><text:s text:c="12"/>/</text:p>
      <text:p text:style-name="P105"><text:s text:c="11"/>/ </text:p>
      <text:p text:style-name="P105"><text:span text:style-name="T1">n </text:span>--- ( <text:span text:style-name="T1">F</text:span> ) ---- <text:s/><text:span text:style-name="T1">← dx</text:span></text:p>
      <text:p text:style-name="P105"><text:s text:c="10"/>|</text:p>
      <text:p text:style-name="P105"><text:s text:c="10"/>|</text:p>
      <text:p text:style-name="P105"><text:s text:c="10"/>n</text:p>
      <text:p text:style-name="P104"/>
      <text:p text:style-name="P104"/>
      <text:p text:style-name="P104"/>
      <text:p text:style-name="P104"/>
      <text:p text:style-name="P106"/>
      <text:p text:style-name="P104"/>
      <text:p text:style-name="P104"/>
      <text:p text:style-name="P104"/>
      <text:p text:style-name="P107">if the nodes around it move, then </text:p>
      <text:p text:style-name="P104"/>
      <text:p text:style-name="P104"/>
      <text:p text:style-name="P104">force_from_move*move = force</text:p>
      <text:p text:style-name="P104"/>
      <text:p text:style-name="P104"/>
      <text:p text:style-name="P104"/>
      <text:p text:style-name="P75">I need to make a good drawing arm for a robot from a 3d printer.</text:p>
      <text:p text:style-name="P75"/>
      <text:p text:style-name="P75">Making the arm lighter means it will more likely work with a low-cost servo. <text:s/>The ideal </text:p>
      <text:p text:style-name="P75"/>
      <text:p text:style-name="P75"><text:s/>otherwise I need to pay more for a bett</text:p>
      <text:p text:style-name="P76"/>
      <text:p text:style-name="P76"/>
      <text:p text:style-name="P76"/>
      <text:p text:style-name="P76"/>
      <text:p text:style-name="P76"/>
      <text:p text:style-name="P75">A drawing robot I either need a super-lite plastic arm, b for a robot.</text:p>
      <text:p text:style-name="P102"/>
      <text:p text:style-name="P75">We </text:p>
      <text:p text:style-name="P104"/>
      <text:p text:style-name="P104"/>
      <text:p text:style-name="P104"/>
      <text:p text:style-name="P104"/>
      <text:p text:style-name="P104"/>
      <text:p text:style-name="P104"><text:soft-page-break/></text:p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>gl.drawingBufferHeight → </text:p>
      <text:p text:style-name="P104"/>
      <text:p text:style-name="P104"/>
      <text:p text:style-name="P104"/>
      <text:p text:style-name="P104"/>
      <text:p text:style-name="P103"/>
      <text:p text:style-name="P103"/>
      <text:p text:style-name="P103"/>
      <text:p text:style-name="P73">Two nodes are fixed.</text:p>
      <text:p text:style-name="P103"/>
      <text:p text:style-name="P108"><text:s/><text:tab/><text:span text:style-name="T10">X</text:span><text:span text:style-name="T9"><text:tab/><text:tab/><text:tab/><text:tab/></text:span><text:span text:style-name="T8"> <text:tab/></text:span><text:span text:style-name="T9">X</text:span></text:p>
      <text:p text:style-name="P108"><text:s text:c="2"/><text:tab/>| \<text:tab/><text:tab/><text:tab/><text:tab/><text:tab/>| \</text:p>
      <text:p text:style-name="P69"><text:s text:c="2"/><text:tab/>N - N <text:tab/><text:tab/><text:tab/> <text:s text:c="4"/>N - N </text:p>
      <text:p text:style-name="P69"><text:span text:style-name="T3"><text:s text:c="2"/><text:tab/>| /</text:span> | \ <text:s text:c="16"/><text:span text:style-name="T3">| /</text:span> | \ <text:s/><text:line-break/> <text:s/><text:tab/>N - N - N <text:s text:c="2"/><text:tab/><text:tab/><text:tab/>N - N - N </text:p>
      <text:p text:style-name="P69"><text:span text:style-name="T3"><text:s text:c="2"/><text:tab/>| /</text:span> | / <text:span text:style-name="T3">| \<text:tab/><text:tab/><text:tab/>| /</text:span> | / <text:span text:style-name="T3">| \<text:tab/></text:span> <text:s/><text:line-break/> <text:s/><text:tab/><text:span text:style-name="T12">X</text:span> - N – N – <text:span text:style-name="T3">N<text:tab/><text:tab/><text:tab/></text:span><text:span text:style-name="T11">X</text:span> - N – N - <text:span text:style-name="T3">N</text:span></text:p>
      <text:p text:style-name="P103"/>
      <text:p text:style-name="P103"/>
      <text:p text:style-name="P103"/>
      <text:p text:style-name="P108"><text:s/><text:tab/><text:span text:style-name="T10">X</text:span><text:span text:style-name="T9"><text:tab/><text:tab/><text:tab/><text:tab/></text:span><text:span text:style-name="T8"> <text:tab/></text:span><text:span text:style-name="T10">X</text:span></text:p>
      <text:p text:style-name="P108"><text:s text:c="2"/><text:tab/>| \<text:tab/><text:tab/><text:tab/><text:tab/><text:tab/>| \</text:p>
      <text:p text:style-name="P69"><text:s text:c="2"/><text:tab/>N - N <text:tab/><text:tab/><text:tab/> <text:s text:c="4"/>N - N <text:s/></text:p>
      <text:p text:style-name="P69"><text:span text:style-name="T3"><text:s text:c="2"/><text:tab/>| /</text:span> | \ <text:s text:c="16"/><text:span text:style-name="T13">|</text:span> <text:span text:style-name="T13"><text:s/>/</text:span> | \ <text:s/><text:line-break/> <text:s/><text:tab/>N - N - N <text:s text:c="2"/><text:tab/><text:tab/><text:tab/>N – <text:span text:style-name="T15">N</text:span><text:span text:style-name="T13">- </text:span><text:span text:style-name="T14">N</text:span></text:p>
      <text:p text:style-name="P69"><text:span text:style-name="T3"><text:s text:c="2"/><text:tab/>| /</text:span> | / <text:span text:style-name="T3">| \<text:tab/><text:tab/><text:tab/>| <text:s/>/</text:span> <text:s/>/<text:span text:style-name="T3">| <text:tab/></text:span> <text:s/><text:line-break/> <text:s/><text:tab/><text:span text:style-name="T12">X</text:span> - N – N – <text:span text:style-name="T3">N<text:tab/><text:tab/><text:tab/></text:span><text:span text:style-name="T12">X</text:span>-<text:span text:style-name="T14">N</text:span>– <text:span text:style-name="T14">N</text:span>– <text:span text:style-name="T16">N</text:span><text:span text:style-name="T3"> </text:span><text:span text:style-name="T18">&lt;--- Push</text:span></text:p>
      <text:p text:style-name="P103"/>
      <text:p text:style-name="P103"/>
      <text:p text:style-name="P103"/>
      <text:p text:style-name="P73">Two nodes are fixed.</text:p>
      <text:p text:style-name="P103"/>
      <text:p text:style-name="P108"><text:s/><text:tab/><text:span text:style-name="T9">X</text:span></text:p>
      <text:p text:style-name="P108"><text:s text:c="2"/><text:tab/>| \</text:p>
      <text:p text:style-name="P69"><text:s text:c="2"/><text:tab/>N - N </text:p>
      <text:p text:style-name="P69"><text:span text:style-name="T3"><text:s text:c="2"/><text:tab/>| /</text:span> | \ <text:s/><text:line-break/> <text:s/><text:tab/>N - N - N </text:p>
      <text:p text:style-name="P69"><text:span text:style-name="T3"><text:s text:c="2"/><text:tab/>| /</text:span> | / <text:span text:style-name="T3">| \</text:span><text:line-break/> <text:s/><text:tab/><text:span text:style-name="T11">X</text:span> - N – N - <text:span text:style-name="T3">N</text:span></text:p>
      <text:p text:style-name="P103"><text:tab/><text:tab/></text:p>
      <text:p text:style-name="P103"/>
      <text:p text:style-name="P103"/>
      <text:p text:style-name="P103"><text:soft-page-break/></text:p>
      <text:p text:style-name="P103"/>
      <text:p text:style-name="P103"/>
      <text:p text:style-name="P73">Two nodes are fixed.</text:p>
      <text:p text:style-name="P103"/>
      <text:p text:style-name="P108"><text:s/><text:tab/><text:span text:style-name="T9">X</text:span></text:p>
      <text:p text:style-name="P108"><text:s text:c="2"/><text:tab/>| \</text:p>
      <text:p text:style-name="P69"><text:s text:c="2"/><text:tab/>N - <text:s/>N </text:p>
      <text:p text:style-name="P69"><text:span text:style-name="T3"><text:s text:c="2"/><text:tab/>| /</text:span> <text:s/><text:span text:style-name="T4">\</text:span> \ _ <text:line-break/> <text:s/><text:tab/>N ––– <text:span text:style-name="T4">N </text:span>– N –––<text:span text:style-name="T4">&gt;</text:span> </text:p>
      <text:p text:style-name="P69"><text:span text:style-name="T3"><text:s text:c="2"/><text:tab/>| <text:s/>/ <text:s/></text:span>__/<text:line-break/> <text:s/><text:tab/><text:span text:style-name="T11">X</text:span> -N – N-<text:span text:style-name="T4">N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1-22T12:56:33.694837626</meta:creation-date>
    <meta:editing-duration>PT23H47M25S</meta:editing-duration>
    <meta:editing-cycles>242</meta:editing-cycles>
    <meta:generator>LibreOffice/6.4.7.2$Linux_X86_64 LibreOffice_project/40$Build-2</meta:generator>
    <dc:date>2021-11-03T19:54:56.311843261</dc:date>
    <meta:document-statistic meta:table-count="0" meta:image-count="0" meta:object-count="0" meta:page-count="13" meta:paragraph-count="323" meta:word-count="1520" meta:character-count="7709" meta:non-whitespace-character-count="5280"/>
  </office:meta>
</office:document-meta>
</file>